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title"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4" style:family="paragraph" style:parent-style-name="title" style:master-page-name="Standard">
      <style:paragraph-properties style:page-number="auto"/>
    </style:style>
    <style:style style:name="P5"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6" style:family="paragraph" style:parent-style-name="Heading_20_1_20_no_20_TOC">
      <style:paragraph-properties fo:margin-left="0in" fo:margin-right="0in" fo:text-indent="0in" style:auto-text-indent="false"/>
    </style:style>
    <style:style style:name="P7" style:family="paragraph" style:parent-style-name="Heading_20_1">
      <style:text-properties fo:language="en" fo:country="GB"/>
    </style:style>
    <style:style style:name="P8" style:family="paragraph" style:parent-style-name="Heading_20_1" style:master-page-name="Convert_20_1">
      <style:paragraph-properties style:page-number="auto"/>
    </style:style>
    <style:style style:name="P9"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3" style:family="paragraph" style:parent-style-name="Standard">
      <style:text-properties fo:language="none" fo:country="none" style:language-asian="none" style:country-asian="none"/>
    </style:style>
    <style:style style:name="P14" style:family="paragraph" style:parent-style-name="Standard" style:list-style-name="WW8Num48"/>
    <style:style style:name="P15" style:family="paragraph" style:parent-style-name="Standard" style:list-style-name="WW8Num63"/>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WW8Num24"/>
    <style:style style:name="P18" style:family="paragraph" style:parent-style-name="Standard" style:list-style-name="WW8Num52"/>
    <style:style style:name="P19" style:family="paragraph" style:parent-style-name="Standard" style:list-style-name="WW8Num56"/>
    <style:style style:name="P20" style:family="paragraph" style:parent-style-name="Standard" style:list-style-name="WW8Num23"/>
    <style:style style:name="P21" style:family="paragraph" style:parent-style-name="Standard" style:list-style-name="WW8Num17"/>
    <style:style style:name="P22" style:family="paragraph" style:parent-style-name="Standard" style:list-style-name="WW8Num55"/>
    <style:style style:name="P23" style:family="paragraph" style:parent-style-name="Standard" style:list-style-name="WW8Num38"/>
    <style:style style:name="P24" style:family="paragraph" style:parent-style-name="Standard">
      <style:text-properties fo:font-weight="bold" style:font-weight-asian="bold"/>
    </style:style>
    <style:style style:name="P25" style:family="paragraph" style:parent-style-name="Standard" style:list-style-name="WW8Num54"/>
    <style:style style:name="P26" style:family="paragraph" style:parent-style-name="Standard" style:list-style-name="WW8Num46"/>
    <style:style style:name="P27" style:family="paragraph" style:parent-style-name="Standard" style:list-style-name="WW8Num64"/>
    <style:style style:name="P28" style:family="paragraph" style:parent-style-name="Standard" style:list-style-name="WW8Num49"/>
    <style:style style:name="P29"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0"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1" style:family="paragraph" style:parent-style-name="Standard" style:list-style-name="WW8Num61"/>
    <style:style style:name="P32" style:family="paragraph" style:parent-style-name="Standard">
      <style:text-properties text:display="none"/>
    </style:style>
    <style:style style:name="P33" style:family="paragraph" style:parent-style-name="Standard">
      <style:text-properties style:font-name="Trebuchet MS" text:display="none"/>
    </style:style>
    <style:style style:name="P34" style:family="paragraph" style:parent-style-name="Standard">
      <style:text-properties style:font-name="Trebuchet MS" fo:font-size="11pt" fo:font-weight="bold" style:font-size-asian="11pt" style:font-weight-asian="bold"/>
    </style:style>
    <style:style style:name="P35" style:family="paragraph" style:parent-style-name="Standard" style:list-style-name="WW8Num35"/>
    <style:style style:name="P36" style:family="paragraph" style:parent-style-name="Standard" style:list-style-name="WW8Num51"/>
    <style:style style:name="P37" style:family="paragraph" style:parent-style-name="Standard" style:list-style-name="WW8Num29"/>
    <style:style style:name="P38" style:family="paragraph" style:parent-style-name="Standard" style:list-style-name="WW8Num15"/>
    <style:style style:name="P39" style:family="paragraph" style:parent-style-name="Standard">
      <style:paragraph-properties>
        <style:tab-stops>
          <style:tab-stop style:position="0.5in"/>
        </style:tab-stops>
      </style:paragraph-properties>
    </style:style>
    <style:style style:name="P40" style:family="paragraph" style:parent-style-name="Standard" style:list-style-name="WW8Num8"/>
    <style:style style:name="P41" style:family="paragraph" style:parent-style-name="Standard">
      <style:paragraph-properties>
        <style:tab-stops>
          <style:tab-stop style:position="0.75in"/>
        </style:tab-stops>
      </style:paragraph-properties>
    </style:style>
    <style:style style:name="P42" style:family="paragraph" style:parent-style-name="Standard" style:list-style-name="WW8Num40"/>
    <style:style style:name="P43" style:family="paragraph" style:parent-style-name="Standard" style:list-style-name="WW8Num18"/>
    <style:style style:name="P44" style:family="paragraph" style:parent-style-name="Standard" style:list-style-name="WW8Num58"/>
    <style:style style:name="P45" style:family="paragraph" style:parent-style-name="Standard" style:list-style-name="WW8Num19"/>
    <style:style style:name="P46" style:family="paragraph" style:parent-style-name="Standard" style:list-style-name="WW8Num50"/>
    <style:style style:name="P47" style:family="paragraph" style:parent-style-name="Standard">
      <style:text-properties style:font-size-complex="12pt"/>
    </style:style>
    <style:style style:name="P48" style:family="paragraph" style:parent-style-name="Standard" style:list-style-name="WW8Num41"/>
    <style:style style:name="P49" style:family="paragraph" style:parent-style-name="Standard" style:list-style-name="WW8Num27"/>
    <style:style style:name="P50" style:family="paragraph" style:parent-style-name="Standard" style:list-style-name="WW8Num53"/>
    <style:style style:name="P51" style:family="paragraph" style:parent-style-name="Standard" style:list-style-name="WW8Num22"/>
    <style:style style:name="P52" style:family="paragraph" style:parent-style-name="Standard" style:list-style-name="WW8Num33"/>
    <style:style style:name="P53" style:family="paragraph" style:parent-style-name="Standard" style:list-style-name="WW8Num26"/>
    <style:style style:name="P54" style:family="paragraph" style:parent-style-name="Standard" style:list-style-name="WW8Num57"/>
    <style:style style:name="P55" style:family="paragraph" style:parent-style-name="Standard" style:list-style-name="WW8Num62"/>
    <style:style style:name="P56" style:family="paragraph" style:parent-style-name="Standard" style:list-style-name="WW8Num21"/>
    <style:style style:name="P57" style:family="paragraph" style:parent-style-name="Standard" style:list-style-name="WW8Num14"/>
    <style:style style:name="P58" style:family="paragraph" style:parent-style-name="Standard" style:list-style-name="WW8Num43"/>
    <style:style style:name="P59" style:family="paragraph" style:parent-style-name="Standard" style:list-style-name="WW8Num32"/>
    <style:style style:name="P60" style:family="paragraph" style:parent-style-name="Standard" style:list-style-name="WW8Num39"/>
    <style:style style:name="P61" style:family="paragraph" style:parent-style-name="Standard" style:list-style-name="WW8Num37"/>
    <style:style style:name="P62" style:family="paragraph" style:parent-style-name="Standard" style:list-style-name="WW8Num45"/>
    <style:style style:name="P63" style:family="paragraph" style:parent-style-name="Standard">
      <style:paragraph-properties fo:margin-left="0.248in" fo:margin-right="0in" fo:text-indent="0in" style:auto-text-indent="false"/>
    </style:style>
    <style:style style:name="P64" style:family="paragraph" style:parent-style-name="Standard">
      <style:paragraph-properties fo:margin-left="0.248in" fo:margin-right="0in" fo:text-indent="0in" style:auto-text-indent="false"/>
      <style:text-properties fo:font-weight="bold" style:font-weight-asian="bold"/>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0in" fo:margin-right="0in" fo:text-indent="0in" style:auto-text-indent="false" style:snap-to-layout-grid="false"/>
    </style:style>
    <style:style style:name="P67"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68"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69" style:family="paragraph" style:parent-style-name="Standard">
      <style:paragraph-properties fo:margin-left="0in" fo:margin-right="0in" fo:text-align="start" style:justify-single-word="false" fo:text-indent="0in" style:auto-text-indent="false"/>
    </style:style>
    <style:style style:name="P70" style:family="paragraph" style:parent-style-name="Standard">
      <style:paragraph-properties fo:margin-top="0in" fo:margin-bottom="0in"/>
    </style:style>
    <style:style style:name="P71" style:family="paragraph" style:parent-style-name="Standard">
      <style:paragraph-properties fo:margin-top="0in" fo:margin-bottom="0in" fo:text-align="start" style:justify-single-word="false"/>
    </style:style>
    <style:style style:name="P7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9"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80" style:family="paragraph" style:parent-style-name="Standard" style:list-style-name="WW8Num36">
      <style:paragraph-properties fo:margin-top="0in" fo:margin-bottom="0in" fo:text-align="start" style:justify-single-word="false" fo:orphans="0" fo:widows="0" style:text-autospace="none"/>
    </style:style>
    <style:style style:name="P81" style:family="paragraph" style:parent-style-name="Standard" style:list-style-name="WW8Num59">
      <style:paragraph-properties fo:margin-top="0in" fo:margin-bottom="0in" fo:text-align="start" style:justify-single-word="false" fo:orphans="0" fo:widows="0" style:text-autospace="none">
        <style:tab-stops>
          <style:tab-stop style:position="0.3in"/>
        </style:tab-stops>
      </style:paragraph-properties>
    </style:style>
    <style:style style:name="P82"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83" style:family="paragraph" style:parent-style-name="Standard" style:list-style-name="WW8Num8">
      <style:paragraph-properties fo:margin-top="0in" fo:margin-bottom="0in" fo:text-align="start" style:justify-single-word="false" fo:orphans="0" fo:widows="0" style:text-autospace="none"/>
    </style:style>
    <style:style style:name="P84" style:family="paragraph" style:parent-style-name="Standard">
      <style:paragraph-properties fo:margin-top="0in" fo:margin-bottom="0in" fo:text-align="start" style:justify-single-word="false" style:snap-to-layout-grid="false"/>
    </style:style>
    <style:style style:name="P85" style:family="paragraph" style:parent-style-name="Standard">
      <style:paragraph-properties fo:margin-left="0.2957in" fo:margin-right="0in" fo:text-indent="-0.2957in" style:auto-text-indent="false"/>
    </style:style>
    <style:style style:name="P86"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87"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8" style:family="paragraph" style:parent-style-name="Standard">
      <style:paragraph-properties fo:margin-left="0.748in" fo:margin-right="0in" fo:text-indent="0in" style:auto-text-indent="false"/>
    </style:style>
    <style:style style:name="P89" style:family="paragraph" style:parent-style-name="Standard">
      <style:paragraph-properties fo:margin-left="0.748in" fo:margin-right="0in" fo:text-indent="0in" style:auto-text-indent="false"/>
      <style:text-properties style:font-name="Trebuchet MS" fo:font-size="11pt" style:font-size-asian="11pt"/>
    </style:style>
    <style:style style:name="P90" style:family="paragraph" style:parent-style-name="Standard">
      <style:paragraph-properties fo:margin-top="0.0799in" fo:margin-bottom="0in"/>
    </style:style>
    <style:style style:name="P91" style:family="paragraph" style:parent-style-name="Standard" style:list-style-name="WW8Num8">
      <style:paragraph-properties fo:margin-top="0.0799in" fo:margin-bottom="0in" fo:text-align="start" style:justify-single-word="false" fo:orphans="0" fo:widows="0" style:text-autospace="none"/>
    </style:style>
    <style:style style:name="P92" style:family="paragraph" style:parent-style-name="Standard">
      <style:paragraph-properties fo:margin-left="1in" fo:margin-right="0in" fo:text-indent="-0.25in" style:auto-text-indent="false">
        <style:tab-stops>
          <style:tab-stop style:position="0.75in"/>
        </style:tab-stops>
      </style:paragraph-properties>
    </style:style>
    <style:style style:name="P93" style:family="paragraph" style:parent-style-name="Standard">
      <style:paragraph-properties fo:margin-left="0.5in" fo:margin-right="0in" fo:text-indent="-0.25in" style:auto-text-indent="false">
        <style:tab-stops>
          <style:tab-stop style:position="0.5in"/>
        </style:tab-stops>
      </style:paragraph-properties>
    </style:style>
    <style:style style:name="P94"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95"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96"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7" style:family="paragraph" style:parent-style-name="Standard">
      <style:paragraph-properties fo:margin-left="1.5in" fo:margin-right="0in" fo:text-align="start" style:justify-single-word="false" fo:text-indent="0in" style:auto-text-indent="false"/>
    </style:style>
    <style:style style:name="P98" style:family="paragraph" style:parent-style-name="Standard">
      <style:paragraph-properties fo:margin-left="0.498in" fo:margin-right="0in" fo:text-indent="0in" style:auto-text-indent="false"/>
    </style:style>
    <style:style style:name="P99" style:family="paragraph" style:parent-style-name="Standard">
      <style:paragraph-properties fo:margin-left="0.4925in" fo:margin-right="0in" fo:text-indent="0in" style:auto-text-indent="false"/>
    </style:style>
    <style:style style:name="P100" style:family="paragraph" style:parent-style-name="Standard" style:list-style-name="WW8Num18">
      <style:paragraph-properties fo:margin-left="1.498in" fo:margin-right="0in" fo:text-indent="-0.25in" style:auto-text-indent="false"/>
    </style:style>
    <style:style style:name="P101" style:family="paragraph" style:parent-style-name="Standard">
      <style:paragraph-properties fo:margin-left="0.7425in" fo:margin-right="0in" fo:text-indent="0in" style:auto-text-indent="false"/>
    </style:style>
    <style:style style:name="P102" style:family="paragraph" style:parent-style-name="Standard" style:list-style-name="WW8Num58">
      <style:paragraph-properties fo:margin-left="0.7874in" fo:margin-right="0in" fo:text-indent="-0.25in" style:auto-text-indent="false"/>
    </style:style>
    <style:style style:name="P103" style:family="paragraph" style:parent-style-name="Standard" style:list-style-name="WW8Num16">
      <style:paragraph-properties fo:margin-left="0.7874in" fo:margin-right="0in" fo:text-indent="-0.25in" style:auto-text-indent="false"/>
    </style:style>
    <style:style style:name="P104" style:family="paragraph" style:parent-style-name="Standard">
      <style:paragraph-properties fo:margin-left="1.0835in" fo:margin-right="0in" fo:text-align="start" style:justify-single-word="false" fo:text-indent="0in" style:auto-text-indent="false"/>
    </style:style>
    <style:style style:name="P105" style:family="paragraph" style:parent-style-name="Standard" style:list-style-name="WW8Num58">
      <style:paragraph-properties fo:margin-left="0.7874in" fo:margin-right="0in" fo:text-indent="-0.2953in" style:auto-text-indent="false"/>
    </style:style>
    <style:style style:name="P106" style:family="paragraph" style:parent-style-name="Standard" style:list-style-name="WW8Num18">
      <style:paragraph-properties fo:margin-left="0.7874in" fo:margin-right="0in" fo:text-indent="-0.2953in" style:auto-text-indent="false"/>
    </style:style>
    <style:style style:name="P107" style:family="paragraph" style:parent-style-name="Standard">
      <style:paragraph-properties fo:margin-left="0.002in" fo:margin-right="0in" fo:text-indent="0in" style:auto-text-indent="false"/>
    </style:style>
    <style:style style:name="P108" style:family="paragraph" style:parent-style-name="Standard">
      <style:paragraph-properties fo:margin-left="0in" fo:margin-right="0in" fo:text-indent="0.2957in" style:auto-text-indent="false"/>
    </style:style>
    <style:style style:name="P109" style:family="paragraph" style:parent-style-name="Standard">
      <style:paragraph-properties fo:margin-left="0.002in" fo:margin-right="0in" fo:text-indent="0.2937in" style:auto-text-indent="false"/>
    </style:style>
    <style:style style:name="P110" style:family="paragraph" style:parent-style-name="Standard" style:list-style-name="WW8Num21">
      <style:paragraph-properties fo:margin-left="0.5in" fo:margin-right="0in" fo:text-indent="-0.252in" style:auto-text-indent="false"/>
    </style:style>
    <style:style style:name="T1" style:family="text">
      <style:text-properties fo:font-style="italic" style:font-style-asian="italic"/>
    </style:style>
    <style:style style:name="T2" style:family="text"/>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style:language-complex="none" style:country-complex="none"/>
    </style:style>
    <style:style style:name="T10" style:family="text">
      <style:text-properties fo:language="en" fo:country="GB"/>
    </style:style>
    <style:style style:name="T11" style:family="text">
      <style:text-properties fo:language="en" fo:country="GB" style:font-size-complex="11pt"/>
    </style:style>
    <style:style style:name="T12" style:family="text">
      <style:text-properties style:text-position="super 58%"/>
    </style:style>
    <style:style style:name="T13" style:family="text">
      <style:text-properties style:font-name="Trebuchet MS" fo:font-size="11pt" fo:font-weight="bold" style:font-size-asian="11pt" style:font-weight-asian="bold"/>
    </style:style>
    <style:style style:name="T14" style:family="text">
      <style:text-properties style:font-name="Trebuchet MS" fo:font-size="11pt" fo:language="en" fo:country="GB" fo:font-weight="bold" style:font-size-asian="11pt" style:font-weight-asian="bold"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fo:color="#333333" style:font-name="Trebuchet MS" fo:font-size="11pt" fo:language="en" fo:country="GB" fo:font-style="italic" style:font-size-asian="11pt" style:font-style-asian="italic" style:font-size-complex="11pt"/>
    </style:style>
    <style:style style:name="T17" style:family="text">
      <style:text-properties style:text-position="40% 100%" style:font-name="Trebuchet MS" fo:font-size="11pt" fo:language="en" fo:country="GB" style:font-size-asian="11pt" style:font-size-complex="11pt"/>
    </style:style>
    <style:style style:name="T18" style:family="text">
      <style:text-properties fo:language="it" fo:country="IT"/>
    </style:style>
    <style:style style:name="T19" style:family="text">
      <style:text-properties style:font-weight-complex="bold"/>
    </style:style>
    <style:style style:name="T20" style:family="text">
      <style:text-properties style:font-style-complex="italic"/>
    </style:style>
    <style:style style:name="T21" style:family="text">
      <style:text-properties style:font-size-complex="12pt"/>
    </style:style>
    <style:style style:name="T22" style:family="text">
      <style:text-properties fo:color="#993300" style:font-size-complex="12pt"/>
    </style:style>
    <style:style style:name="T23" style:family="text">
      <style:text-properties fo:color="#993300" fo:language="it" fo:country="IT" style:font-size-complex="12pt"/>
    </style:style>
    <style:style style:name="T24" style:family="text">
      <style:text-properties style:font-name="Monaco" fo:font-size="10pt" fo:language="it" fo:country="IT" style:font-size-asian="10pt" style:font-name-complex="Monaco"/>
    </style:style>
    <style:style style:name="T25"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9855471701208" text:id="ct139855471701208">
          <text:insertion>
            <office:change-info>
              <dc:creator>Fabio Vitali</dc:creator>
              <dc:date>2011-07-14T18:44:00</dc:date>
            </office:change-info>
          </text:insertion>
        </text:changed-region>
        <text:changed-region xml:id="ct139855471701400" text:id="ct139855471701400">
          <text:insertion>
            <office:change-info>
              <dc:creator>Fabio Vitali</dc:creator>
              <dc:date>2011-07-14T18:45:00</dc:date>
            </office:change-info>
          </text:insertion>
        </text:changed-region>
        <text:changed-region xml:id="ct139855469231880" text:id="ct139855469231880">
          <text:deletion>
            <office:change-info>
              <dc:creator>Fabio Vitali</dc:creator>
              <dc:date>2011-07-14T18:00:00</dc:date>
            </office:change-info>
            <text:p text:style-name="P1">1</text:p>
          </text:deletion>
        </text:changed-region>
        <text:changed-region xml:id="ct139855469231496" text:id="ct139855469231496">
          <text:insertion>
            <office:change-info>
              <dc:creator>Fabio Vitali</dc:creator>
              <dc:date>2011-07-14T18:00:00</dc:date>
            </office:change-info>
          </text:insertion>
        </text:changed-region>
        <text:changed-region xml:id="ct139855466336272" text:id="ct139855466336272">
          <text:deletion>
            <office:change-info>
              <dc:creator>Fabio Vitali</dc:creator>
              <dc:date>2011-07-14T18:00:00</dc:date>
            </office:change-info>
            <text:p text:style-name="P2"><text:span text:style-name="T1">Tentative </text:span></text:p>
          </text:deletion>
        </text:changed-region>
        <text:changed-region xml:id="ct139855466336656" text:id="ct139855466336656">
          <text:deletion>
            <office:change-info>
              <dc:creator>Fabio Vitali</dc:creator>
              <dc:date>2011-07-14T18:00:00</dc:date>
            </office:change-info>
            <text:p text:style-name="P2"><text:span text:style-name="T1">31 Marc</text:span></text:p>
          </text:deletion>
        </text:changed-region>
        <text:changed-region xml:id="ct139855469231688" text:id="ct139855469231688">
          <text:insertion>
            <office:change-info>
              <dc:creator>Fabio Vitali</dc:creator>
              <dc:date>2011-07-14T18:00:00</dc:date>
            </office:change-info>
          </text:insertion>
        </text:changed-region>
        <text:changed-region xml:id="ct139855466336464" text:id="ct139855466336464">
          <text:deletion>
            <office:change-info>
              <dc:creator>Fabio Vitali</dc:creator>
              <dc:date>2011-07-14T18:00:00</dc:date>
            </office:change-info>
            <text:p text:style-name="P2"><text:span text:style-name="T1">h</text:span></text:p>
          </text:deletion>
        </text:changed-region>
        <text:changed-region xml:id="ct139855466339152" text:id="ct139855466339152">
          <text:deletion>
            <office:change-info>
              <dc:creator>Fabio Vitali</dc:creator>
              <dc:date>2011-07-14T18:01:00</dc:date>
            </office:change-info>
            <text:p text:style-name="Standard">1.0</text:p>
          </text:deletion>
        </text:changed-region>
        <text:changed-region xml:id="ct139855466338192" text:id="ct139855466338192">
          <text:insertion>
            <office:change-info>
              <dc:creator>Fabio Vitali</dc:creator>
              <dc:date>2011-07-14T18:01:00</dc:date>
            </office:change-info>
          </text:insertion>
        </text:changed-region>
        <text:changed-region xml:id="ct139855466339344" text:id="ct139855466339344">
          <text:deletion>
            <office:change-info>
              <dc:creator>Fabio Vitali</dc:creator>
              <dc:date>2011-07-14T18:01:00</dc:date>
            </office:change-info>
            <text:p text:style-name="Standard">1.0</text:p>
          </text:deletion>
        </text:changed-region>
        <text:changed-region xml:id="ct139855466337808" text:id="ct139855466337808">
          <text:insertion>
            <office:change-info>
              <dc:creator>Fabio Vitali</dc:creator>
              <dc:date>2011-07-14T18:01:00</dc:date>
            </office:change-info>
          </text:insertion>
        </text:changed-region>
        <text:changed-region xml:id="ct139855466339536" text:id="ct139855466339536">
          <text:deletion>
            <office:change-info>
              <dc:creator>Fabio Vitali</dc:creator>
              <dc:date>2011-07-14T18:01:00</dc:date>
            </office:change-info>
            <text:p text:style-name="Standard">1.0</text:p>
          </text:deletion>
        </text:changed-region>
        <text:changed-region xml:id="ct139855466337616" text:id="ct139855466337616">
          <text:insertion>
            <office:change-info>
              <dc:creator>Fabio Vitali</dc:creator>
              <dc:date>2011-07-14T18:01:00</dc:date>
            </office:change-info>
          </text:insertion>
        </text:changed-region>
        <text:changed-region xml:id="ct139855466341144" text:id="ct139855466341144">
          <text:insertion>
            <office:change-info>
              <dc:creator>Fabio Vitali</dc:creator>
              <dc:date>2011-07-14T18:06:00</dc:date>
            </office:change-info>
          </text:insertion>
        </text:changed-region>
        <text:changed-region xml:id="ct139855466339728" text:id="ct139855466339728">
          <text:deletion>
            <office:change-info>
              <dc:creator>Fabio Vitali</dc:creator>
              <dc:date>2011-07-14T18:01:00</dc:date>
            </office:change-info>
            <text:p text:style-name="Standard"><text:span text:style-name="code">1.0</text:span></text:p>
          </text:deletion>
        </text:changed-region>
        <text:changed-region xml:id="ct139855466337040" text:id="ct139855466337040">
          <text:insertion>
            <office:change-info>
              <dc:creator>Fabio Vitali</dc:creator>
              <dc:date>2011-07-14T18:01:00</dc:date>
            </office:change-info>
          </text:insertion>
        </text:changed-region>
        <text:changed-region xml:id="ct139855466342680" text:id="ct139855466342680">
          <text:insertion>
            <office:change-info>
              <dc:creator>Fabio Vitali</dc:creator>
              <dc:date>2011-07-14T18:09:00</dc:date>
            </office:change-info>
          </text:insertion>
        </text:changed-region>
        <text:changed-region xml:id="ct139855466340376" text:id="ct139855466340376">
          <text:insertion>
            <office:change-info>
              <dc:creator>Fabio Vitali</dc:creator>
              <dc:date>2011-07-14T18:03:00</dc:date>
            </office:change-info>
          </text:insertion>
        </text:changed-region>
        <text:changed-region xml:id="ct139855466340952" text:id="ct139855466340952">
          <text:insertion>
            <office:change-info>
              <dc:creator>Fabio Vitali</dc:creator>
              <dc:date>2011-07-14T18:05:00</dc:date>
            </office:change-info>
          </text:insertion>
        </text:changed-region>
        <text:changed-region xml:id="ct139855466339920" text:id="ct139855466339920">
          <text:insertion>
            <office:change-info>
              <dc:creator>Fabio Vitali</dc:creator>
              <dc:date>2011-07-14T18:03:00</dc:date>
            </office:change-info>
          </text:insertion>
        </text:changed-region>
        <text:changed-region xml:id="ct139855466277136" text:id="ct139855466277136">
          <text:insertion>
            <office:change-info>
              <dc:creator>Fabio Vitali</dc:creator>
              <dc:date>2011-07-15T09:37:00</dc:date>
            </office:change-info>
          </text:insertion>
        </text:changed-region>
        <text:changed-region xml:id="ct139855466340112" text:id="ct139855466340112">
          <text:insertion>
            <office:change-info>
              <dc:creator>Fabio Vitali</dc:creator>
              <dc:date>2011-07-14T18:03:00</dc:date>
            </office:change-info>
          </text:insertion>
        </text:changed-region>
        <text:changed-region xml:id="ct139855466277328" text:id="ct139855466277328">
          <text:insertion>
            <office:change-info>
              <dc:creator>Fabio Vitali</dc:creator>
              <dc:date>2011-07-15T09:38:00</dc:date>
            </office:change-info>
          </text:insertion>
        </text:changed-region>
        <text:changed-region xml:id="ct139855466340568" text:id="ct139855466340568">
          <text:insertion>
            <office:change-info>
              <dc:creator>Fabio Vitali</dc:creator>
              <dc:date>2011-07-14T18:03:00</dc:date>
            </office:change-info>
          </text:insertion>
        </text:changed-region>
        <text:changed-region xml:id="ct139855466341720" text:id="ct139855466341720">
          <text:insertion>
            <office:change-info>
              <dc:creator>Fabio Vitali</dc:creator>
              <dc:date>2011-07-14T18:07:00</dc:date>
            </office:change-info>
          </text:insertion>
        </text:changed-region>
        <text:changed-region xml:id="ct139855466342296" text:id="ct139855466342296">
          <text:insertion>
            <office:change-info>
              <dc:creator>Fabio Vitali</dc:creator>
              <dc:date>2011-07-14T18:08:00</dc:date>
            </office:change-info>
          </text:insertion>
        </text:changed-region>
        <text:changed-region xml:id="ct139855466341336" text:id="ct139855466341336">
          <text:insertion>
            <office:change-info>
              <dc:creator>Fabio Vitali</dc:creator>
              <dc:date>2011-07-14T18:07:00</dc:date>
            </office:change-info>
          </text:insertion>
        </text:changed-region>
        <text:changed-region xml:id="ct139855466341912" text:id="ct139855466341912">
          <text:insertion>
            <office:change-info>
              <dc:creator>Fabio Vitali</dc:creator>
              <dc:date>2011-07-14T18:08:00</dc:date>
            </office:change-info>
          </text:insertion>
        </text:changed-region>
        <text:changed-region xml:id="ct139855466341528" text:id="ct139855466341528">
          <text:insertion>
            <office:change-info>
              <dc:creator>Fabio Vitali</dc:creator>
              <dc:date>2011-07-14T18:07:00</dc:date>
            </office:change-info>
          </text:insertion>
        </text:changed-region>
        <text:changed-region xml:id="ct139855466277520" text:id="ct139855466277520">
          <text:insertion>
            <office:change-info>
              <dc:creator>Fabio Vitali</dc:creator>
              <dc:date>2011-07-15T09:38:00</dc:date>
            </office:change-info>
          </text:insertion>
        </text:changed-region>
        <text:changed-region xml:id="ct139855466342104" text:id="ct139855466342104">
          <text:insertion>
            <office:change-info>
              <dc:creator>Fabio Vitali</dc:creator>
              <dc:date>2011-07-14T18:08:00</dc:date>
            </office:change-info>
          </text:insertion>
        </text:changed-region>
        <text:changed-region xml:id="ct139855466340760" text:id="ct139855466340760">
          <text:insertion>
            <office:change-info>
              <dc:creator>Fabio Vitali</dc:creator>
              <dc:date>2011-07-14T18:05:00</dc:date>
            </office:change-info>
          </text:insertion>
        </text:changed-region>
        <text:changed-region xml:id="ct139855466338576" text:id="ct139855466338576">
          <text:deletion>
            <office:change-info>
              <dc:creator>Fabio Vitali</dc:creator>
              <dc:date>2011-07-14T18:01:00</dc:date>
            </office:change-info>
            <text:p text:style-name="Standard">1.0</text:p>
          </text:deletion>
        </text:changed-region>
        <text:changed-region xml:id="ct139855466337232" text:id="ct139855466337232">
          <text:insertion>
            <office:change-info>
              <dc:creator>Fabio Vitali</dc:creator>
              <dc:date>2011-07-14T18:01:00</dc:date>
            </office:change-info>
          </text:insertion>
        </text:changed-region>
        <text:changed-region xml:id="ct139855466277712" text:id="ct139855466277712">
          <text:insertion>
            <office:change-info>
              <dc:creator>Fabio Vitali</dc:creator>
              <dc:date>2011-07-15T09:39:00</dc:date>
            </office:change-info>
          </text:insertion>
        </text:changed-region>
        <text:changed-region xml:id="ct139855466338960" text:id="ct139855466338960">
          <text:deletion>
            <office:change-info>
              <dc:creator>Fabio Vitali</dc:creator>
              <dc:date>2011-07-14T18:01:00</dc:date>
            </office:change-info>
            <text:p text:style-name="Standard">1.0</text:p>
          </text:deletion>
        </text:changed-region>
        <text:changed-region xml:id="ct139855466338000" text:id="ct139855466338000">
          <text:insertion>
            <office:change-info>
              <dc:creator>Fabio Vitali</dc:creator>
              <dc:date>2011-07-14T18:01:00</dc:date>
            </office:change-info>
          </text:insertion>
        </text:changed-region>
        <text:changed-region xml:id="ct139855466338384" text:id="ct139855466338384">
          <text:deletion>
            <office:change-info>
              <dc:creator>Fabio Vitali</dc:creator>
              <dc:date>2011-07-14T18:01:00</dc:date>
            </office:change-info>
            <text:p text:style-name="Standard">1.0</text:p>
          </text:deletion>
        </text:changed-region>
        <text:changed-region xml:id="ct139855466337424" text:id="ct139855466337424">
          <text:insertion>
            <office:change-info>
              <dc:creator>Fabio Vitali</dc:creator>
              <dc:date>2011-07-14T18:01:00</dc:date>
            </office:change-info>
          </text:insertion>
        </text:changed-region>
        <text:changed-region xml:id="ct139855466338768" text:id="ct139855466338768">
          <text:deletion>
            <office:change-info>
              <dc:creator>Fabio Vitali</dc:creator>
              <dc:date>2011-07-14T18:01:00</dc:date>
            </office:change-info>
            <text:p text:style-name="Standard">1.0</text:p>
          </text:deletion>
        </text:changed-region>
        <text:changed-region xml:id="ct139855466336848" text:id="ct139855466336848">
          <text:insertion>
            <office:change-info>
              <dc:creator>Fabio Vitali</dc:creator>
              <dc:date>2011-07-14T18:01:00</dc:date>
            </office:change-info>
          </text:insertion>
        </text:changed-region>
        <text:changed-region xml:id="ct139855466342488" text:id="ct139855466342488">
          <text:insertion>
            <office:change-info>
              <dc:creator>Fabio Vitali</dc:creator>
              <dc:date>2011-07-14T18:09:00</dc:date>
            </office:change-info>
          </text:insertion>
        </text:changed-region>
        <text:changed-region xml:id="ct139855466358664" text:id="ct139855466358664">
          <text:insertion>
            <office:change-info>
              <dc:creator>Fabio Vitali</dc:creator>
              <dc:date>2011-07-14T18:10:00</dc:date>
            </office:change-info>
          </text:insertion>
        </text:changed-region>
        <text:changed-region xml:id="ct139855466360392" text:id="ct139855466360392">
          <text:insertion>
            <office:change-info>
              <dc:creator>Fabio Vitali</dc:creator>
              <dc:date>2011-07-14T18:13:00</dc:date>
            </office:change-info>
          </text:insertion>
        </text:changed-region>
        <text:changed-region xml:id="ct139855466358088" text:id="ct139855466358088">
          <text:insertion>
            <office:change-info>
              <dc:creator>Fabio Vitali</dc:creator>
              <dc:date>2011-07-14T18:10:00</dc:date>
            </office:change-info>
          </text:insertion>
        </text:changed-region>
        <text:changed-region xml:id="ct139855466359624" text:id="ct139855466359624">
          <text:insertion>
            <office:change-info>
              <dc:creator>Fabio Vitali</dc:creator>
              <dc:date>2011-07-14T18:12:00</dc:date>
            </office:change-info>
          </text:insertion>
        </text:changed-region>
        <text:changed-region xml:id="ct139855466359048" text:id="ct139855466359048">
          <text:insertion>
            <office:change-info>
              <dc:creator>Fabio Vitali</dc:creator>
              <dc:date>2011-07-14T18:10:00</dc:date>
            </office:change-info>
          </text:insertion>
        </text:changed-region>
        <text:changed-region xml:id="ct139855466359432" text:id="ct139855466359432">
          <text:insertion>
            <office:change-info>
              <dc:creator>Fabio Vitali</dc:creator>
              <dc:date>2011-07-14T18:11:00</dc:date>
            </office:change-info>
          </text:insertion>
        </text:changed-region>
        <text:changed-region xml:id="ct139855466358856" text:id="ct139855466358856">
          <text:insertion>
            <office:change-info>
              <dc:creator>Fabio Vitali</dc:creator>
              <dc:date>2011-07-14T18:10:00</dc:date>
            </office:change-info>
          </text:insertion>
        </text:changed-region>
        <text:changed-region xml:id="ct139855466358472" text:id="ct139855466358472">
          <text:insertion>
            <office:change-info>
              <dc:creator>Fabio Vitali</dc:creator>
              <dc:date>2011-07-14T18:11:00</dc:date>
            </office:change-info>
          </text:insertion>
        </text:changed-region>
        <text:changed-region xml:id="ct139855466359816" text:id="ct139855466359816">
          <text:insertion>
            <office:change-info>
              <dc:creator>Fabio Vitali</dc:creator>
              <dc:date>2011-07-14T18:12:00</dc:date>
            </office:change-info>
          </text:insertion>
        </text:changed-region>
        <text:changed-region xml:id="ct139855466360200" text:id="ct139855466360200">
          <text:insertion>
            <office:change-info>
              <dc:creator>Fabio Vitali</dc:creator>
              <dc:date>2011-07-14T18:13:00</dc:date>
            </office:change-info>
          </text:insertion>
        </text:changed-region>
        <text:changed-region xml:id="ct139855466360008" text:id="ct139855466360008">
          <text:insertion>
            <office:change-info>
              <dc:creator>Fabio Vitali</dc:creator>
              <dc:date>2011-07-14T18:12:00</dc:date>
            </office:change-info>
          </text:insertion>
        </text:changed-region>
        <text:changed-region xml:id="ct139855466360584" text:id="ct139855466360584">
          <text:insertion>
            <office:change-info>
              <dc:creator>Fabio Vitali</dc:creator>
              <dc:date>2011-07-14T18:13:00</dc:date>
            </office:change-info>
          </text:insertion>
        </text:changed-region>
        <text:changed-region xml:id="ct139855466360848" text:id="ct139855466360848">
          <text:insertion>
            <office:change-info>
              <dc:creator>Fabio Vitali</dc:creator>
              <dc:date>2011-07-14T18:14:00</dc:date>
            </office:change-info>
          </text:insertion>
        </text:changed-region>
        <text:changed-region xml:id="ct139855466355352" text:id="ct139855466355352">
          <text:insertion>
            <office:change-info>
              <dc:creator>Fabio Vitali</dc:creator>
              <dc:date>2011-07-14T18:10:00</dc:date>
            </office:change-info>
          </text:insertion>
        </text:changed-region>
        <text:changed-region xml:id="ct139855466361040" text:id="ct139855466361040">
          <text:insertion>
            <office:change-info>
              <dc:creator>Fabio Vitali</dc:creator>
              <dc:date>2011-07-14T18:30:00</dc:date>
            </office:change-info>
          </text:insertion>
        </text:changed-region>
        <text:changed-region xml:id="ct139855466362000" text:id="ct139855466362000">
          <text:insertion>
            <office:change-info>
              <dc:creator>Fabio Vitali</dc:creator>
              <dc:date>2011-07-14T18:37:00</dc:date>
            </office:change-info>
          </text:insertion>
        </text:changed-region>
        <text:changed-region xml:id="ct139855466361424" text:id="ct139855466361424">
          <text:insertion>
            <office:change-info>
              <dc:creator>Fabio Vitali</dc:creator>
              <dc:date>2011-07-14T18:30:00</dc:date>
            </office:change-info>
          </text:insertion>
        </text:changed-region>
        <text:changed-region xml:id="ct139855466361232" text:id="ct139855466361232">
          <text:insertion>
            <office:change-info>
              <dc:creator>Fabio Vitali</dc:creator>
              <dc:date>2011-07-14T18:37:00</dc:date>
            </office:change-info>
          </text:insertion>
        </text:changed-region>
        <text:changed-region xml:id="ct139855466361616" text:id="ct139855466361616">
          <text:insertion>
            <office:change-info>
              <dc:creator>Fabio Vitali</dc:creator>
              <dc:date>2011-07-14T18:30:00</dc:date>
            </office:change-info>
          </text:insertion>
        </text:changed-region>
        <text:changed-region xml:id="ct139855466362384" text:id="ct139855466362384">
          <text:insertion>
            <office:change-info>
              <dc:creator>Fabio Vitali</dc:creator>
              <dc:date>2011-07-14T18:38:00</dc:date>
            </office:change-info>
          </text:insertion>
        </text:changed-region>
        <text:changed-region xml:id="ct139855466364112" text:id="ct139855466364112">
          <text:insertion>
            <office:change-info>
              <dc:creator>Fabio Vitali</dc:creator>
              <dc:date>2011-07-14T18:39:00</dc:date>
            </office:change-info>
          </text:insertion>
        </text:changed-region>
        <text:changed-region xml:id="ct139855466362576" text:id="ct139855466362576">
          <text:insertion>
            <office:change-info>
              <dc:creator>Fabio Vitali</dc:creator>
              <dc:date>2011-07-14T18:38:00</dc:date>
            </office:change-info>
          </text:insertion>
        </text:changed-region>
        <text:changed-region xml:id="ct139855466363536" text:id="ct139855466363536">
          <text:insertion>
            <office:change-info>
              <dc:creator>Fabio Vitali</dc:creator>
              <dc:date>2011-07-14T18:39:00</dc:date>
            </office:change-info>
          </text:insertion>
        </text:changed-region>
        <text:changed-region xml:id="ct139855466362768" text:id="ct139855466362768">
          <text:insertion>
            <office:change-info>
              <dc:creator>Fabio Vitali</dc:creator>
              <dc:date>2011-07-14T18:38:00</dc:date>
            </office:change-info>
          </text:insertion>
        </text:changed-region>
        <text:changed-region xml:id="ct139855466362960" text:id="ct139855466362960">
          <text:insertion>
            <office:change-info>
              <dc:creator>Fabio Vitali</dc:creator>
              <dc:date>2011-07-14T18:39:00</dc:date>
            </office:change-info>
          </text:insertion>
        </text:changed-region>
        <text:changed-region xml:id="ct139855466362192" text:id="ct139855466362192">
          <text:insertion>
            <office:change-info>
              <dc:creator>Fabio Vitali</dc:creator>
              <dc:date>2011-07-14T18:38:00</dc:date>
            </office:change-info>
          </text:insertion>
        </text:changed-region>
        <text:changed-region xml:id="ct139855466363728" text:id="ct139855466363728">
          <text:insertion>
            <office:change-info>
              <dc:creator>Fabio Vitali</dc:creator>
              <dc:date>2011-07-14T18:39:00</dc:date>
            </office:change-info>
          </text:insertion>
        </text:changed-region>
        <text:changed-region xml:id="ct139855466364304" text:id="ct139855466364304">
          <text:insertion>
            <office:change-info>
              <dc:creator>Fabio Vitali</dc:creator>
              <dc:date>2011-07-14T18:40:00</dc:date>
            </office:change-info>
          </text:insertion>
        </text:changed-region>
        <text:changed-region xml:id="ct139855466363152" text:id="ct139855466363152">
          <text:insertion>
            <office:change-info>
              <dc:creator>Fabio Vitali</dc:creator>
              <dc:date>2011-07-14T18:39:00</dc:date>
            </office:change-info>
          </text:insertion>
        </text:changed-region>
        <text:changed-region xml:id="ct139855466364688" text:id="ct139855466364688">
          <text:insertion>
            <office:change-info>
              <dc:creator>Fabio Vitali</dc:creator>
              <dc:date>2011-07-14T18:40:00</dc:date>
            </office:change-info>
          </text:insertion>
        </text:changed-region>
        <text:changed-region xml:id="ct139855466363344" text:id="ct139855466363344">
          <text:insertion>
            <office:change-info>
              <dc:creator>Fabio Vitali</dc:creator>
              <dc:date>2011-07-14T18:39:00</dc:date>
            </office:change-info>
          </text:insertion>
        </text:changed-region>
        <text:changed-region xml:id="ct139855466364496" text:id="ct139855466364496">
          <text:insertion>
            <office:change-info>
              <dc:creator>Fabio Vitali</dc:creator>
              <dc:date>2011-07-14T18:40:00</dc:date>
            </office:change-info>
          </text:insertion>
        </text:changed-region>
        <text:changed-region xml:id="ct139855466363920" text:id="ct139855466363920">
          <text:insertion>
            <office:change-info>
              <dc:creator>Fabio Vitali</dc:creator>
              <dc:date>2011-07-14T18:39:00</dc:date>
            </office:change-info>
          </text:insertion>
        </text:changed-region>
        <text:changed-region xml:id="ct139855466361808" text:id="ct139855466361808">
          <text:insertion>
            <office:change-info>
              <dc:creator>Fabio Vitali</dc:creator>
              <dc:date>2011-07-14T18:37:00</dc:date>
            </office:change-info>
          </text:insertion>
        </text:changed-region>
        <text:changed-region xml:id="ct139855466357896" text:id="ct139855466357896">
          <text:insertion>
            <office:change-info>
              <dc:creator>Fabio Vitali</dc:creator>
              <dc:date>2011-07-14T18:10:00</dc:date>
            </office:change-info>
          </text:insertion>
        </text:changed-region>
        <text:changed-region xml:id="ct139855466364952" text:id="ct139855466364952">
          <text:insertion>
            <office:change-info>
              <dc:creator>Fabio Vitali</dc:creator>
              <dc:date>2011-07-14T18:41:00</dc:date>
            </office:change-info>
          </text:insertion>
        </text:changed-region>
        <text:changed-region xml:id="ct139855466357704" text:id="ct139855466357704">
          <text:insertion>
            <office:change-info>
              <dc:creator>Fabio Vitali</dc:creator>
              <dc:date>2011-07-14T18:10:00</dc:date>
            </office:change-info>
          </text:insertion>
        </text:changed-region>
        <text:changed-region xml:id="ct139855466365144" text:id="ct139855466365144">
          <text:insertion>
            <office:change-info>
              <dc:creator>Fabio Vitali</dc:creator>
              <dc:date>2011-07-14T18:41:00</dc:date>
            </office:change-info>
          </text:insertion>
        </text:changed-region>
        <text:changed-region xml:id="ct139855466357512" text:id="ct139855466357512">
          <text:insertion>
            <office:change-info>
              <dc:creator>Fabio Vitali</dc:creator>
              <dc:date>2011-07-14T18:10:00</dc:date>
            </office:change-info>
          </text:insertion>
        </text:changed-region>
        <text:changed-region xml:id="ct139855466365336" text:id="ct139855466365336">
          <text:insertion>
            <office:change-info>
              <dc:creator>Fabio Vitali</dc:creator>
              <dc:date>2011-07-14T18:41:00</dc:date>
            </office:change-info>
          </text:insertion>
        </text:changed-region>
        <text:changed-region xml:id="ct139855466357320" text:id="ct139855466357320">
          <text:insertion>
            <office:change-info>
              <dc:creator>Fabio Vitali</dc:creator>
              <dc:date>2011-07-14T18:10:00</dc:date>
            </office:change-info>
          </text:insertion>
        </text:changed-region>
        <text:changed-region xml:id="ct139855466365528" text:id="ct139855466365528">
          <text:insertion>
            <office:change-info>
              <dc:creator>Fabio Vitali</dc:creator>
              <dc:date>2011-07-14T18:41:00</dc:date>
            </office:change-info>
          </text:insertion>
        </text:changed-region>
        <text:changed-region xml:id="ct139855466357128" text:id="ct139855466357128">
          <text:insertion>
            <office:change-info>
              <dc:creator>Fabio Vitali</dc:creator>
              <dc:date>2011-07-14T18:10:00</dc:date>
            </office:change-info>
          </text:insertion>
        </text:changed-region>
        <text:changed-region xml:id="ct139855466365720" text:id="ct139855466365720">
          <text:insertion>
            <office:change-info>
              <dc:creator>Fabio Vitali</dc:creator>
              <dc:date>2011-07-14T18:42:00</dc:date>
            </office:change-info>
          </text:insertion>
        </text:changed-region>
        <text:changed-region xml:id="ct139855466356936" text:id="ct139855466356936">
          <text:insertion>
            <office:change-info>
              <dc:creator>Fabio Vitali</dc:creator>
              <dc:date>2011-07-14T18:10:00</dc:date>
            </office:change-info>
          </text:insertion>
        </text:changed-region>
        <text:changed-region xml:id="ct139855466365912" text:id="ct139855466365912">
          <text:insertion>
            <office:change-info>
              <dc:creator>Fabio Vitali</dc:creator>
              <dc:date>2011-07-14T18:42:00</dc:date>
            </office:change-info>
          </text:insertion>
        </text:changed-region>
        <text:changed-region xml:id="ct139855466356744" text:id="ct139855466356744">
          <text:insertion>
            <office:change-info>
              <dc:creator>Fabio Vitali</dc:creator>
              <dc:date>2011-07-14T18:10:00</dc:date>
            </office:change-info>
          </text:insertion>
        </text:changed-region>
        <text:changed-region xml:id="ct139855466366104" text:id="ct139855466366104">
          <text:insertion>
            <office:change-info>
              <dc:creator>Fabio Vitali</dc:creator>
              <dc:date>2011-07-14T18:42:00</dc:date>
            </office:change-info>
          </text:insertion>
        </text:changed-region>
        <text:changed-region xml:id="ct139855466356504" text:id="ct139855466356504">
          <text:insertion>
            <office:change-info>
              <dc:creator>Fabio Vitali</dc:creator>
              <dc:date>2011-07-14T18:10:00</dc:date>
            </office:change-info>
          </text:insertion>
        </text:changed-region>
        <text:changed-region xml:id="ct139855466366296" text:id="ct139855466366296">
          <text:insertion>
            <office:change-info>
              <dc:creator>Fabio Vitali</dc:creator>
              <dc:date>2011-07-14T18:42:00</dc:date>
            </office:change-info>
          </text:insertion>
        </text:changed-region>
        <text:changed-region xml:id="ct139855466356312" text:id="ct139855466356312">
          <text:insertion>
            <office:change-info>
              <dc:creator>Fabio Vitali</dc:creator>
              <dc:date>2011-07-14T18:10:00</dc:date>
            </office:change-info>
          </text:insertion>
        </text:changed-region>
        <text:changed-region xml:id="ct139855466366488" text:id="ct139855466366488">
          <text:insertion>
            <office:change-info>
              <dc:creator>Fabio Vitali</dc:creator>
              <dc:date>2011-07-14T18:42:00</dc:date>
            </office:change-info>
          </text:insertion>
        </text:changed-region>
        <text:changed-region xml:id="ct139855466356120" text:id="ct139855466356120">
          <text:insertion>
            <office:change-info>
              <dc:creator>Fabio Vitali</dc:creator>
              <dc:date>2011-07-14T18:10:00</dc:date>
            </office:change-info>
          </text:insertion>
        </text:changed-region>
        <text:changed-region xml:id="ct139855466366680" text:id="ct139855466366680">
          <text:insertion>
            <office:change-info>
              <dc:creator>Fabio Vitali</dc:creator>
              <dc:date>2011-07-14T18:42:00</dc:date>
            </office:change-info>
          </text:insertion>
        </text:changed-region>
        <text:changed-region xml:id="ct139855466355928" text:id="ct139855466355928">
          <text:insertion>
            <office:change-info>
              <dc:creator>Fabio Vitali</dc:creator>
              <dc:date>2011-07-14T18:10:00</dc:date>
            </office:change-info>
          </text:insertion>
        </text:changed-region>
        <text:changed-region xml:id="ct139855466366872" text:id="ct139855466366872">
          <text:insertion>
            <office:change-info>
              <dc:creator>Fabio Vitali</dc:creator>
              <dc:date>2011-07-14T18:42:00</dc:date>
            </office:change-info>
          </text:insertion>
        </text:changed-region>
        <text:changed-region xml:id="ct139855466355736" text:id="ct139855466355736">
          <text:insertion>
            <office:change-info>
              <dc:creator>Fabio Vitali</dc:creator>
              <dc:date>2011-07-14T18:10:00</dc:date>
            </office:change-info>
          </text:insertion>
        </text:changed-region>
        <text:changed-region xml:id="ct139855466367064" text:id="ct139855466367064">
          <text:insertion>
            <office:change-info>
              <dc:creator>Fabio Vitali</dc:creator>
              <dc:date>2011-07-14T18:43:00</dc:date>
            </office:change-info>
          </text:insertion>
        </text:changed-region>
        <text:changed-region xml:id="ct139855466355544" text:id="ct139855466355544">
          <text:insertion>
            <office:change-info>
              <dc:creator>Fabio Vitali</dc:creator>
              <dc:date>2011-07-14T18:10:00</dc:date>
            </office:change-info>
          </text:insertion>
        </text:changed-region>
        <text:changed-region xml:id="ct139855466367256" text:id="ct139855466367256">
          <text:insertion>
            <office:change-info>
              <dc:creator>Fabio Vitali</dc:creator>
              <dc:date>2011-07-14T18:43:00</dc:date>
            </office:change-info>
          </text:insertion>
        </text:changed-region>
        <text:changed-region xml:id="ct139855466355160" text:id="ct139855466355160">
          <text:insertion>
            <office:change-info>
              <dc:creator>Fabio Vitali</dc:creator>
              <dc:date>2011-07-14T18:10:00</dc:date>
            </office:change-info>
          </text:insertion>
        </text:changed-region>
        <text:changed-region xml:id="ct139855466367448" text:id="ct139855466367448">
          <text:insertion>
            <office:change-info>
              <dc:creator>Fabio Vitali</dc:creator>
              <dc:date>2011-07-14T18:44:00</dc:date>
            </office:change-info>
          </text:insertion>
        </text:changed-region>
        <text:changed-region xml:id="ct139855466359240" text:id="ct139855466359240">
          <text:insertion>
            <office:change-info>
              <dc:creator>Fabio Vitali</dc:creator>
              <dc:date>2011-07-14T18:10:00</dc:date>
            </office:change-info>
          </text:insertion>
        </text:changed-region>
        <text:changed-region xml:id="ct139855466368408" text:id="ct139855466368408">
          <text:insertion>
            <office:change-info>
              <dc:creator>Fabio Vitali</dc:creator>
              <dc:date>2011-07-14T23:09:00</dc:date>
            </office:change-info>
          </text:insertion>
        </text:changed-region>
        <text:changed-region xml:id="ct139855466358280" text:id="ct139855466358280">
          <text:insertion>
            <office:change-info>
              <dc:creator>Fabio Vitali</dc:creator>
              <dc:date>2011-07-14T18:10:00</dc:date>
            </office:change-info>
          </text:insertion>
        </text:changed-region>
        <text:changed-region xml:id="ct139855466367640" text:id="ct139855466367640">
          <text:insertion>
            <office:change-info>
              <dc:creator>Fabio Vitali</dc:creator>
              <dc:date>2011-07-14T18:45:00</dc:date>
            </office:change-info>
          </text:insertion>
        </text:changed-region>
        <text:changed-region xml:id="ct139855466347336" text:id="ct139855466347336">
          <text:insertion>
            <office:change-info>
              <dc:creator>Fabio Vitali</dc:creator>
              <dc:date>2011-07-14T18:10:00</dc:date>
            </office:change-info>
          </text:insertion>
        </text:changed-region>
        <text:changed-region xml:id="ct139855466367832" text:id="ct139855466367832">
          <text:insertion>
            <office:change-info>
              <dc:creator>Fabio Vitali</dc:creator>
              <dc:date>2011-07-14T23:08:00</dc:date>
            </office:change-info>
          </text:insertion>
        </text:changed-region>
        <text:changed-region xml:id="ct139855466347144" text:id="ct139855466347144">
          <text:insertion>
            <office:change-info>
              <dc:creator>Fabio Vitali</dc:creator>
              <dc:date>2011-07-14T18:10:00</dc:date>
            </office:change-info>
          </text:insertion>
        </text:changed-region>
        <text:changed-region xml:id="ct139855466368024" text:id="ct139855466368024">
          <text:insertion>
            <office:change-info>
              <dc:creator>Fabio Vitali</dc:creator>
              <dc:date>2011-07-14T23:08:00</dc:date>
            </office:change-info>
          </text:insertion>
        </text:changed-region>
        <text:changed-region xml:id="ct139855466346952" text:id="ct139855466346952">
          <text:insertion>
            <office:change-info>
              <dc:creator>Fabio Vitali</dc:creator>
              <dc:date>2011-07-14T18:10:00</dc:date>
            </office:change-info>
          </text:insertion>
        </text:changed-region>
        <text:changed-region xml:id="ct139855466368216" text:id="ct139855466368216">
          <text:insertion>
            <office:change-info>
              <dc:creator>Fabio Vitali</dc:creator>
              <dc:date>2011-07-14T23:08:00</dc:date>
            </office:change-info>
          </text:insertion>
        </text:changed-region>
        <text:changed-region xml:id="ct139855466346760" text:id="ct139855466346760">
          <text:insertion>
            <office:change-info>
              <dc:creator>Fabio Vitali</dc:creator>
              <dc:date>2011-07-14T18:10:00</dc:date>
            </office:change-info>
          </text:insertion>
        </text:changed-region>
        <text:changed-region xml:id="ct139855466368600" text:id="ct139855466368600">
          <text:insertion>
            <office:change-info>
              <dc:creator>Fabio Vitali</dc:creator>
              <dc:date>2011-07-14T23:09:00</dc:date>
            </office:change-info>
          </text:insertion>
        </text:changed-region>
        <text:changed-region xml:id="ct139855466242248" text:id="ct139855466242248">
          <text:insertion>
            <office:change-info>
              <dc:creator>Fabio Vitali</dc:creator>
              <dc:date>2011-07-14T23:10:00</dc:date>
            </office:change-info>
          </text:insertion>
        </text:changed-region>
        <text:changed-region xml:id="ct139855466347528" text:id="ct139855466347528">
          <text:insertion>
            <office:change-info>
              <dc:creator>Fabio Vitali</dc:creator>
              <dc:date>2011-07-14T18:10:00</dc:date>
            </office:change-info>
          </text:insertion>
        </text:changed-region>
        <text:changed-region xml:id="ct139855466242056" text:id="ct139855466242056">
          <text:insertion>
            <office:change-info>
              <dc:creator>Fabio Vitali</dc:creator>
              <dc:date>2011-07-14T23:10:00</dc:date>
            </office:change-info>
          </text:insertion>
        </text:changed-region>
        <text:changed-region xml:id="ct139855466243400" text:id="ct139855466243400">
          <text:insertion>
            <office:change-info>
              <dc:creator>Fabio Vitali</dc:creator>
              <dc:date>2011-07-14T23:11:00</dc:date>
            </office:change-info>
          </text:insertion>
        </text:changed-region>
        <text:changed-region xml:id="ct139855466368792" text:id="ct139855466368792">
          <text:insertion>
            <office:change-info>
              <dc:creator>Fabio Vitali</dc:creator>
              <dc:date>2011-07-14T23:10:00</dc:date>
            </office:change-info>
          </text:insertion>
        </text:changed-region>
        <text:changed-region xml:id="ct139855466347720" text:id="ct139855466347720">
          <text:insertion>
            <office:change-info>
              <dc:creator>Fabio Vitali</dc:creator>
              <dc:date>2011-07-14T18:10:00</dc:date>
            </office:change-info>
          </text:insertion>
        </text:changed-region>
        <text:changed-region xml:id="ct139855466243208" text:id="ct139855466243208">
          <text:insertion>
            <office:change-info>
              <dc:creator>Fabio Vitali</dc:creator>
              <dc:date>2011-07-14T23:11:00</dc:date>
            </office:change-info>
          </text:insertion>
        </text:changed-region>
        <text:changed-region xml:id="ct139855466347912" text:id="ct139855466347912">
          <text:insertion>
            <office:change-info>
              <dc:creator>Fabio Vitali</dc:creator>
              <dc:date>2011-07-14T18:10:00</dc:date>
            </office:change-info>
          </text:insertion>
        </text:changed-region>
        <text:changed-region xml:id="ct139855466243016" text:id="ct139855466243016">
          <text:insertion>
            <office:change-info>
              <dc:creator>Fabio Vitali</dc:creator>
              <dc:date>2011-07-14T23:11:00</dc:date>
            </office:change-info>
          </text:insertion>
        </text:changed-region>
        <text:changed-region xml:id="ct139855466348104" text:id="ct139855466348104">
          <text:insertion>
            <office:change-info>
              <dc:creator>Fabio Vitali</dc:creator>
              <dc:date>2011-07-14T18:10:00</dc:date>
            </office:change-info>
          </text:insertion>
        </text:changed-region>
        <text:changed-region xml:id="ct139855466242824" text:id="ct139855466242824">
          <text:insertion>
            <office:change-info>
              <dc:creator>Fabio Vitali</dc:creator>
              <dc:date>2011-07-14T23:11:00</dc:date>
            </office:change-info>
          </text:insertion>
        </text:changed-region>
        <text:changed-region xml:id="ct139855466348296" text:id="ct139855466348296">
          <text:insertion>
            <office:change-info>
              <dc:creator>Fabio Vitali</dc:creator>
              <dc:date>2011-07-14T18:10:00</dc:date>
            </office:change-info>
          </text:insertion>
        </text:changed-region>
        <text:changed-region xml:id="ct139855466242440" text:id="ct139855466242440">
          <text:insertion>
            <office:change-info>
              <dc:creator>Fabio Vitali</dc:creator>
              <dc:date>2011-07-14T23:11:00</dc:date>
            </office:change-info>
          </text:insertion>
        </text:changed-region>
        <text:changed-region xml:id="ct139855466348560" text:id="ct139855466348560">
          <text:insertion>
            <office:change-info>
              <dc:creator>Fabio Vitali</dc:creator>
              <dc:date>2011-07-14T18:10:00</dc:date>
            </office:change-info>
          </text:insertion>
        </text:changed-region>
        <text:changed-region xml:id="ct139855466242632" text:id="ct139855466242632">
          <text:insertion>
            <office:change-info>
              <dc:creator>Fabio Vitali</dc:creator>
              <dc:date>2011-07-14T23:11:00</dc:date>
            </office:change-info>
          </text:insertion>
        </text:changed-region>
        <text:changed-region xml:id="ct139855466348752" text:id="ct139855466348752">
          <text:insertion>
            <office:change-info>
              <dc:creator>Fabio Vitali</dc:creator>
              <dc:date>2011-07-14T18:10:00</dc:date>
            </office:change-info>
          </text:insertion>
        </text:changed-region>
        <text:changed-region xml:id="ct139855466243976" text:id="ct139855466243976">
          <text:insertion>
            <office:change-info>
              <dc:creator>Fabio Vitali</dc:creator>
              <dc:date>2011-07-14T23:12:00</dc:date>
            </office:change-info>
          </text:insertion>
        </text:changed-region>
        <text:changed-region xml:id="ct139855466348944" text:id="ct139855466348944">
          <text:insertion>
            <office:change-info>
              <dc:creator>Fabio Vitali</dc:creator>
              <dc:date>2011-07-14T18:10:00</dc:date>
            </office:change-info>
          </text:insertion>
        </text:changed-region>
        <text:changed-region xml:id="ct139855466243784" text:id="ct139855466243784">
          <text:insertion>
            <office:change-info>
              <dc:creator>Fabio Vitali</dc:creator>
              <dc:date>2011-07-14T23:12:00</dc:date>
            </office:change-info>
          </text:insertion>
        </text:changed-region>
        <text:changed-region xml:id="ct139855466349136" text:id="ct139855466349136">
          <text:insertion>
            <office:change-info>
              <dc:creator>Fabio Vitali</dc:creator>
              <dc:date>2011-07-14T18:10:00</dc:date>
            </office:change-info>
          </text:insertion>
        </text:changed-region>
        <text:changed-region xml:id="ct139855466243592" text:id="ct139855466243592">
          <text:insertion>
            <office:change-info>
              <dc:creator>Fabio Vitali</dc:creator>
              <dc:date>2011-07-14T23:12:00</dc:date>
            </office:change-info>
          </text:insertion>
        </text:changed-region>
        <text:changed-region xml:id="ct139855466349328" text:id="ct139855466349328">
          <text:insertion>
            <office:change-info>
              <dc:creator>Fabio Vitali</dc:creator>
              <dc:date>2011-07-14T18:10:00</dc:date>
            </office:change-info>
          </text:insertion>
        </text:changed-region>
        <text:changed-region xml:id="ct139855466244360" text:id="ct139855466244360">
          <text:insertion>
            <office:change-info>
              <dc:creator>Fabio Vitali</dc:creator>
              <dc:date>2011-07-14T23:12:00</dc:date>
            </office:change-info>
          </text:insertion>
        </text:changed-region>
        <text:changed-region xml:id="ct139855466349520" text:id="ct139855466349520">
          <text:insertion>
            <office:change-info>
              <dc:creator>Fabio Vitali</dc:creator>
              <dc:date>2011-07-14T18:10:00</dc:date>
            </office:change-info>
          </text:insertion>
        </text:changed-region>
        <text:changed-region xml:id="ct139855466244168" text:id="ct139855466244168">
          <text:insertion>
            <office:change-info>
              <dc:creator>Fabio Vitali</dc:creator>
              <dc:date>2011-07-14T23:12:00</dc:date>
            </office:change-info>
          </text:insertion>
        </text:changed-region>
        <text:changed-region xml:id="ct139855466349712" text:id="ct139855466349712">
          <text:insertion>
            <office:change-info>
              <dc:creator>Fabio Vitali</dc:creator>
              <dc:date>2011-07-14T18:10:00</dc:date>
            </office:change-info>
          </text:insertion>
        </text:changed-region>
        <text:changed-region xml:id="ct139855466244552" text:id="ct139855466244552">
          <text:insertion>
            <office:change-info>
              <dc:creator>Fabio Vitali</dc:creator>
              <dc:date>2011-07-14T23:13:00</dc:date>
            </office:change-info>
          </text:insertion>
        </text:changed-region>
        <text:changed-region xml:id="ct139855466349904" text:id="ct139855466349904">
          <text:insertion>
            <office:change-info>
              <dc:creator>Fabio Vitali</dc:creator>
              <dc:date>2011-07-14T18:10:00</dc:date>
            </office:change-info>
          </text:insertion>
        </text:changed-region>
        <text:changed-region xml:id="ct139855466244936" text:id="ct139855466244936">
          <text:insertion>
            <office:change-info>
              <dc:creator>Fabio Vitali</dc:creator>
              <dc:date>2011-07-14T23:13:00</dc:date>
            </office:change-info>
          </text:insertion>
        </text:changed-region>
        <text:changed-region xml:id="ct139855466350096" text:id="ct139855466350096">
          <text:insertion>
            <office:change-info>
              <dc:creator>Fabio Vitali</dc:creator>
              <dc:date>2011-07-14T18:10:00</dc:date>
            </office:change-info>
          </text:insertion>
        </text:changed-region>
        <text:changed-region xml:id="ct139855466244744" text:id="ct139855466244744">
          <text:insertion>
            <office:change-info>
              <dc:creator>Fabio Vitali</dc:creator>
              <dc:date>2011-07-14T23:13:00</dc:date>
            </office:change-info>
          </text:insertion>
        </text:changed-region>
        <text:changed-region xml:id="ct139855466350288" text:id="ct139855466350288">
          <text:insertion>
            <office:change-info>
              <dc:creator>Fabio Vitali</dc:creator>
              <dc:date>2011-07-14T18:10:00</dc:date>
            </office:change-info>
          </text:insertion>
        </text:changed-region>
        <text:changed-region xml:id="ct139855466245320" text:id="ct139855466245320">
          <text:insertion>
            <office:change-info>
              <dc:creator>Fabio Vitali</dc:creator>
              <dc:date>2011-07-14T23:14:00</dc:date>
            </office:change-info>
          </text:insertion>
        </text:changed-region>
        <text:changed-region xml:id="ct139855466343064" text:id="ct139855466343064">
          <text:insertion>
            <office:change-info>
              <dc:creator>Fabio Vitali</dc:creator>
              <dc:date>2011-07-14T18:10:00</dc:date>
            </office:change-info>
          </text:insertion>
        </text:changed-region>
        <text:changed-region xml:id="ct139855466245128" text:id="ct139855466245128">
          <text:insertion>
            <office:change-info>
              <dc:creator>Fabio Vitali</dc:creator>
              <dc:date>2011-07-14T23:14:00</dc:date>
            </office:change-info>
          </text:insertion>
        </text:changed-region>
        <text:changed-region xml:id="ct139855466343256" text:id="ct139855466343256">
          <text:insertion>
            <office:change-info>
              <dc:creator>Fabio Vitali</dc:creator>
              <dc:date>2011-07-14T18:10:00</dc:date>
            </office:change-info>
          </text:insertion>
        </text:changed-region>
        <text:changed-region xml:id="ct139855466245512" text:id="ct139855466245512">
          <text:insertion>
            <office:change-info>
              <dc:creator>Fabio Vitali</dc:creator>
              <dc:date>2011-07-14T23:14:00</dc:date>
            </office:change-info>
          </text:insertion>
        </text:changed-region>
        <text:changed-region xml:id="ct139855466343448" text:id="ct139855466343448">
          <text:insertion>
            <office:change-info>
              <dc:creator>Fabio Vitali</dc:creator>
              <dc:date>2011-07-14T18:10:00</dc:date>
            </office:change-info>
          </text:insertion>
        </text:changed-region>
        <text:changed-region xml:id="ct139855466246352" text:id="ct139855466246352">
          <text:insertion>
            <office:change-info>
              <dc:creator>Fabio Vitali</dc:creator>
              <dc:date>2011-07-14T23:15:00</dc:date>
            </office:change-info>
          </text:insertion>
        </text:changed-region>
        <text:changed-region xml:id="ct139855466343640" text:id="ct139855466343640">
          <text:insertion>
            <office:change-info>
              <dc:creator>Fabio Vitali</dc:creator>
              <dc:date>2011-07-14T18:10:00</dc:date>
            </office:change-info>
          </text:insertion>
        </text:changed-region>
        <text:changed-region xml:id="ct139855466246160" text:id="ct139855466246160">
          <text:insertion>
            <office:change-info>
              <dc:creator>Fabio Vitali</dc:creator>
              <dc:date>2011-07-14T23:15:00</dc:date>
            </office:change-info>
          </text:insertion>
        </text:changed-region>
        <text:changed-region xml:id="ct139855466343832" text:id="ct139855466343832">
          <text:insertion>
            <office:change-info>
              <dc:creator>Fabio Vitali</dc:creator>
              <dc:date>2011-07-14T18:10:00</dc:date>
            </office:change-info>
          </text:insertion>
        </text:changed-region>
        <text:changed-region xml:id="ct139855466245704" text:id="ct139855466245704">
          <text:insertion>
            <office:change-info>
              <dc:creator>Fabio Vitali</dc:creator>
              <dc:date>2011-07-14T23:14:00</dc:date>
            </office:change-info>
          </text:insertion>
        </text:changed-region>
        <text:changed-region xml:id="ct139855466344024" text:id="ct139855466344024">
          <text:insertion>
            <office:change-info>
              <dc:creator>Fabio Vitali</dc:creator>
              <dc:date>2011-07-14T18:10:00</dc:date>
            </office:change-info>
          </text:insertion>
        </text:changed-region>
        <text:changed-region xml:id="ct139855466245896" text:id="ct139855466245896">
          <text:insertion>
            <office:change-info>
              <dc:creator>Fabio Vitali</dc:creator>
              <dc:date>2011-07-14T23:15:00</dc:date>
            </office:change-info>
          </text:insertion>
        </text:changed-region>
        <text:changed-region xml:id="ct139855466344216" text:id="ct139855466344216">
          <text:insertion>
            <office:change-info>
              <dc:creator>Fabio Vitali</dc:creator>
              <dc:date>2011-07-14T18:10:00</dc:date>
            </office:change-info>
          </text:insertion>
        </text:changed-region>
        <text:changed-region xml:id="ct139855466246544" text:id="ct139855466246544">
          <text:insertion>
            <office:change-info>
              <dc:creator>Fabio Vitali</dc:creator>
              <dc:date>2011-07-14T23:16:00</dc:date>
            </office:change-info>
          </text:insertion>
        </text:changed-region>
        <text:changed-region xml:id="ct139855466344456" text:id="ct139855466344456">
          <text:insertion>
            <office:change-info>
              <dc:creator>Fabio Vitali</dc:creator>
              <dc:date>2011-07-14T18:10:00</dc:date>
            </office:change-info>
          </text:insertion>
        </text:changed-region>
        <text:changed-region xml:id="ct139855466249808" text:id="ct139855466249808">
          <text:insertion>
            <office:change-info>
              <dc:creator>Fabio Vitali</dc:creator>
              <dc:date>2011-07-14T23:23:00</dc:date>
            </office:change-info>
          </text:insertion>
        </text:changed-region>
        <text:changed-region xml:id="ct139855466246736" text:id="ct139855466246736">
          <text:insertion>
            <office:change-info>
              <dc:creator>Fabio Vitali</dc:creator>
              <dc:date>2011-07-14T23:16:00</dc:date>
            </office:change-info>
          </text:insertion>
        </text:changed-region>
        <text:changed-region xml:id="ct139855466344648" text:id="ct139855466344648">
          <text:insertion>
            <office:change-info>
              <dc:creator>Fabio Vitali</dc:creator>
              <dc:date>2011-07-14T18:10:00</dc:date>
            </office:change-info>
          </text:insertion>
        </text:changed-region>
        <text:changed-region xml:id="ct139855466246928" text:id="ct139855466246928">
          <text:insertion>
            <office:change-info>
              <dc:creator>Fabio Vitali</dc:creator>
              <dc:date>2011-07-14T23:16:00</dc:date>
            </office:change-info>
          </text:insertion>
        </text:changed-region>
        <text:changed-region xml:id="ct139855466344840" text:id="ct139855466344840">
          <text:insertion>
            <office:change-info>
              <dc:creator>Fabio Vitali</dc:creator>
              <dc:date>2011-07-14T18:10:00</dc:date>
            </office:change-info>
          </text:insertion>
        </text:changed-region>
        <text:changed-region xml:id="ct139855466247120" text:id="ct139855466247120">
          <text:insertion>
            <office:change-info>
              <dc:creator>Fabio Vitali</dc:creator>
              <dc:date>2011-07-14T23:18:00</dc:date>
            </office:change-info>
          </text:insertion>
        </text:changed-region>
        <text:changed-region xml:id="ct139855466345032" text:id="ct139855466345032">
          <text:insertion>
            <office:change-info>
              <dc:creator>Fabio Vitali</dc:creator>
              <dc:date>2011-07-14T18:10:00</dc:date>
            </office:change-info>
          </text:insertion>
        </text:changed-region>
        <text:changed-region xml:id="ct139855466247888" text:id="ct139855466247888">
          <text:insertion>
            <office:change-info>
              <dc:creator>Fabio Vitali</dc:creator>
              <dc:date>2011-07-14T23:19:00</dc:date>
            </office:change-info>
          </text:insertion>
        </text:changed-region>
        <text:changed-region xml:id="ct139855466345224" text:id="ct139855466345224">
          <text:insertion>
            <office:change-info>
              <dc:creator>Fabio Vitali</dc:creator>
              <dc:date>2011-07-14T18:10:00</dc:date>
            </office:change-info>
          </text:insertion>
        </text:changed-region>
        <text:changed-region xml:id="ct139855466247696" text:id="ct139855466247696">
          <text:insertion>
            <office:change-info>
              <dc:creator>Fabio Vitali</dc:creator>
              <dc:date>2011-07-14T23:19:00</dc:date>
            </office:change-info>
          </text:insertion>
        </text:changed-region>
        <text:changed-region xml:id="ct139855466345416" text:id="ct139855466345416">
          <text:insertion>
            <office:change-info>
              <dc:creator>Fabio Vitali</dc:creator>
              <dc:date>2011-07-14T18:10:00</dc:date>
            </office:change-info>
          </text:insertion>
        </text:changed-region>
        <text:changed-region xml:id="ct139855466247504" text:id="ct139855466247504">
          <text:insertion>
            <office:change-info>
              <dc:creator>Fabio Vitali</dc:creator>
              <dc:date>2011-07-14T23:19:00</dc:date>
            </office:change-info>
          </text:insertion>
        </text:changed-region>
        <text:changed-region xml:id="ct139855466345608" text:id="ct139855466345608">
          <text:insertion>
            <office:change-info>
              <dc:creator>Fabio Vitali</dc:creator>
              <dc:date>2011-07-14T18:10:00</dc:date>
            </office:change-info>
          </text:insertion>
        </text:changed-region>
        <text:changed-region xml:id="ct139855466247312" text:id="ct139855466247312">
          <text:insertion>
            <office:change-info>
              <dc:creator>Fabio Vitali</dc:creator>
              <dc:date>2011-07-14T23:19:00</dc:date>
            </office:change-info>
          </text:insertion>
        </text:changed-region>
        <text:changed-region xml:id="ct139855466345800" text:id="ct139855466345800">
          <text:insertion>
            <office:change-info>
              <dc:creator>Fabio Vitali</dc:creator>
              <dc:date>2011-07-14T18:10:00</dc:date>
            </office:change-info>
          </text:insertion>
        </text:changed-region>
        <text:changed-region xml:id="ct139855466248080" text:id="ct139855466248080">
          <text:insertion>
            <office:change-info>
              <dc:creator>Fabio Vitali</dc:creator>
              <dc:date>2011-07-14T23:20:00</dc:date>
            </office:change-info>
          </text:insertion>
        </text:changed-region>
        <text:changed-region xml:id="ct139855466345992" text:id="ct139855466345992">
          <text:insertion>
            <office:change-info>
              <dc:creator>Fabio Vitali</dc:creator>
              <dc:date>2011-07-14T18:10:00</dc:date>
            </office:change-info>
          </text:insertion>
        </text:changed-region>
        <text:changed-region xml:id="ct139855466248272" text:id="ct139855466248272">
          <text:insertion>
            <office:change-info>
              <dc:creator>Fabio Vitali</dc:creator>
              <dc:date>2011-07-14T23:20:00</dc:date>
            </office:change-info>
          </text:insertion>
        </text:changed-region>
        <text:changed-region xml:id="ct139855466346184" text:id="ct139855466346184">
          <text:insertion>
            <office:change-info>
              <dc:creator>Fabio Vitali</dc:creator>
              <dc:date>2011-07-14T18:10:00</dc:date>
            </office:change-info>
          </text:insertion>
        </text:changed-region>
        <text:changed-region xml:id="ct139855466248656" text:id="ct139855466248656">
          <text:insertion>
            <office:change-info>
              <dc:creator>Fabio Vitali</dc:creator>
              <dc:date>2011-07-14T23:20:00</dc:date>
            </office:change-info>
          </text:insertion>
        </text:changed-region>
        <text:changed-region xml:id="ct139855466346376" text:id="ct139855466346376">
          <text:insertion>
            <office:change-info>
              <dc:creator>Fabio Vitali</dc:creator>
              <dc:date>2011-07-14T18:10:00</dc:date>
            </office:change-info>
          </text:insertion>
        </text:changed-region>
        <text:changed-region xml:id="ct139855466249040" text:id="ct139855466249040">
          <text:insertion>
            <office:change-info>
              <dc:creator>Fabio Vitali</dc:creator>
              <dc:date>2011-07-14T23:20:00</dc:date>
            </office:change-info>
          </text:insertion>
        </text:changed-region>
        <text:changed-region xml:id="ct139855466346568" text:id="ct139855466346568">
          <text:insertion>
            <office:change-info>
              <dc:creator>Fabio Vitali</dc:creator>
              <dc:date>2011-07-14T18:10:00</dc:date>
            </office:change-info>
          </text:insertion>
        </text:changed-region>
        <text:changed-region xml:id="ct139855466249232" text:id="ct139855466249232">
          <text:insertion>
            <office:change-info>
              <dc:creator>Fabio Vitali</dc:creator>
              <dc:date>2011-07-14T23:20:00</dc:date>
            </office:change-info>
          </text:insertion>
        </text:changed-region>
        <text:changed-region xml:id="ct139855466352208" text:id="ct139855466352208">
          <text:insertion>
            <office:change-info>
              <dc:creator>Fabio Vitali</dc:creator>
              <dc:date>2011-07-14T18:10:00</dc:date>
            </office:change-info>
          </text:insertion>
        </text:changed-region>
        <text:changed-region xml:id="ct139855466248848" text:id="ct139855466248848">
          <text:insertion>
            <office:change-info>
              <dc:creator>Fabio Vitali</dc:creator>
              <dc:date>2011-07-14T23:20:00</dc:date>
            </office:change-info>
          </text:insertion>
        </text:changed-region>
        <text:changed-region xml:id="ct139855466352400" text:id="ct139855466352400">
          <text:insertion>
            <office:change-info>
              <dc:creator>Fabio Vitali</dc:creator>
              <dc:date>2011-07-14T18:10:00</dc:date>
            </office:change-info>
          </text:insertion>
        </text:changed-region>
        <text:changed-region xml:id="ct139855466248464" text:id="ct139855466248464">
          <text:insertion>
            <office:change-info>
              <dc:creator>Fabio Vitali</dc:creator>
              <dc:date>2011-07-14T23:20:00</dc:date>
            </office:change-info>
          </text:insertion>
        </text:changed-region>
        <text:changed-region xml:id="ct139855466352664" text:id="ct139855466352664">
          <text:insertion>
            <office:change-info>
              <dc:creator>Fabio Vitali</dc:creator>
              <dc:date>2011-07-14T18:10:00</dc:date>
            </office:change-info>
          </text:insertion>
        </text:changed-region>
        <text:changed-region xml:id="ct139855466249424" text:id="ct139855466249424">
          <text:insertion>
            <office:change-info>
              <dc:creator>Fabio Vitali</dc:creator>
              <dc:date>2011-07-14T23:21:00</dc:date>
            </office:change-info>
          </text:insertion>
        </text:changed-region>
        <text:changed-region xml:id="ct139855466352856" text:id="ct139855466352856">
          <text:insertion>
            <office:change-info>
              <dc:creator>Fabio Vitali</dc:creator>
              <dc:date>2011-07-14T18:10:00</dc:date>
            </office:change-info>
          </text:insertion>
        </text:changed-region>
        <text:changed-region xml:id="ct139855466249616" text:id="ct139855466249616">
          <text:insertion>
            <office:change-info>
              <dc:creator>Fabio Vitali</dc:creator>
              <dc:date>2011-07-14T23:21:00</dc:date>
            </office:change-info>
          </text:insertion>
        </text:changed-region>
        <text:changed-region xml:id="ct139855466353048" text:id="ct139855466353048">
          <text:insertion>
            <office:change-info>
              <dc:creator>Fabio Vitali</dc:creator>
              <dc:date>2011-07-14T18:10:00</dc:date>
            </office:change-info>
          </text:insertion>
        </text:changed-region>
        <text:changed-region xml:id="ct139855466250000" text:id="ct139855466250000">
          <text:insertion>
            <office:change-info>
              <dc:creator>Fabio Vitali</dc:creator>
              <dc:date>2011-07-14T23:27:00</dc:date>
            </office:change-info>
          </text:insertion>
        </text:changed-region>
        <text:changed-region xml:id="ct139855466353240" text:id="ct139855466353240">
          <text:insertion>
            <office:change-info>
              <dc:creator>Fabio Vitali</dc:creator>
              <dc:date>2011-07-14T18:10:00</dc:date>
            </office:change-info>
          </text:insertion>
        </text:changed-region>
        <text:changed-region xml:id="ct139855466250264" text:id="ct139855466250264">
          <text:insertion>
            <office:change-info>
              <dc:creator>Fabio Vitali</dc:creator>
              <dc:date>2011-07-14T23:27:00</dc:date>
            </office:change-info>
          </text:insertion>
        </text:changed-region>
        <text:changed-region xml:id="ct139855466353432" text:id="ct139855466353432">
          <text:insertion>
            <office:change-info>
              <dc:creator>Fabio Vitali</dc:creator>
              <dc:date>2011-07-14T18:10:00</dc:date>
            </office:change-info>
          </text:insertion>
        </text:changed-region>
        <text:changed-region xml:id="ct139855466250648" text:id="ct139855466250648">
          <text:insertion>
            <office:change-info>
              <dc:creator>Fabio Vitali</dc:creator>
              <dc:date>2011-07-14T23:28:00</dc:date>
            </office:change-info>
          </text:insertion>
        </text:changed-region>
        <text:changed-region xml:id="ct139855466353624" text:id="ct139855466353624">
          <text:insertion>
            <office:change-info>
              <dc:creator>Fabio Vitali</dc:creator>
              <dc:date>2011-07-14T18:10:00</dc:date>
            </office:change-info>
          </text:insertion>
        </text:changed-region>
        <text:changed-region xml:id="ct139855466255304" text:id="ct139855466255304">
          <text:insertion>
            <office:change-info>
              <dc:creator>Fabio Vitali</dc:creator>
              <dc:date>2011-07-14T23:35:00</dc:date>
            </office:change-info>
          </text:insertion>
        </text:changed-region>
        <text:changed-region xml:id="ct139855466250840" text:id="ct139855466250840">
          <text:insertion>
            <office:change-info>
              <dc:creator>Fabio Vitali</dc:creator>
              <dc:date>2011-07-14T23:28:00</dc:date>
            </office:change-info>
          </text:insertion>
        </text:changed-region>
        <text:changed-region xml:id="ct139855466251608" text:id="ct139855466251608">
          <text:insertion>
            <office:change-info>
              <dc:creator>Fabio Vitali</dc:creator>
              <dc:date>2011-07-14T23:29:00</dc:date>
            </office:change-info>
          </text:insertion>
        </text:changed-region>
        <text:changed-region xml:id="ct139855466250456" text:id="ct139855466250456">
          <text:insertion>
            <office:change-info>
              <dc:creator>Fabio Vitali</dc:creator>
              <dc:date>2011-07-14T23:28:00</dc:date>
            </office:change-info>
          </text:insertion>
        </text:changed-region>
        <text:changed-region xml:id="ct139855466251224" text:id="ct139855466251224">
          <text:insertion>
            <office:change-info>
              <dc:creator>Fabio Vitali</dc:creator>
              <dc:date>2011-07-14T23:29:00</dc:date>
            </office:change-info>
          </text:insertion>
        </text:changed-region>
        <text:changed-region xml:id="ct139855466251800" text:id="ct139855466251800">
          <text:insertion>
            <office:change-info>
              <dc:creator>Fabio Vitali</dc:creator>
              <dc:date>2011-07-14T23:30:00</dc:date>
            </office:change-info>
          </text:insertion>
        </text:changed-region>
        <text:changed-region xml:id="ct139855466251416" text:id="ct139855466251416">
          <text:insertion>
            <office:change-info>
              <dc:creator>Fabio Vitali</dc:creator>
              <dc:date>2011-07-14T23:29:00</dc:date>
            </office:change-info>
          </text:insertion>
        </text:changed-region>
        <text:changed-region xml:id="ct139855466251992" text:id="ct139855466251992">
          <text:insertion>
            <office:change-info>
              <dc:creator>Fabio Vitali</dc:creator>
              <dc:date>2011-07-14T23:30:00</dc:date>
            </office:change-info>
          </text:insertion>
        </text:changed-region>
        <text:changed-region xml:id="ct139855466251032" text:id="ct139855466251032">
          <text:insertion>
            <office:change-info>
              <dc:creator>Fabio Vitali</dc:creator>
              <dc:date>2011-07-14T23:29:00</dc:date>
            </office:change-info>
          </text:insertion>
        </text:changed-region>
        <text:changed-region xml:id="ct139855466353816" text:id="ct139855466353816">
          <text:insertion>
            <office:change-info>
              <dc:creator>Fabio Vitali</dc:creator>
              <dc:date>2011-07-14T18:10:00</dc:date>
            </office:change-info>
          </text:insertion>
        </text:changed-region>
        <text:changed-region xml:id="ct139855466255112" text:id="ct139855466255112">
          <text:insertion>
            <office:change-info>
              <dc:creator>Fabio Vitali</dc:creator>
              <dc:date>2011-07-14T23:35:00</dc:date>
            </office:change-info>
          </text:insertion>
        </text:changed-region>
        <text:changed-region xml:id="ct139855466354008" text:id="ct139855466354008">
          <text:insertion>
            <office:change-info>
              <dc:creator>Fabio Vitali</dc:creator>
              <dc:date>2011-07-14T18:10:00</dc:date>
            </office:change-info>
          </text:insertion>
        </text:changed-region>
        <text:changed-region xml:id="ct139855466252184" text:id="ct139855466252184">
          <text:insertion>
            <office:change-info>
              <dc:creator>Fabio Vitali</dc:creator>
              <dc:date>2011-07-14T23:30:00</dc:date>
            </office:change-info>
          </text:insertion>
        </text:changed-region>
        <text:changed-region xml:id="ct139855466354200" text:id="ct139855466354200">
          <text:insertion>
            <office:change-info>
              <dc:creator>Fabio Vitali</dc:creator>
              <dc:date>2011-07-14T18:10:00</dc:date>
            </office:change-info>
          </text:insertion>
        </text:changed-region>
        <text:changed-region xml:id="ct139855466252760" text:id="ct139855466252760">
          <text:insertion>
            <office:change-info>
              <dc:creator>Fabio Vitali</dc:creator>
              <dc:date>2011-07-14T23:31:00</dc:date>
            </office:change-info>
          </text:insertion>
        </text:changed-region>
        <text:changed-region xml:id="ct139855466354392" text:id="ct139855466354392">
          <text:insertion>
            <office:change-info>
              <dc:creator>Fabio Vitali</dc:creator>
              <dc:date>2011-07-14T18:10:00</dc:date>
            </office:change-info>
          </text:insertion>
        </text:changed-region>
        <text:changed-region xml:id="ct139855466252376" text:id="ct139855466252376">
          <text:insertion>
            <office:change-info>
              <dc:creator>Fabio Vitali</dc:creator>
              <dc:date>2011-07-14T23:31:00</dc:date>
            </office:change-info>
          </text:insertion>
        </text:changed-region>
        <text:changed-region xml:id="ct139855466354584" text:id="ct139855466354584">
          <text:insertion>
            <office:change-info>
              <dc:creator>Fabio Vitali</dc:creator>
              <dc:date>2011-07-14T18:10:00</dc:date>
            </office:change-info>
          </text:insertion>
        </text:changed-region>
        <text:changed-region xml:id="ct139855466252568" text:id="ct139855466252568">
          <text:insertion>
            <office:change-info>
              <dc:creator>Fabio Vitali</dc:creator>
              <dc:date>2011-07-14T23:31:00</dc:date>
            </office:change-info>
          </text:insertion>
        </text:changed-region>
        <text:changed-region xml:id="ct139855466354776" text:id="ct139855466354776">
          <text:insertion>
            <office:change-info>
              <dc:creator>Fabio Vitali</dc:creator>
              <dc:date>2011-07-14T18:10:00</dc:date>
            </office:change-info>
          </text:insertion>
        </text:changed-region>
        <text:changed-region xml:id="ct139855466252952" text:id="ct139855466252952">
          <text:insertion>
            <office:change-info>
              <dc:creator>Fabio Vitali</dc:creator>
              <dc:date>2011-07-14T23:31:00</dc:date>
            </office:change-info>
          </text:insertion>
        </text:changed-region>
        <text:changed-region xml:id="ct139855466354968" text:id="ct139855466354968">
          <text:insertion>
            <office:change-info>
              <dc:creator>Fabio Vitali</dc:creator>
              <dc:date>2011-07-14T18:10:00</dc:date>
            </office:change-info>
          </text:insertion>
        </text:changed-region>
        <text:changed-region xml:id="ct139855466253144" text:id="ct139855466253144">
          <text:insertion>
            <office:change-info>
              <dc:creator>Fabio Vitali</dc:creator>
              <dc:date>2011-07-14T23:31:00</dc:date>
            </office:change-info>
          </text:insertion>
        </text:changed-region>
        <text:changed-region xml:id="ct139855466342872" text:id="ct139855466342872">
          <text:insertion>
            <office:change-info>
              <dc:creator>Fabio Vitali</dc:creator>
              <dc:date>2011-07-14T18:10:00</dc:date>
            </office:change-info>
          </text:insertion>
        </text:changed-region>
        <text:changed-region xml:id="ct139855466253528" text:id="ct139855466253528">
          <text:insertion>
            <office:change-info>
              <dc:creator>Fabio Vitali</dc:creator>
              <dc:date>2011-07-14T23:31:00</dc:date>
            </office:change-info>
          </text:insertion>
        </text:changed-region>
        <text:changed-region xml:id="ct139855466350480" text:id="ct139855466350480">
          <text:insertion>
            <office:change-info>
              <dc:creator>Fabio Vitali</dc:creator>
              <dc:date>2011-07-14T18:10:00</dc:date>
            </office:change-info>
          </text:insertion>
        </text:changed-region>
        <text:changed-region xml:id="ct139855466253336" text:id="ct139855466253336">
          <text:insertion>
            <office:change-info>
              <dc:creator>Fabio Vitali</dc:creator>
              <dc:date>2011-07-14T23:31:00</dc:date>
            </office:change-info>
          </text:insertion>
        </text:changed-region>
        <text:changed-region xml:id="ct139855466350672" text:id="ct139855466350672">
          <text:insertion>
            <office:change-info>
              <dc:creator>Fabio Vitali</dc:creator>
              <dc:date>2011-07-14T18:10:00</dc:date>
            </office:change-info>
          </text:insertion>
        </text:changed-region>
        <text:changed-region xml:id="ct139855466253720" text:id="ct139855466253720">
          <text:insertion>
            <office:change-info>
              <dc:creator>Fabio Vitali</dc:creator>
              <dc:date>2011-07-14T23:32:00</dc:date>
            </office:change-info>
          </text:insertion>
        </text:changed-region>
        <text:changed-region xml:id="ct139855466350864" text:id="ct139855466350864">
          <text:insertion>
            <office:change-info>
              <dc:creator>Fabio Vitali</dc:creator>
              <dc:date>2011-07-14T18:10:00</dc:date>
            </office:change-info>
          </text:insertion>
        </text:changed-region>
        <text:changed-region xml:id="ct139855466254344" text:id="ct139855466254344">
          <text:insertion>
            <office:change-info>
              <dc:creator>Fabio Vitali</dc:creator>
              <dc:date>2011-07-14T23:33:00</dc:date>
            </office:change-info>
          </text:insertion>
        </text:changed-region>
        <text:changed-region xml:id="ct139855466351056" text:id="ct139855466351056">
          <text:insertion>
            <office:change-info>
              <dc:creator>Fabio Vitali</dc:creator>
              <dc:date>2011-07-14T18:10:00</dc:date>
            </office:change-info>
          </text:insertion>
        </text:changed-region>
        <text:changed-region xml:id="ct139855466254104" text:id="ct139855466254104">
          <text:insertion>
            <office:change-info>
              <dc:creator>Fabio Vitali</dc:creator>
              <dc:date>2011-07-14T23:33:00</dc:date>
            </office:change-info>
          </text:insertion>
        </text:changed-region>
        <text:changed-region xml:id="ct139855466351248" text:id="ct139855466351248">
          <text:insertion>
            <office:change-info>
              <dc:creator>Fabio Vitali</dc:creator>
              <dc:date>2011-07-14T18:10:00</dc:date>
            </office:change-info>
          </text:insertion>
        </text:changed-region>
        <text:changed-region xml:id="ct139855466253912" text:id="ct139855466253912">
          <text:insertion>
            <office:change-info>
              <dc:creator>Fabio Vitali</dc:creator>
              <dc:date>2011-07-14T23:33:00</dc:date>
            </office:change-info>
          </text:insertion>
        </text:changed-region>
        <text:changed-region xml:id="ct139855466351440" text:id="ct139855466351440">
          <text:insertion>
            <office:change-info>
              <dc:creator>Fabio Vitali</dc:creator>
              <dc:date>2011-07-14T18:10:00</dc:date>
            </office:change-info>
          </text:insertion>
        </text:changed-region>
        <text:changed-region xml:id="ct139855466254728" text:id="ct139855466254728">
          <text:insertion>
            <office:change-info>
              <dc:creator>Fabio Vitali</dc:creator>
              <dc:date>2011-07-14T23:34:00</dc:date>
            </office:change-info>
          </text:insertion>
        </text:changed-region>
        <text:changed-region xml:id="ct139855466351632" text:id="ct139855466351632">
          <text:insertion>
            <office:change-info>
              <dc:creator>Fabio Vitali</dc:creator>
              <dc:date>2011-07-14T18:10:00</dc:date>
            </office:change-info>
          </text:insertion>
        </text:changed-region>
        <text:changed-region xml:id="ct139855466254536" text:id="ct139855466254536">
          <text:insertion>
            <office:change-info>
              <dc:creator>Fabio Vitali</dc:creator>
              <dc:date>2011-07-14T23:34:00</dc:date>
            </office:change-info>
          </text:insertion>
        </text:changed-region>
        <text:changed-region xml:id="ct139855466351824" text:id="ct139855466351824">
          <text:insertion>
            <office:change-info>
              <dc:creator>Fabio Vitali</dc:creator>
              <dc:date>2011-07-14T18:10:00</dc:date>
            </office:change-info>
          </text:insertion>
        </text:changed-region>
        <text:changed-region xml:id="ct139855466254920" text:id="ct139855466254920">
          <text:insertion>
            <office:change-info>
              <dc:creator>Fabio Vitali</dc:creator>
              <dc:date>2011-07-14T23:34:00</dc:date>
            </office:change-info>
          </text:insertion>
        </text:changed-region>
        <text:changed-region xml:id="ct139855466352016" text:id="ct139855466352016">
          <text:insertion>
            <office:change-info>
              <dc:creator>Fabio Vitali</dc:creator>
              <dc:date>2011-07-14T18:10:00</dc:date>
            </office:change-info>
          </text:insertion>
        </text:changed-region>
        <text:changed-region xml:id="ct139855466255496" text:id="ct139855466255496">
          <text:insertion>
            <office:change-info>
              <dc:creator>Fabio Vitali</dc:creator>
              <dc:date>2011-07-14T23:42:00</dc:date>
            </office:change-info>
          </text:insertion>
        </text:changed-region>
        <text:changed-region xml:id="ct139855466255880" text:id="ct139855466255880">
          <text:insertion>
            <office:change-info>
              <dc:creator>Fabio Vitali</dc:creator>
              <dc:date>2011-07-14T23:43:00</dc:date>
            </office:change-info>
          </text:insertion>
        </text:changed-region>
        <text:changed-region xml:id="ct139855466256264" text:id="ct139855466256264">
          <text:insertion>
            <office:change-info>
              <dc:creator>Fabio Vitali</dc:creator>
              <dc:date>2011-07-14T23:44:00</dc:date>
            </office:change-info>
          </text:insertion>
        </text:changed-region>
        <text:changed-region xml:id="ct139855466255688" text:id="ct139855466255688">
          <text:insertion>
            <office:change-info>
              <dc:creator>Fabio Vitali</dc:creator>
              <dc:date>2011-07-14T23:43:00</dc:date>
            </office:change-info>
          </text:insertion>
        </text:changed-region>
        <text:changed-region xml:id="ct139855466256072" text:id="ct139855466256072">
          <text:insertion>
            <office:change-info>
              <dc:creator>Fabio Vitali</dc:creator>
              <dc:date>2011-07-14T23:44:00</dc:date>
            </office:change-info>
          </text:insertion>
        </text:changed-region>
        <text:changed-region xml:id="ct139855466256840" text:id="ct139855466256840">
          <text:deletion>
            <office:change-info>
              <dc:creator>Fabio Vitali</dc:creator>
              <dc:date>2011-07-14T23:46:00</dc:date>
            </office:change-info>
            <text:p text:style-name="P3">An </text:p>
          </text:deletion>
        </text:changed-region>
        <text:changed-region xml:id="ct139855466256456" text:id="ct139855466256456">
          <text:insertion>
            <office:change-info>
              <dc:creator>Fabio Vitali</dc:creator>
              <dc:date>2011-07-14T23:46:00</dc:date>
            </office:change-info>
          </text:insertion>
        </text:changed-region>
        <text:changed-region xml:id="ct139855466256648" text:id="ct139855466256648">
          <text:deletion>
            <office:change-info>
              <dc:creator>Fabio Vitali</dc:creator>
              <dc:date>2011-07-14T23:46:00</dc:date>
            </office:change-info>
            <text:p text:style-name="P3">optional </text:p>
          </text:deletion>
        </text:changed-region>
        <text:changed-region xml:id="ct139855466257224" text:id="ct139855466257224">
          <text:insertion>
            <office:change-info>
              <dc:creator>Fabio Vitali</dc:creator>
              <dc:date>2011-07-14T23:48:00</dc:date>
            </office:change-info>
          </text:insertion>
        </text:changed-region>
        <text:changed-region xml:id="ct139855466257032" text:id="ct139855466257032">
          <text:insertion>
            <office:change-info>
              <dc:creator>Fabio Vitali</dc:creator>
              <dc:date>2011-07-14T23:47:00</dc:date>
            </office:change-info>
          </text:insertion>
        </text:changed-region>
        <text:changed-region xml:id="ct139855466265040" text:id="ct139855466265040">
          <text:insertion>
            <office:change-info>
              <dc:creator>Fabio Vitali</dc:creator>
              <dc:date>2011-07-14T23:58:00</dc:date>
            </office:change-info>
          </text:insertion>
        </text:changed-region>
        <text:changed-region xml:id="ct139855466257416" text:id="ct139855466257416">
          <text:insertion>
            <office:change-info>
              <dc:creator>Fabio Vitali</dc:creator>
              <dc:date>2011-07-14T23:48:00</dc:date>
            </office:change-info>
          </text:insertion>
        </text:changed-region>
        <text:changed-region xml:id="ct139855466265232" text:id="ct139855466265232">
          <text:insertion>
            <office:change-info>
              <dc:creator>Fabio Vitali</dc:creator>
              <dc:date>2011-07-14T23:58:00</dc:date>
            </office:change-info>
          </text:insertion>
        </text:changed-region>
        <text:changed-region xml:id="ct139855466257608" text:id="ct139855466257608">
          <text:insertion>
            <office:change-info>
              <dc:creator>Fabio Vitali</dc:creator>
              <dc:date>2011-07-14T23:49:00</dc:date>
            </office:change-info>
          </text:insertion>
        </text:changed-region>
        <text:changed-region xml:id="ct139855466265424" text:id="ct139855466265424">
          <text:insertion>
            <office:change-info>
              <dc:creator>Fabio Vitali</dc:creator>
              <dc:date>2011-07-14T23:58:00</dc:date>
            </office:change-info>
          </text:insertion>
        </text:changed-region>
        <text:changed-region xml:id="ct139855466266000" text:id="ct139855466266000">
          <text:insertion>
            <office:change-info>
              <dc:creator>Fabio Vitali</dc:creator>
              <dc:date>2011-07-14T23:59:00</dc:date>
            </office:change-info>
          </text:insertion>
        </text:changed-region>
        <text:changed-region xml:id="ct139855466266192" text:id="ct139855466266192">
          <text:insertion>
            <office:change-info>
              <dc:creator>Fabio Vitali</dc:creator>
              <dc:date>2011-07-15</dc:date>
            </office:change-info>
          </text:insertion>
        </text:changed-region>
        <text:changed-region xml:id="ct139855466265808" text:id="ct139855466265808">
          <text:insertion>
            <office:change-info>
              <dc:creator>Fabio Vitali</dc:creator>
              <dc:date>2011-07-14T23:59:00</dc:date>
            </office:change-info>
          </text:insertion>
        </text:changed-region>
        <text:changed-region xml:id="ct139855466266384" text:id="ct139855466266384">
          <text:insertion>
            <office:change-info>
              <dc:creator>Fabio Vitali</dc:creator>
              <dc:date>2011-07-15</dc:date>
            </office:change-info>
          </text:insertion>
        </text:changed-region>
        <text:changed-region xml:id="ct139855466265616" text:id="ct139855466265616">
          <text:insertion>
            <office:change-info>
              <dc:creator>Fabio Vitali</dc:creator>
              <dc:date>2011-07-14T23:59:00</dc:date>
            </office:change-info>
          </text:insertion>
        </text:changed-region>
        <text:changed-region xml:id="ct139855466266648" text:id="ct139855466266648">
          <text:insertion>
            <office:change-info>
              <dc:creator>Fabio Vitali</dc:creator>
              <dc:date>2011-07-15</dc:date>
            </office:change-info>
          </text:insertion>
        </text:changed-region>
        <text:changed-region xml:id="ct139855466263120" text:id="ct139855466263120">
          <text:insertion>
            <office:change-info>
              <dc:creator>Fabio Vitali</dc:creator>
              <dc:date>2011-07-14T23:55:00</dc:date>
            </office:change-info>
          </text:insertion>
        </text:changed-region>
        <text:changed-region xml:id="ct139855466262544" text:id="ct139855466262544">
          <text:insertion>
            <office:change-info>
              <dc:creator>Fabio Vitali</dc:creator>
              <dc:date>2011-07-14T23:54:00</dc:date>
            </office:change-info>
          </text:insertion>
        </text:changed-region>
        <text:changed-region xml:id="ct139855466263696" text:id="ct139855466263696">
          <text:insertion>
            <office:change-info>
              <dc:creator>Fabio Vitali</dc:creator>
              <dc:date>2011-07-14T23:55:00</dc:date>
            </office:change-info>
          </text:insertion>
        </text:changed-region>
        <text:changed-region xml:id="ct139855466262736" text:id="ct139855466262736">
          <text:insertion>
            <office:change-info>
              <dc:creator>Fabio Vitali</dc:creator>
              <dc:date>2011-07-14T23:54:00</dc:date>
            </office:change-info>
          </text:insertion>
        </text:changed-region>
        <text:changed-region xml:id="ct139855466262928" text:id="ct139855466262928">
          <text:insertion>
            <office:change-info>
              <dc:creator>Fabio Vitali</dc:creator>
              <dc:date>2011-07-14T23:55:00</dc:date>
            </office:change-info>
          </text:insertion>
        </text:changed-region>
        <text:changed-region xml:id="ct139855466263312" text:id="ct139855466263312">
          <text:insertion>
            <office:change-info>
              <dc:creator>Fabio Vitali</dc:creator>
              <dc:date>2011-07-14T23:55:00</dc:date>
            </office:change-info>
          </text:insertion>
        </text:changed-region>
        <text:changed-region xml:id="ct139855466257800" text:id="ct139855466257800">
          <text:insertion>
            <office:change-info>
              <dc:creator>Fabio Vitali</dc:creator>
              <dc:date>2011-07-14T23:51:00</dc:date>
            </office:change-info>
          </text:insertion>
        </text:changed-region>
        <text:changed-region xml:id="ct139855466258184" text:id="ct139855466258184">
          <text:insertion>
            <office:change-info>
              <dc:creator>Fabio Vitali</dc:creator>
              <dc:date>2011-07-14T23:52:00</dc:date>
            </office:change-info>
          </text:insertion>
        </text:changed-region>
        <text:changed-region xml:id="ct139855466257992" text:id="ct139855466257992">
          <text:insertion>
            <office:change-info>
              <dc:creator>Fabio Vitali</dc:creator>
              <dc:date>2011-07-14T23:52:00</dc:date>
            </office:change-info>
          </text:insertion>
        </text:changed-region>
        <text:changed-region xml:id="ct139855466263504" text:id="ct139855466263504">
          <text:insertion>
            <office:change-info>
              <dc:creator>Fabio Vitali</dc:creator>
              <dc:date>2011-07-14T23:55:00</dc:date>
            </office:change-info>
          </text:insertion>
        </text:changed-region>
        <text:changed-region xml:id="ct139855466263888" text:id="ct139855466263888">
          <text:insertion>
            <office:change-info>
              <dc:creator>Fabio Vitali</dc:creator>
              <dc:date>2011-07-14T23:56:00</dc:date>
            </office:change-info>
          </text:insertion>
        </text:changed-region>
        <text:changed-region xml:id="ct139855466264464" text:id="ct139855466264464">
          <text:insertion>
            <office:change-info>
              <dc:creator>Fabio Vitali</dc:creator>
              <dc:date>2011-07-14T23:57:00</dc:date>
            </office:change-info>
          </text:insertion>
        </text:changed-region>
        <text:changed-region xml:id="ct139855466264080" text:id="ct139855466264080">
          <text:insertion>
            <office:change-info>
              <dc:creator>Fabio Vitali</dc:creator>
              <dc:date>2011-07-14T23:56:00</dc:date>
            </office:change-info>
          </text:insertion>
        </text:changed-region>
        <text:changed-region xml:id="ct139855466264656" text:id="ct139855466264656">
          <text:insertion>
            <office:change-info>
              <dc:creator>Fabio Vitali</dc:creator>
              <dc:date>2011-07-14T23:57:00</dc:date>
            </office:change-info>
          </text:insertion>
        </text:changed-region>
        <text:changed-region xml:id="ct139855466264272" text:id="ct139855466264272">
          <text:insertion>
            <office:change-info>
              <dc:creator>Fabio Vitali</dc:creator>
              <dc:date>2011-07-14T23:56:00</dc:date>
            </office:change-info>
          </text:insertion>
        </text:changed-region>
        <text:changed-region xml:id="ct139855466264848" text:id="ct139855466264848">
          <text:insertion>
            <office:change-info>
              <dc:creator>Fabio Vitali</dc:creator>
              <dc:date>2011-07-14T23:57:00</dc:date>
            </office:change-info>
          </text:insertion>
        </text:changed-region>
        <text:changed-region xml:id="ct139855466266840" text:id="ct139855466266840">
          <text:insertion>
            <office:change-info>
              <dc:creator>Fabio Vitali</dc:creator>
              <dc:date>2011-07-15T00:01:00</dc:date>
            </office:change-info>
          </text:insertion>
        </text:changed-region>
        <text:changed-region xml:id="ct139855466267032" text:id="ct139855466267032">
          <text:insertion>
            <office:change-info>
              <dc:creator>Fabio Vitali</dc:creator>
              <dc:date>2011-07-15T00:02:00</dc:date>
            </office:change-info>
          </text:insertion>
        </text:changed-region>
        <text:changed-region xml:id="ct139855466275408" text:id="ct139855466275408">
          <text:insertion>
            <office:change-info>
              <dc:creator>Fabio Vitali</dc:creator>
              <dc:date>2011-07-15T01:20:00</dc:date>
            </office:change-info>
          </text:insertion>
        </text:changed-region>
        <text:changed-region xml:id="ct139855466267224" text:id="ct139855466267224">
          <text:insertion>
            <office:change-info>
              <dc:creator>Fabio Vitali</dc:creator>
              <dc:date>2011-07-15T00:02:00</dc:date>
            </office:change-info>
          </text:insertion>
        </text:changed-region>
        <text:changed-region xml:id="ct139855466275024" text:id="ct139855466275024">
          <text:insertion>
            <office:change-info>
              <dc:creator>Fabio Vitali</dc:creator>
              <dc:date>2011-07-15T01:19:00</dc:date>
            </office:change-info>
          </text:insertion>
        </text:changed-region>
        <text:changed-region xml:id="ct139855466275216" text:id="ct139855466275216">
          <text:insertion>
            <office:change-info>
              <dc:creator>Fabio Vitali</dc:creator>
              <dc:date>2011-07-15T01:20:00</dc:date>
            </office:change-info>
          </text:insertion>
        </text:changed-region>
        <text:changed-region xml:id="ct139855466267608" text:id="ct139855466267608">
          <text:insertion>
            <office:change-info>
              <dc:creator>Fabio Vitali</dc:creator>
              <dc:date>2011-07-15T00:39:00</dc:date>
            </office:change-info>
          </text:insertion>
        </text:changed-region>
        <text:changed-region xml:id="ct139855466267800" text:id="ct139855466267800">
          <text:insertion>
            <office:change-info>
              <dc:creator>Fabio Vitali</dc:creator>
              <dc:date>2011-07-15T01:00:00</dc:date>
            </office:change-info>
          </text:insertion>
        </text:changed-region>
        <text:changed-region xml:id="ct139855466268184" text:id="ct139855466268184">
          <text:insertion>
            <office:change-info>
              <dc:creator>Fabio Vitali</dc:creator>
              <dc:date>2011-07-15T01:01:00</dc:date>
            </office:change-info>
          </text:insertion>
        </text:changed-region>
        <text:changed-region xml:id="ct139855466268952" text:id="ct139855466268952">
          <text:insertion>
            <office:change-info>
              <dc:creator>Fabio Vitali</dc:creator>
              <dc:date>2011-07-15T01:02:00</dc:date>
            </office:change-info>
          </text:insertion>
        </text:changed-region>
        <text:changed-region xml:id="ct139855466267992" text:id="ct139855466267992">
          <text:insertion>
            <office:change-info>
              <dc:creator>Fabio Vitali</dc:creator>
              <dc:date>2011-07-15T01:01:00</dc:date>
            </office:change-info>
          </text:insertion>
        </text:changed-region>
        <text:changed-region xml:id="ct139855466268760" text:id="ct139855466268760">
          <text:insertion>
            <office:change-info>
              <dc:creator>Fabio Vitali</dc:creator>
              <dc:date>2011-07-15T01:02:00</dc:date>
            </office:change-info>
          </text:insertion>
        </text:changed-region>
        <text:changed-region xml:id="ct139855466269336" text:id="ct139855466269336">
          <text:insertion>
            <office:change-info>
              <dc:creator>Fabio Vitali</dc:creator>
              <dc:date>2011-07-15T01:03:00</dc:date>
            </office:change-info>
          </text:insertion>
        </text:changed-region>
        <text:changed-region xml:id="ct139855466268568" text:id="ct139855466268568">
          <text:insertion>
            <office:change-info>
              <dc:creator>Fabio Vitali</dc:creator>
              <dc:date>2011-07-15T01:02:00</dc:date>
            </office:change-info>
          </text:insertion>
        </text:changed-region>
        <text:changed-region xml:id="ct139855466269528" text:id="ct139855466269528">
          <text:insertion>
            <office:change-info>
              <dc:creator>Fabio Vitali</dc:creator>
              <dc:date>2011-07-15T01:03:00</dc:date>
            </office:change-info>
          </text:insertion>
        </text:changed-region>
        <text:changed-region xml:id="ct139855466268376" text:id="ct139855466268376">
          <text:insertion>
            <office:change-info>
              <dc:creator>Fabio Vitali</dc:creator>
              <dc:date>2011-07-15T01:02:00</dc:date>
            </office:change-info>
          </text:insertion>
        </text:changed-region>
        <text:changed-region xml:id="ct139855466269144" text:id="ct139855466269144">
          <text:insertion>
            <office:change-info>
              <dc:creator>Fabio Vitali</dc:creator>
              <dc:date>2011-07-15T01:03:00</dc:date>
            </office:change-info>
          </text:insertion>
        </text:changed-region>
        <text:changed-region xml:id="ct139855466269720" text:id="ct139855466269720">
          <text:insertion>
            <office:change-info>
              <dc:creator>Fabio Vitali</dc:creator>
              <dc:date>2011-07-15T01:04:00</dc:date>
            </office:change-info>
          </text:insertion>
        </text:changed-region>
        <text:changed-region xml:id="ct139855466269912" text:id="ct139855466269912">
          <text:insertion>
            <office:change-info>
              <dc:creator>Fabio Vitali</dc:creator>
              <dc:date>2011-07-15T01:05:00</dc:date>
            </office:change-info>
          </text:insertion>
        </text:changed-region>
        <text:changed-region xml:id="ct139855466277904" text:id="ct139855466277904">
          <text:insertion>
            <office:change-info>
              <dc:creator>Fabio Vitali</dc:creator>
              <dc:date>2011-07-15T09:40:00</dc:date>
            </office:change-info>
          </text:insertion>
        </text:changed-region>
        <text:changed-region xml:id="ct139855466270104" text:id="ct139855466270104">
          <text:insertion>
            <office:change-info>
              <dc:creator>Fabio Vitali</dc:creator>
              <dc:date>2011-07-15T01:05:00</dc:date>
            </office:change-info>
          </text:insertion>
        </text:changed-region>
        <text:changed-region xml:id="ct139855466271688" text:id="ct139855466271688">
          <text:insertion>
            <office:change-info>
              <dc:creator>Fabio Vitali</dc:creator>
              <dc:date>2011-07-15T01:07:00</dc:date>
            </office:change-info>
          </text:insertion>
        </text:changed-region>
        <text:changed-region xml:id="ct139855466270296" text:id="ct139855466270296">
          <text:insertion>
            <office:change-info>
              <dc:creator>Fabio Vitali</dc:creator>
              <dc:date>2011-07-15T01:05:00</dc:date>
            </office:change-info>
          </text:insertion>
        </text:changed-region>
        <text:changed-region xml:id="ct139855466270920" text:id="ct139855466270920">
          <text:insertion>
            <office:change-info>
              <dc:creator>Fabio Vitali</dc:creator>
              <dc:date>2011-07-15T01:06:00</dc:date>
            </office:change-info>
          </text:insertion>
        </text:changed-region>
        <text:changed-region xml:id="ct139855466271496" text:id="ct139855466271496">
          <text:insertion>
            <office:change-info>
              <dc:creator>Fabio Vitali</dc:creator>
              <dc:date>2011-07-15T01:07:00</dc:date>
            </office:change-info>
          </text:insertion>
        </text:changed-region>
        <text:changed-region xml:id="ct139855466270728" text:id="ct139855466270728">
          <text:insertion>
            <office:change-info>
              <dc:creator>Fabio Vitali</dc:creator>
              <dc:date>2011-07-15T01:06:00</dc:date>
            </office:change-info>
          </text:insertion>
        </text:changed-region>
        <text:changed-region xml:id="ct139855466271304" text:id="ct139855466271304">
          <text:insertion>
            <office:change-info>
              <dc:creator>Fabio Vitali</dc:creator>
              <dc:date>2011-07-15T01:07:00</dc:date>
            </office:change-info>
          </text:insertion>
        </text:changed-region>
        <text:changed-region xml:id="ct139855466270488" text:id="ct139855466270488">
          <text:insertion>
            <office:change-info>
              <dc:creator>Fabio Vitali</dc:creator>
              <dc:date>2011-07-15T01:06:00</dc:date>
            </office:change-info>
          </text:insertion>
        </text:changed-region>
        <text:changed-region xml:id="ct139855466271112" text:id="ct139855466271112">
          <text:insertion>
            <office:change-info>
              <dc:creator>Fabio Vitali</dc:creator>
              <dc:date>2011-07-15T01:07:00</dc:date>
            </office:change-info>
          </text:insertion>
        </text:changed-region>
        <text:changed-region xml:id="ct139855466272264" text:id="ct139855466272264">
          <text:insertion>
            <office:change-info>
              <dc:creator>Fabio Vitali</dc:creator>
              <dc:date>2011-07-15T01:08:00</dc:date>
            </office:change-info>
          </text:insertion>
        </text:changed-region>
        <text:changed-region xml:id="ct139855466274568" text:id="ct139855466274568">
          <text:insertion>
            <office:change-info>
              <dc:creator>Fabio Vitali</dc:creator>
              <dc:date>2011-07-15T01:17:00</dc:date>
            </office:change-info>
          </text:insertion>
        </text:changed-region>
        <text:changed-region xml:id="ct139855466271880" text:id="ct139855466271880">
          <text:insertion>
            <office:change-info>
              <dc:creator>Fabio Vitali</dc:creator>
              <dc:date>2011-07-15T01:08:00</dc:date>
            </office:change-info>
          </text:insertion>
        </text:changed-region>
        <text:changed-region xml:id="ct139855466272456" text:id="ct139855466272456">
          <text:insertion>
            <office:change-info>
              <dc:creator>Fabio Vitali</dc:creator>
              <dc:date>2011-07-15T01:09:00</dc:date>
            </office:change-info>
          </text:insertion>
        </text:changed-region>
        <text:changed-region xml:id="ct139855466272072" text:id="ct139855466272072">
          <text:insertion>
            <office:change-info>
              <dc:creator>Fabio Vitali</dc:creator>
              <dc:date>2011-07-15T01:10:00</dc:date>
            </office:change-info>
          </text:insertion>
        </text:changed-region>
        <text:changed-region xml:id="ct139855466272648" text:id="ct139855466272648">
          <text:insertion>
            <office:change-info>
              <dc:creator>Fabio Vitali</dc:creator>
              <dc:date>2011-07-15T01:11:00</dc:date>
            </office:change-info>
          </text:insertion>
        </text:changed-region>
        <text:changed-region xml:id="ct139855466272840" text:id="ct139855466272840">
          <text:insertion>
            <office:change-info>
              <dc:creator>Fabio Vitali</dc:creator>
              <dc:date>2011-07-15T01:12:00</dc:date>
            </office:change-info>
          </text:insertion>
        </text:changed-region>
        <text:changed-region xml:id="ct139855466273032" text:id="ct139855466273032">
          <text:insertion>
            <office:change-info>
              <dc:creator>Fabio Vitali</dc:creator>
              <dc:date>2011-07-15T01:13:00</dc:date>
            </office:change-info>
          </text:insertion>
        </text:changed-region>
        <text:changed-region xml:id="ct139855466274832" text:id="ct139855466274832">
          <text:insertion>
            <office:change-info>
              <dc:creator>Fabio Vitali</dc:creator>
              <dc:date>2011-07-15T01:18:00</dc:date>
            </office:change-info>
          </text:insertion>
        </text:changed-region>
        <text:changed-region xml:id="ct139855466273224" text:id="ct139855466273224">
          <text:insertion>
            <office:change-info>
              <dc:creator>Fabio Vitali</dc:creator>
              <dc:date>2011-07-15T01:13:00</dc:date>
            </office:change-info>
          </text:insertion>
        </text:changed-region>
        <text:changed-region xml:id="ct139855466273416" text:id="ct139855466273416">
          <text:insertion>
            <office:change-info>
              <dc:creator>Fabio Vitali</dc:creator>
              <dc:date>2011-07-15T01:14:00</dc:date>
            </office:change-info>
          </text:insertion>
        </text:changed-region>
        <text:changed-region xml:id="ct139855466273608" text:id="ct139855466273608">
          <text:insertion>
            <office:change-info>
              <dc:creator>Fabio Vitali</dc:creator>
              <dc:date>2011-07-15T01:15:00</dc:date>
            </office:change-info>
          </text:insertion>
        </text:changed-region>
        <text:changed-region xml:id="ct139855466274184" text:id="ct139855466274184">
          <text:insertion>
            <office:change-info>
              <dc:creator>Fabio Vitali</dc:creator>
              <dc:date>2011-07-15T01:16:00</dc:date>
            </office:change-info>
          </text:insertion>
        </text:changed-region>
        <text:changed-region xml:id="ct139855466273800" text:id="ct139855466273800">
          <text:insertion>
            <office:change-info>
              <dc:creator>Fabio Vitali</dc:creator>
              <dc:date>2011-07-15T01:15:00</dc:date>
            </office:change-info>
          </text:insertion>
        </text:changed-region>
        <text:changed-region xml:id="ct139855466274376" text:id="ct139855466274376">
          <text:insertion>
            <office:change-info>
              <dc:creator>Fabio Vitali</dc:creator>
              <dc:date>2011-07-15T01:16:00</dc:date>
            </office:change-info>
          </text:insertion>
        </text:changed-region>
        <text:changed-region xml:id="ct139855466273992" text:id="ct139855466273992">
          <text:insertion>
            <office:change-info>
              <dc:creator>Fabio Vitali</dc:creator>
              <dc:date>2011-07-15T01:15:00</dc:date>
            </office:change-info>
          </text:insertion>
        </text:changed-region>
        <text:changed-region xml:id="ct139855466267416" text:id="ct139855466267416">
          <text:insertion>
            <office:change-info>
              <dc:creator>Fabio Vitali</dc:creator>
              <dc:date>2011-07-15T00:38:00</dc:date>
            </office:change-info>
          </text:insertion>
        </text:changed-region>
        <text:changed-region xml:id="ct139855466275600" text:id="ct139855466275600">
          <text:insertion>
            <office:change-info>
              <dc:creator>Fabio Vitali</dc:creator>
              <dc:date>2011-07-15T02:27:00</dc:date>
            </office:change-info>
          </text:insertion>
        </text:changed-region>
        <text:changed-region xml:id="ct139855466276368" text:id="ct139855466276368">
          <text:insertion>
            <office:change-info>
              <dc:creator>Fabio Vitali</dc:creator>
              <dc:date>2011-07-15T02:28:00</dc:date>
            </office:change-info>
          </text:insertion>
        </text:changed-region>
        <text:changed-region xml:id="ct139855466276752" text:id="ct139855466276752">
          <text:insertion>
            <office:change-info>
              <dc:creator>Fabio Vitali</dc:creator>
              <dc:date>2011-07-15T02:29:00</dc:date>
            </office:change-info>
          </text:insertion>
        </text:changed-region>
        <text:changed-region xml:id="ct139855466276560" text:id="ct139855466276560">
          <text:insertion>
            <office:change-info>
              <dc:creator>Fabio Vitali</dc:creator>
              <dc:date>2011-07-15T02:28:00</dc:date>
            </office:change-info>
          </text:insertion>
        </text:changed-region>
        <text:changed-region xml:id="ct139855466276944" text:id="ct139855466276944">
          <text:insertion>
            <office:change-info>
              <dc:creator>Fabio Vitali</dc:creator>
              <dc:date>2011-07-15T02:29:00</dc:date>
            </office:change-info>
          </text:insertion>
        </text:changed-region>
        <text:changed-region xml:id="ct139855466275792" text:id="ct139855466275792">
          <text:insertion>
            <office:change-info>
              <dc:creator>Fabio Vitali</dc:creator>
              <dc:date>2011-07-15T02:19:00</dc:date>
            </office:change-info>
          </text:insertion>
        </text:changed-region>
        <text:changed-region xml:id="ct139855466276176" text:id="ct139855466276176">
          <text:insertion>
            <office:change-info>
              <dc:creator>Fabio Vitali</dc:creator>
              <dc:date>2011-07-15T02:19:00</dc:date>
            </office:change-info>
          </text:insertion>
        </text:changed-region>
        <text:changed-region xml:id="ct139855466275984" text:id="ct139855466275984">
          <text:insertion>
            <office:change-info>
              <dc:creator>Fabio Vitali</dc:creator>
              <dc:date>2011-07-15T02: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ma Ntoso <text:change text:change-id="ct139855469231880"/><text:change-start text:change-id="ct139855469231496"/>2<text:change-end text:change-id="ct139855469231496"/>.0 Release Notes</text:p>
      <text:p text:style-name="P2"><text:change text:change-id="ct139855466336272"/><text:span text:style-name="T1">Release </text:span><text:change text:change-id="ct139855466336656"/><text:change-start text:change-id="ct139855469231688"/><text:span text:style-name="T1">15 July</text:span><text:change-end text:change-id="ct139855469231688"/><text:change text:change-id="ct139855466336464"/><text:span text:style-name="T1"> 2011</text:span></text:p>
      <text:p text:style-name="P11">Technical Supervision: Fabio Vitali</text:p>
      <text:p text:style-name="P11">Legal Domain Supervision: Monica Palmirani</text:p>
      <text:p text:style-name="P11">University of Bologna</text:p>
      <text:p text:style-name="P6">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5"><text:s/>Table of content<text:tab/>1</text:p>
          <text:p text:style-name="P5">1 Introduction<text:tab/>2</text:p>
          <text:p text:style-name="P5">2 Namespaces<text:tab/>2</text:p>
          <text:p text:style-name="P5">3 Global overview of the schema<text:tab/>2</text:p>
          <text:p text:style-name="P5">4 Patterns<text:tab/>3</text:p>
          <text:p text:style-name="P5">5 Metadata elements<text:tab/>5</text:p>
          <text:p text:style-name="P5">6 Amendments, versions and document lifecycle <text:tab/>6</text:p>
          <text:p text:style-name="P5">7 References<text:tab/>7</text:p>
          <text:p text:style-name="P5">8 AKOMA NTOSO Naming Convention<text:tab/>14</text:p>
          <text:p text:style-name="P5">9 History of tentative releases leading to release of 15 July 2011 (temporary section).<text:tab/>31</text:p>
          <text:p text:style-name="P5">10 Differences from previous releases<text:tab/>40</text:p>
        </text:index-body>
      </text:table-of-content>
      <text:p text:style-name="P12"/>
      <text:p text:style-name="P13"/>
      <text:h text:style-name="P8" text:outline-level="1">Introduction</text:h>
      <text:p text:style-name="Standard">This document introduces and explains the schema for AKOMA NTOSO <text:change text:change-id="ct139855466339152"/><text:change-start text:change-id="ct139855466338192"/>2.0<text:change-end text:change-id="ct139855466338192"/>,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 <text:change text:change-id="ct139855466339344"/><text:change-start text:change-id="ct139855466337808"/>2.0<text:change-end text:change-id="ct139855466337808"/>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Namespaces</text:h>
      <text:p text:style-name="Standard">AKOMA NTOSO <text:change text:change-id="ct139855466339536"/><text:change-start text:change-id="ct139855466337616"/>2.0<text:change-end text:change-id="ct139855466337616"/>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text:change-start text:change-id="ct139855466341144"/> therefore<text:change-end text:change-id="ct139855466341144"/> “<text:span text:style-name="code">http://www.akomantoso.org/</text:span><text:change text:change-id="ct139855466339728"/><text:change-start text:change-id="ct139855466337040"/><text:span text:style-name="code">2.0</text:span><text:change-end text:change-id="ct139855466337040"/>”. </text:p>
      <text:p text:style-name="Standard"><text:change-start text:change-id="ct139855466342680"/>Starting from the 15 July 2011 release of the language, Akoma Ntoso enters in the 2.0 namespace. <text:change-end text:change-id="ct139855466342680"/><text:change-start text:change-id="ct139855466340376"/>As a transitory evolutionary path, the 15 July <text:change-end text:change-id="ct139855466340376"/><text:change-start text:change-id="ct139855466340952"/>2011 <text:change-end text:change-id="ct139855466340952"/><text:change-start text:change-id="ct139855466339920"/>version of the Akoma Ntoso language is released using both the old <text:change-end text:change-id="ct139855466339920"/><text:change-start text:change-id="ct139855466277136"/>namespace (1.0)<text:change-end text:change-id="ct139855466277136"/><text:change-start text:change-id="ct139855466340112"/> and the new <text:change-end text:change-id="ct139855466340112"/><text:change-start text:change-id="ct139855466277328"/>namespace (2.0)<text:change-end text:change-id="ct139855466277328"/><text:change-start text:change-id="ct139855466340568"/>. <text:change-end text:change-id="ct139855466340568"/><text:change-start text:change-id="ct139855466341720"/>Documents using the 15 July 2011 release of the language <text:change-end text:change-id="ct139855466341720"/><text:change-start text:change-id="ct139855466342296"/><text:span text:style-name="T4">may</text:span><text:change-end text:change-id="ct139855466342296"/><text:change-start text:change-id="ct139855466341336"/> either use the 1.0 or the 2.0 namespace. Documents using older versions<text:change-end text:change-id="ct139855466341336"/><text:change-start text:change-id="ct139855466341912"/><text:span text:style-name="T4"> must </text:span>use the 1.0 namespace.<text:change-end text:change-id="ct139855466341912"/><text:change-start text:change-id="ct139855466341528"/> <text:change-end text:change-id="ct139855466341528"/><text:change-start text:change-id="ct139855466277520"/>Documents using s<text:change-end text:change-id="ct139855466277520"/><text:change-start text:change-id="ct139855466342104"/>ubsequent releases<text:span text:style-name="T4"> must </text:span>use the 2.0 namespace. <text:change-end text:change-id="ct139855466342104"/><text:change-start text:change-id="ct139855466340760"/><text:s/><text:change-end text:change-id="ct139855466340760"/></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1506840328" text:style-name="WW8Num48">
        <text:list-item>
          <text:p text:style-name="P14">The root element <text:span text:style-name="code">&lt;akomantoso&gt;</text:span></text:p>
        </text:list-item>
        <text:list-item>
          <text:p text:style-name="P14">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4">The shared container elements, one for each main part of the abovementioned structures, except for <text:span text:style-name="Macchina_20_da_20_scrivere_20_HTML">&lt;meta&gt;</text:span>, which is described in the apposite section.</text:p>
        </text:list-item>
        <text:list-item>
          <text:p text:style-name="P14">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4">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4">Elements for judgements, particularly <text:span text:style-name="code">&lt;background&gt;, &lt;motivation&gt;, &lt;decision&gt;,</text:span> and for open structures, particularly <text:span text:style-name="code">&lt;item&gt;</text:span>.</text:p>
        </text:list-item>
        <text:list-item>
          <text:p text:style-name="P14">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4">Generic elements: the list of available generic elements (one for each of the main categories of content models). </text:p>
        </text:list-item>
        <text:list-item>
          <text:p text:style-name="P14">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4">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6">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text:change text:change-id="ct139855466338576"/><text:change-start text:change-id="ct139855466337232"/>2.0<text:change-end text:change-id="ct139855466337232"/>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111742943" text:style-name="WW8Num63">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ext:change-start text:change-id="ct139855466277712"/>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change-end text:change-id="ct139855466277712"/></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text:change text:change-id="ct139855466338960"/><text:change-start text:change-id="ct139855466338000"/>2.0<text:change-end text:change-id="ct139855466338000"/> uses only one hierarchy, with predefined names and no constraints on their order or systematic layering. </text:p>
        </text:list-item>
      </text:list>
      <text:p text:style-name="P63">There are two exceptions to the systematic use of patterns: </text:p>
      <text:list xml:id="list383936702" text:style-name="WW8Num24">
        <text:list-item>
          <text:p text:style-name="P17">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7">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65">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soft-page-break/>Amendments, versions and document lifecycle </text:h>
      <text:p text:style-name="Standard">AKOMA NTOSO <text:change text:change-id="ct139855466338384"/><text:change-start text:change-id="ct139855466337424"/>2.0<text:change-end text:change-id="ct139855466337424"/>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069527743" text:style-name="WW8Num52">
        <text:list-item>
          <text:p text:style-name="P18">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8">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416300091" text:style-name="WW8Num56">
        <text:list-item>
          <text:p text:style-name="P19"><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9"><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19"><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668846074" text:style-name="WW8Num23">
        <text:list-item>
          <text:p text:style-name="P20"><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0"><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0"><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0"><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408564210" text:style-name="WW8Num17">
        <text:list-item>
          <text:p text:style-name="P21"><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1"><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1"><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1"><text:span text:style-name="Macchina_20_da_20_scrivere_20_HTML">by</text:span>: points to a person, i.e., an instance of the class TLCPerson in the references section, relative to the person by which the content has been provided. </text:p>
        </text:list-item>
        <text:list-item>
          <text:p text:style-name="P21"><text:span text:style-name="Macchina_20_da_20_scrivere_20_HTML">as</text:span>: points to a role, i.e., an instance of the class TLCRole in the references, relative to the role held by the person when uttering the content. </text:p>
        </text:list-item>
        <text:list-item>
          <text:p text:style-name="P21"><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285847481" text:style-name="WW8Num55">
        <text:list-item>
          <text:p text:style-name="P22">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2"><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2"><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2">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65">The following inline elements may appear to be references, but are rather definitions: </text:p>
      <text:list xml:id="list220529620" text:style-name="WW8Num38">
        <text:list-item>
          <text:p text:style-name="P23"><text:span text:style-name="Macchina_20_da_20_scrivere_20_HTML">date</text:span>: <text:s/>specifies that the content of the element is a date. Through the date attribute it is possible to provide the unambiguous form of the date in XSD <text:change text:change-id="ct139855466338768"/><text:change-start text:change-id="ct139855466336848"/>2.0<text:change-end text:change-id="ct139855466336848"/> syntax (yyyy-mm-dd). </text:p>
        </text:list-item>
        <text:list-item>
          <text:p text:style-name="P23"><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3"><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7">Element</text:p>
          </table:table-cell>
          <table:table-cell table:style-name="Table1.A1" office:value-type="string">
            <text:p text:style-name="P67">Identifier</text:p>
          </table:table-cell>
          <table:table-cell table:style-name="Table1.A1" office:value-type="string">
            <text:p text:style-name="P67">Example</text:p>
          </table:table-cell>
          <table:table-cell table:style-name="Table1.D1" office:value-type="string">
            <text:p text:style-name="P67">Identifier of example</text:p>
          </table:table-cell>
        </table:table-row>
        <table:table-row table:style-name="Table1.1">
          <table:table-cell table:style-name="Table1.A1" office:value-type="string">
            <text:p text:style-name="P66"><text:span text:style-name="code"><text:span text:style-name="T9">&lt;book&gt;</text:span></text:span></text:p>
          </table:table-cell>
          <table:table-cell table:style-name="Table1.A1" office:value-type="string">
            <text:p text:style-name="P66"><text:span text:style-name="code"><text:span text:style-name="T9">secXX</text:span></text:span></text:p>
          </table:table-cell>
          <table:table-cell table:style-name="Table1.A1" office:value-type="string">
            <text:p text:style-name="P68">Book 2 of this act</text:p>
          </table:table-cell>
          <table:table-cell table:style-name="Table1.D1" office:value-type="string">
            <text:p text:style-name="P66"><text:span text:style-name="code"><text:span text:style-name="T9">Bck2</text:span></text:span></text:p>
          </table:table-cell>
        </table:table-row>
        <text:soft-page-break/>
        <table:table-row table:style-name="Table1.1">
          <table:table-cell table:style-name="Table1.A1" office:value-type="string">
            <text:p text:style-name="P66"><text:span text:style-name="code"><text:span text:style-name="T9">&lt;part&gt;</text:span></text:span></text:p>
          </table:table-cell>
          <table:table-cell table:style-name="Table1.A1" office:value-type="string">
            <text:p text:style-name="P66"><text:span text:style-name="code"><text:span text:style-name="T9">prtXX</text:span></text:span></text:p>
          </table:table-cell>
          <table:table-cell table:style-name="Table1.A1" office:value-type="string">
            <text:p text:style-name="P68">Part 1 of book 2 of this act</text:p>
          </table:table-cell>
          <table:table-cell table:style-name="Table1.D1" office:value-type="string">
            <text:p text:style-name="P66"><text:span text:style-name="code"><text:span text:style-name="T9">bck2-prt1</text:span></text:span></text:p>
          </table:table-cell>
        </table:table-row>
        <table:table-row table:style-name="Table1.1">
          <table:table-cell table:style-name="Table1.A1" office:value-type="string">
            <text:p text:style-name="P66"><text:span text:style-name="code"><text:span text:style-name="T9">&lt;paragraph&gt;</text:span></text:span></text:p>
          </table:table-cell>
          <table:table-cell table:style-name="Table1.A1" office:value-type="string">
            <text:p text:style-name="P66"><text:span text:style-name="code"><text:span text:style-name="T9">parXX</text:span></text:span></text:p>
          </table:table-cell>
          <table:table-cell table:style-name="Table1.A1" office:value-type="string">
            <text:p text:style-name="P68">Paragraph 3 of part 1 of book 2 of this act</text:p>
          </table:table-cell>
          <table:table-cell table:style-name="Table1.D1" office:value-type="string">
            <text:p text:style-name="P66"><text:span text:style-name="code"><text:span text:style-name="T9">bck2-prt1-par3</text:span></text:span></text:p>
          </table:table-cell>
        </table:table-row>
        <table:table-row table:style-name="Table1.1">
          <table:table-cell table:style-name="Table1.A1" office:value-type="string">
            <text:p text:style-name="P66"><text:span text:style-name="code"><text:span text:style-name="T9">&lt;chapter&gt;</text:span></text:span></text:p>
          </table:table-cell>
          <table:table-cell table:style-name="Table1.A1" office:value-type="string">
            <text:p text:style-name="P66"><text:span text:style-name="code"><text:span text:style-name="T9">chpXX</text:span></text:span></text:p>
          </table:table-cell>
          <table:table-cell table:style-name="Table1.A1" office:value-type="string">
            <text:p text:style-name="P68">Chapter 5 of paragraph 3 of part 1 of book 2 of this act</text:p>
          </table:table-cell>
          <table:table-cell table:style-name="Table1.D1" office:value-type="string">
            <text:p text:style-name="P66"><text:span text:style-name="code"><text:span text:style-name="T9">bck2-prt1-par3-chp5</text:span></text:span></text:p>
          </table:table-cell>
        </table:table-row>
        <table:table-row table:style-name="Table1.1">
          <table:table-cell table:style-name="Table1.A1" office:value-type="string">
            <text:p text:style-name="P66"><text:span text:style-name="code"><text:span text:style-name="T9">&lt;article&gt;</text:span></text:span></text:p>
          </table:table-cell>
          <table:table-cell table:style-name="Table1.A1" office:value-type="string">
            <text:p text:style-name="P66"><text:span text:style-name="code"><text:span text:style-name="T9">artXX</text:span></text:span></text:p>
          </table:table-cell>
          <table:table-cell table:style-name="Table1.A1" office:value-type="string">
            <text:p text:style-name="P68">Article 12</text:p>
          </table:table-cell>
          <table:table-cell table:style-name="Table1.D1" office:value-type="string">
            <text:p text:style-name="P66"><text:span text:style-name="code"><text:span text:style-name="T9">art12</text:span></text:span></text:p>
          </table:table-cell>
        </table:table-row>
        <table:table-row table:style-name="Table1.1">
          <table:table-cell table:style-name="Table1.A1" office:value-type="string">
            <text:p text:style-name="P66"><text:span text:style-name="code"><text:span text:style-name="T9">&lt;clause&gt;</text:span></text:span></text:p>
          </table:table-cell>
          <table:table-cell table:style-name="Table1.A1" office:value-type="string">
            <text:p text:style-name="P66"><text:span text:style-name="code"><text:span text:style-name="T9">claXX</text:span></text:span></text:p>
          </table:table-cell>
          <table:table-cell table:style-name="Table1.A1" office:value-type="string">
            <text:p text:style-name="P68">Clause 3 of article 12</text:p>
          </table:table-cell>
          <table:table-cell table:style-name="Table1.D1" office:value-type="string">
            <text:p text:style-name="P66"><text:span text:style-name="code"><text:span text:style-name="T9">art12-cla3</text:span></text:span></text:p>
          </table:table-cell>
        </table:table-row>
        <table:table-row table:style-name="Table1.1">
          <table:table-cell table:style-name="Table1.A1" office:value-type="string">
            <text:p text:style-name="P66"><text:span text:style-name="code"><text:span text:style-name="T9">&lt;li&gt;</text:span></text:span></text:p>
          </table:table-cell>
          <table:table-cell table:style-name="Table1.A1" office:value-type="string">
            <text:p text:style-name="P66"><text:span text:style-name="code"><text:span text:style-name="T9">itmXX</text:span></text:span></text:p>
          </table:table-cell>
          <table:table-cell table:style-name="Table1.A1" office:value-type="string">
            <text:p text:style-name="P68">item “c” of clause 3 of article 12</text:p>
          </table:table-cell>
          <table:table-cell table:style-name="Table1.D1" office:value-type="string">
            <text:p text:style-name="P66"><text:span text:style-name="code"><text:span text:style-name="T9">art12-cla3-itm3</text:span></text:span></text:p>
          </table:table-cell>
        </table:table-row>
        <table:table-row table:style-name="Table1.1">
          <table:table-cell table:style-name="Table1.A1" office:value-type="string">
            <text:p text:style-name="P66"><text:span text:style-name="code"><text:span text:style-name="T9">&lt;p&gt;</text:span></text:span></text:p>
          </table:table-cell>
          <table:table-cell table:style-name="Table1.A1" office:value-type="string">
            <text:p text:style-name="P66"><text:span text:style-name="code"><text:span text:style-name="T9">blkXX</text:span></text:span></text:p>
          </table:table-cell>
          <table:table-cell table:style-name="Table1.A1" office:value-type="string">
            <text:p text:style-name="P68">Third paragraph of clause 3 of article 12</text:p>
          </table:table-cell>
          <table:table-cell table:style-name="Table1.D1" office:value-type="string">
            <text:p text:style-name="P66"><text:span text:style-name="code"><text:span text:style-name="T9">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text:change-start text:change-id="ct139855466342488"/>Evolving IDs<text:change-end text:change-id="ct139855466342488"/></text:h>
      <text:p text:style-name="Standard"><text:change-start text:change-id="ct139855466358664"/>Document<text:change-end text:change-id="ct139855466358664"/><text:change-start text:change-id="ct139855466360392"/>s<text:change-end text:change-id="ct139855466360392"/><text:change-start text:change-id="ct139855466358088"/> <text:change-end text:change-id="ct139855466358088"/><text:change-start text:change-id="ct139855466359624"/>are complex structures<text:change-end text:change-id="ct139855466359624"/><text:change-start text:change-id="ct139855466359048"/>. Sometime, it is important to record the fact that the <text:change-end text:change-id="ct139855466359048"/><text:change-start text:change-id="ct139855466359432"/>(conceptually) <text:change-end text:change-id="ct139855466359432"/><text:change-start text:change-id="ct139855466358856"/>same structure may have <text:change-end text:change-id="ct139855466358856"/><text:change-start text:change-id="ct139855466358472"/>different content (e.g., for different languages, different versions or <text:change-end text:change-id="ct139855466358472"/><text:change-start text:change-id="ct139855466359816"/>different audiences. Permanent Ids are the <text:change-end text:change-id="ct139855466359816"/><text:change-start text:change-id="ct139855466360200"/>basic<text:change-end text:change-id="ct139855466360200"/><text:change-start text:change-id="ct139855466360008"/> tool to be able <text:change-end text:change-id="ct139855466360008"/><text:change-start text:change-id="ct139855466360584"/>to identify the concept of <text:span text:style-name="T1">sameness</text:span> across <text:change-end text:change-id="ct139855466360584"/><text:change-start text:change-id="ct139855466360848"/>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change-end text:change-id="ct139855466360848"/><text:change-start text:change-id="ct139855466355352"/><text:s/><text:change-end text:change-id="ct139855466355352"/></text:p>
      <text:p text:style-name="Standard"><text:change-start text:change-id="ct139855466361040"/>The problems in the permanence of ids appear in four situations: </text:p>
      <text:list xml:id="list2014390125" text:style-name="WW8Num54">
        <text:list-item>
          <text:p text:style-name="P25">in a multilingual document, the concurrence of two similarly named structures in two languages, say art.2 in the French and art.2 in the English part of the document</text:p>
        </text:list-item>
        <text:list-item>
          <text:p text:style-name="P25">in a multi-version document, the concurrence of two similarly named structures from two versions, say art.2 in the past version and art.2 in the current version. </text:p>
        </text:list-item>
        <text:list-item>
          <text:p text:style-name="P25">in a modification act, the concurrence of two similarly named structures in the amending and in the amended document, say I am amending art.2 of the amended act, and of course an art.2 exists already in the amending act. </text:p>
        </text:list-item>
        <text:list-item>
          <text:p text:style-name="P25">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5">First use case<text:change-end text:change-id="ct139855466361040"/><text:change-start text:change-id="ct139855466362000"/> – renumbering in bills<text:change-end text:change-id="ct139855466362000"/><text:change-start text:change-id="ct139855466361424"/>: an approved amendment A inserts a new article between art.1 and art.2 of version 1 of bill B. Because of this decision, art.2 is known <text:soft-page-break/>in version 2 of B as art.3, art.3 is known as art.4, etc. </text:p>
            </text:list-item>
            <text:list-item>
              <text:p text:style-name="P25">Second use case<text:change-end text:change-id="ct139855466361424"/><text:change-start text:change-id="ct139855466361232"/> – renumbering in acts<text:change-end text:change-id="ct139855466361232"/><text:change-start text:change-id="ct139855466361616"/>: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text:change-end text:change-id="ct139855466361616"/></text:p>
      <text:p text:style-name="Standard"><text:change-start text:change-id="ct139855466362384"/>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change-end text:change-id="ct139855466362384"/></text:p>
      <text:p text:style-name="Standard"><text:change-start text:change-id="ct139855466364112"/>In fact there are<text:change-end text:change-id="ct139855466364112"/><text:change-start text:change-id="ct139855466362576"/> really two identifiers at work<text:change-end text:change-id="ct139855466362576"/><text:change-start text:change-id="ct139855466363536"/>:<text:change-end text:change-id="ct139855466363536"/><text:change-start text:change-id="ct139855466362768"/> one has the purpose of matching the evolving nature of the document and the other must guarantee the persistency of the identity of the fragment. They <text:change-end text:change-id="ct139855466362768"/><text:change-start text:change-id="ct139855466362960"/>are usually the same, and <text:change-end text:change-id="ct139855466362960"/><text:change-start text:change-id="ct139855466362192"/>diverge only when one of the four above-mentioned situations occur. <text:change-end text:change-id="ct139855466362192"/></text:p>
      <text:p text:style-name="Standard"><text:change-start text:change-id="ct139855466363728"/>Our solution must <text:change-end text:change-id="ct139855466363728"/><text:change-start text:change-id="ct139855466364304"/>maintain<text:change-end text:change-id="ct139855466364304"/><text:change-start text:change-id="ct139855466363152"/> some <text:change-end text:change-id="ct139855466363152"/><text:change-start text:change-id="ct139855466364688"/>fundamental <text:change-end text:change-id="ct139855466364688"/><text:change-start text:change-id="ct139855466363344"/>principles<text:change-end text:change-id="ct139855466363344"/><text:change-start text:change-id="ct139855466364496"/>:<text:change-end text:change-id="ct139855466364496"/><text:change-start text:change-id="ct139855466363920"/> <text:change-end text:change-id="ct139855466363920"/><text:change-start text:change-id="ct139855466361808"/><text:s/><text:change-end text:change-id="ct139855466361808"/></text:p>
      <text:list xml:id="list2103916681" text:style-name="WW8Num46">
        <text:list-item>
          <text:p text:style-name="P26"><text:change-start text:change-id="ct139855466357896"/><text:span text:style-name="T1">Universality</text:span>: the approach taken must work for <text:change-end text:change-id="ct139855466357896"/><text:change-start text:change-id="ct139855466364952"/>all<text:change-end text:change-id="ct139855466364952"/><text:change-start text:change-id="ct139855466357704"/> document <text:change-end text:change-id="ct139855466357704"/><text:change-start text:change-id="ct139855466365144"/>types <text:change-end text:change-id="ct139855466365144"/><text:change-start text:change-id="ct139855466357512"/>that Akoma Ntoso deal<text:change-end text:change-id="ct139855466357512"/><text:change-start text:change-id="ct139855466365336"/>s<text:change-end text:change-id="ct139855466365336"/><text:change-start text:change-id="ct139855466357320"/> with now or <text:change-end text:change-id="ct139855466357320"/><text:change-start text:change-id="ct139855466365528"/>will <text:change-end text:change-id="ct139855466365528"/><text:change-start text:change-id="ct139855466357128"/>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6"><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26"><text:span text:style-name="T1">Unicity</text:span>: the id of a part must be unique within the document. </text:p>
        </text:list-item>
        <text:list-item>
          <text:p text:style-name="P26"><text:span text:style-name="T1">Persistency</text:span>: the id of a part must be persistent across versions, i.e., across all expressions of the same work. The persistency must refer to the identity of the part, and not <text:change-end text:change-id="ct139855466357128"/><text:change-start text:change-id="ct139855466365720"/>of <text:change-end text:change-id="ct139855466365720"/><text:change-start text:change-id="ct139855466356936"/>the name or <text:change-end text:change-id="ct139855466356936"/><text:change-start text:change-id="ct139855466365912"/>the <text:change-end text:change-id="ct139855466365912"/><text:change-start text:change-id="ct139855466356744"/>number (i.e., if a part is moved and renamed the id must accompany the part, and not stay with the number), so it <text:change-end text:change-id="ct139855466356744"/><text:change-start text:change-id="ct139855466366104"/>remains<text:change-end text:change-id="ct139855466366104"/><text:change-start text:change-id="ct139855466356504"/> possible to track across versions the movement of the <text:change-end text:change-id="ct139855466356504"/><text:change-start text:change-id="ct139855466366296"/>part.<text:change-end text:change-id="ct139855466366296"/></text:p>
        </text:list-item>
        <text:list-item>
          <text:p text:style-name="P26"><text:change-start text:change-id="ct139855466356312"/><text:span text:style-name="T1">Navigability</text:span>: the id of a part must be usable in <text:change-end text:change-id="ct139855466356312"/><text:change-start text:change-id="ct139855466366488"/>URI <text:change-end text:change-id="ct139855466366488"/><text:change-start text:change-id="ct139855466356120"/>as the fragment part (after the # sign)<text:change-end text:change-id="ct139855466356120"/><text:change-start text:change-id="ct139855466366680"/>, even in the<text:change-end text:change-id="ct139855466366680"/><text:change-start text:change-id="ct139855466355928"/> hypertext link <text:change-end text:change-id="ct139855466355928"/><text:change-start text:change-id="ct139855466366872"/>of <text:change-end text:change-id="ct139855466366872"/><text:change-start text:change-id="ct139855466355736"/>a separate document, and the link <text:change-end text:change-id="ct139855466355736"/><text:change-start text:change-id="ct139855466367064"/>must remain<text:change-end text:change-id="ct139855466367064"/><text:change-start text:change-id="ct139855466355544"/> traversable to the right place regardless of what happened to the document. </text:p>
        </text:list-item>
        <text:list-item>
          <text:p text:style-name="P26"><text:span text:style-name="T1">Self-sufficiency</text:span>: the id of a part must be the only information needed to perform the basic operations (in particular, navigation and tracking). Explanatory metadata are always optional, so that it is not <text:change-end text:change-id="ct139855466355544"/><text:change-start text:change-id="ct139855466367256"/>appropriate to<text:change-end text:change-id="ct139855466367256"/><text:change-start text:change-id="ct139855466355160"/> deal with tracking in an apposite metadata section. </text:p>
        </text:list-item>
        <text:list-item>
          <text:p text:style-name="P26"><text:span text:style-name="T1">Contiguity</text:span>: the id of a part must be near the part it refers to, e.g., as an attribute to the relevant element<text:change-end text:change-id="ct139855466355160"/><text:change-start text:change-id="ct139855466367448"/><text:span text:style-name="Footnote_20_Symbol"><text:note text:id="ftn1" text:note-class="footnote"><text:note-citation>1</text:note-citation><text:note-body><text:p text:style-name="Footnote"><text:change-start text:change-id="ct139855471701208"/><text:s/>Contiguity does NOT mean that the id must be called "id", or that it must be the only attribute to exhibit identification characteristics<text:change-end text:change-id="ct139855471701208"/></text:p></text:note-body></text:note></text:span><text:change-end text:change-id="ct139855466367448"/><text:change-start text:change-id="ct139855466359240"/>. </text:p>
        </text:list-item>
        <text:list-item>
          <text:p text:style-name="P26"><text:span text:style-name="T1">Meaningfulness</text:span>: the id of a part must, as much as possible, express basic facts about its nature, position, <text:change-end text:change-id="ct139855466359240"/><text:change-start text:change-id="ct139855466368408"/>or <text:change-end text:change-id="ct139855466368408"/><text:change-start text:change-id="ct139855466358280"/>relation to superior and/or neighboring elements that are meaningful to the local tradition. <text:s/></text:p>
        </text:list-item>
        <text:list-item>
          <text:p text:style-name="P26"><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change-end text:change-id="ct139855466358280"/><text:change-start text:change-id="ct139855466367640"/><text:span text:style-name="Footnote_20_Symbol"><text:note text:id="ftn2" text:note-class="footnote"><text:note-citation>2</text:note-citation><text:note-body><text:p text:style-name="Footnote"><text:change-start text:change-id="ct139855471701400"/><text:s/>Transferability does not mean "identical value", but only that a transformation between the two values must be possible in an automatic way.<text:change-end text:change-id="ct139855471701400"/></text:p></text:note-body></text:note></text:span><text:change-end text:change-id="ct139855466367640"/><text:change-start text:change-id="ct139855466347336"/> <text:change-end text:change-id="ct139855466347336"/></text:p>
        </text:list-item>
      </text:list>
      <text:p text:style-name="Standard"><text:change-start text:change-id="ct139855466367832"/>Given the above-mentioned principles, the natural solution is to have <text:change-end text:change-id="ct139855466367832"/><text:change-start text:change-id="ct139855466347144"/>two id<text:change-end text:change-id="ct139855466347144"/><text:change-start text:change-id="ct139855466368024"/>entifier<text:change-end text:change-id="ct139855466368024"/><text:change-start text:change-id="ct139855466346952"/>s to deal with. The first is persistent, <text:change-end text:change-id="ct139855466346952"/><text:change-start text:change-id="ct139855466368216"/>while <text:change-end text:change-id="ct139855466368216"/><text:change-start text:change-id="ct139855466346760"/>the second is evolving in time. Whenever the persistent id and the evolving id do not differ, only the persistent id is specified in the document. </text:p>
      <text:p text:style-name="Standard">When <text:change-end text:change-id="ct139855466346760"/><text:change-start text:change-id="ct139855466368600"/>a situation occurs, that requires <text:change-end text:change-id="ct139855466368600"/><text:change-start text:change-id="ct139855466242248"/>the navigable id to differ from the persistent id, such as <text:change-end text:change-id="ct139855466242248"/><text:change-start text:change-id="ct139855466347528"/>one of the above-mentioned situations 1, 2, 3 or 4, <text:change-end text:change-id="ct139855466347528"/><text:change-start text:change-id="ct139855466242056"/>then the <text:span text:style-name="Macchina_20_da_20_scrivere_20_HTML">id</text:span> attribute contains the persistent id<text:change-end text:change-id="ct139855466242056"/><text:change-start text:change-id="ct139855466243400"/>entifier<text:change-end text:change-id="ct139855466243400"/><text:change-start text:change-id="ct139855466368792"/>, while <text:change-end text:change-id="ct139855466368792"/><text:change-start text:change-id="ct139855466347720"/>the <text:span text:style-name="Macchina_20_da_20_scrivere_20_HTML">evolving</text:span><text:change-end text:change-id="ct139855466347720"/><text:change-start text:change-id="ct139855466243208"/><text:span text:style-name="Macchina_20_da_20_scrivere_20_HTML">I</text:span><text:change-end text:change-id="ct139855466243208"/><text:change-start text:change-id="ct139855466347912"/><text:span text:style-name="Macchina_20_da_20_scrivere_20_HTML">d</text:span> <text:change-end text:change-id="ct139855466347912"/><text:change-start text:change-id="ct139855466243016"/>attribute <text:change-end text:change-id="ct139855466243016"/><text:change-start text:change-id="ct139855466348104"/>contains the id<text:change-end text:change-id="ct139855466348104"/><text:change-start text:change-id="ct139855466242824"/>entifier<text:change-end text:change-id="ct139855466242824"/><text:change-start text:change-id="ct139855466348296"/> that should be used if this <text:change-end text:change-id="ct139855466348296"/><text:change-start text:change-id="ct139855466242440"/>this fragment was alone, without previous history or similarly named fragments<text:change-end text:change-id="ct139855466242440"/><text:change-start text:change-id="ct139855466348560"/>. <text:change-end text:change-id="ct139855466348560"/><text:change-start text:change-id="ct139855466242632"/>Thus, a<text:change-end text:change-id="ct139855466242632"/><text:change-start text:change-id="ct139855466348752"/>fter any change in the document, the persistent id never changes, and the evolving id is updated according to the new data. </text:p>
      <text:p text:style-name="Standard">Tracking is always based on the persistent id<text:change-end text:change-id="ct139855466348752"/><text:change-start text:change-id="ct139855466243976"/>, n<text:change-end text:change-id="ct139855466243976"/><text:change-start text:change-id="ct139855466348944"/>avigation is always based on the id that was the evolving id at the moment, and <text:change-end text:change-id="ct139855466348944"/><text:change-start text:change-id="ct139855466243784"/>t<text:change-end text:change-id="ct139855466243784"/><text:change-start text:change-id="ct139855466349136"/>ransfer is always based on the evolving id. <text:change-end text:change-id="ct139855466349136"/><text:change-start text:change-id="ct139855466243592"/><text:s/><text:change-end text:change-id="ct139855466243592"/><text:change-start text:change-id="ct139855466349328"/>Since the evolving id may change in time more than once, a <text:change-end text:change-id="ct139855466349328"/><text:change-start text:change-id="ct139855466244360"/>metadata<text:change-end text:change-id="ct139855466244360"/><text:change-start text:change-id="ct139855466349520"/> structure <text:change-end text:change-id="ct139855466349520"/><text:change-start text:change-id="ct139855466244168"/>holds a complete<text:change-end text:change-id="ct139855466244168"/><text:change-start text:change-id="ct139855466349712"/> map<text:change-end text:change-id="ct139855466349712"/><text:change-start text:change-id="ct139855466244552"/> in time of the relationships between the persistent id<text:change-end text:change-id="ct139855466244552"/><text:change-start text:change-id="ct139855466349904"/> <text:change-end text:change-id="ct139855466349904"/><text:change-start text:change-id="ct139855466244936"/>and each of <text:change-end text:change-id="ct139855466244936"/><text:change-start text:change-id="ct139855466350096"/>the evolving ids<text:change-end text:change-id="ct139855466350096"/><text:change-start text:change-id="ct139855466244744"/>.<text:change-end text:change-id="ct139855466244744"/><text:change-start text:change-id="ct139855466350288"/> </text:p>
      <text:p text:style-name="Standard">For instance, using the following simplified naming convention: <text:span text:style-name="Macchina_20_da_20_scrivere_20_HTML">doc@vers#fragment</text:span>, we can describe the four situation as follows: </text:p>
      <text:list xml:id="list194237812" text:style-name="WW8Num64">
        <text:list-item>
          <text:p text:style-name="P27"><text:span text:style-name="T1">Multi-lingual</text:span><text:change-end text:change-id="ct139855466350288"/><text:change-start text:change-id="ct139855466245320"/><text:span text:style-name="T1"> document</text:span><text:change-end text:change-id="ct139855466245320"/><text:change-start text:change-id="ct139855466343064"/>: The <text:change-end text:change-id="ct139855466343064"/><text:change-start text:change-id="ct139855466245128"/>fragment in the <text:change-end text:change-id="ct139855466245128"/><text:change-start text:change-id="ct139855466343256"/>default<text:change-end text:change-id="ct139855466343256"/><text:change-start text:change-id="ct139855466245512"/> language<text:change-end text:change-id="ct139855466245512"/><text:change-start text:change-id="ct139855466343448"/> uses <text:change-end text:change-id="ct139855466343448"/><text:change-start text:change-id="ct139855466246352"/>the<text:change-end text:change-id="ct139855466246352"/><text:change-start text:change-id="ct139855466343640"/> <text:change-end text:change-id="ct139855466343640"/><text:change-start text:change-id="ct139855466246160"/>basic<text:change-end text:change-id="ct139855466246160"/><text:change-start text:change-id="ct139855466343832"/> id, the <text:s/><text:change-end text:change-id="ct139855466343832"/><text:change-start text:change-id="ct139855466245704"/>fragment<text:change-end text:change-id="ct139855466245704"/><text:change-start text:change-id="ct139855466344024"/> <text:change-end text:change-id="ct139855466344024"/><text:change-start text:change-id="ct139855466245896"/>is any further language <text:change-end text:change-id="ct139855466245896"/><text:change-start text:change-id="ct139855466344216"/>uses a modified id, and both use the same evolvingId. <text:change-end text:change-id="ct139855466344216"/><text:change-start text:change-id="ct139855466246544"/>E.g.:<text:change-end text:change-id="ct139855466246544"/></text:p>
        </text:list-item>
      </text:list>
      <text:p text:style-name="P70"><text:change-start text:change-id="ct139855466344456"/><text:span text:style-name="Macchina_20_da_20_scrivere_20_HTML">&lt;art id="art2"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Some text in English&lt;/p&gt;</text:span></text:p>
      <text:p text:style-name="P70"><text:span text:style-name="Macchina_20_da_20_scrivere_20_HTML"><text:s/>&lt;/content&gt;</text:span></text:p>
      <text:p text:style-name="P70"><text:span text:style-name="Macchina_20_da_20_scrivere_20_HTML">&lt;/art&gt;</text:span></text:p>
      <text:p text:style-name="P70"><text:span text:style-name="Macchina_20_da_20_scrivere_20_HTML">&lt;art id="art2fra"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Du texte en Français&lt;/p&gt;</text:span></text:p>
      <text:p text:style-name="P70"><text:span text:style-name="Macchina_20_da_20_scrivere_20_HTML"><text:s/>&lt;/content&gt;</text:span></text:p>
      <text:p text:style-name="P70"><text:span text:style-name="Macchina_20_da_20_scrivere_20_HTML">&lt;/art&gt;</text:span><text:change-end text:change-id="ct139855466344456"/></text:p>
      <text:p text:style-name="P85"><text:change-start text:change-id="ct139855466249808"/><text:tab/>I<text:change-end text:change-id="ct139855466249808"/><text:change-start text:change-id="ct139855466246736"/>n this context, a<text:change-end text:change-id="ct139855466246736"/><text:change-start text:change-id="ct139855466344648"/> reference such as <text:span text:style-name="Macchina_20_da_20_scrivere_20_HTML">doc#art2 </text:span>points by default to the default destination, <text:change-end text:change-id="ct139855466344648"/><text:change-start text:change-id="ct139855466246928"/>but<text:change-end text:change-id="ct139855466246928"/><text:change-start text:change-id="ct139855466344840"/> a client-side script could, upon signaling that the user has a specific language preference, locally fiddle with the ids to have the destination change.</text:p>
      <text:list xml:id="list45922705" text:style-name="WW8Num49">
        <text:list-item>
          <text:p text:style-name="P28"><text:span text:style-name="T1">Multi-version</text:span><text:change-end text:change-id="ct139855466344840"/><text:change-start text:change-id="ct139855466247120"/><text:span text:style-name="T1"> document</text:span><text:change-end text:change-id="ct139855466247120"/><text:change-start text:change-id="ct139855466345032"/>: The "default" fragment uses a plain id, the "secondary" destination uses a modified id, and both use the same evolvingId. </text:p>
        </text:list-item>
      </text:list>
      <text:p text:style-name="P70"><text:span text:style-name="Macchina_20_da_20_scrivere_20_HTML">&lt;art id="art2"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New version of art.2&lt;/p&gt;</text:span></text:p>
      <text:p text:style-name="P70"><text:span text:style-name="Macchina_20_da_20_scrivere_20_HTML"><text:s/>&lt;/content&gt;</text:span></text:p>
      <text:p text:style-name="P70"><text:span text:style-name="Macchina_20_da_20_scrivere_20_HTML">&lt;/art&gt;</text:span></text:p>
      <text:p text:style-name="P70"><text:span text:style-name="Macchina_20_da_20_scrivere_20_HTML">&lt;art id="art2v1" evolvingId="art2"&gt;</text:span></text:p>
      <text:p text:style-name="P70"><text:span text:style-name="Macchina_20_da_20_scrivere_20_HTML"><text:s/>&lt;num&gt;2&lt;/num&gt;</text:span></text:p>
      <text:p text:style-name="P70"><text:span text:style-name="Macchina_20_da_20_scrivere_20_HTML"><text:s/>&lt;content&gt;</text:span></text:p>
      <text:p text:style-name="P70"><text:soft-page-break/><text:span text:style-name="Macchina_20_da_20_scrivere_20_HTML"><text:s text:c="3"/>&lt;p&gt;Old version of art.2&lt;/p&gt;</text:span></text:p>
      <text:p text:style-name="P70"><text:span text:style-name="Macchina_20_da_20_scrivere_20_HTML"><text:s/>&lt;/content&gt;</text:span></text:p>
      <text:p text:style-name="P70"><text:span text:style-name="Macchina_20_da_20_scrivere_20_HTML">&lt;/art&gt;</text:span><text:change-end text:change-id="ct139855466345032"/></text:p>
      <text:p text:style-name="P63"><text:change-start text:change-id="ct139855466247888"/>In this situation<text:change-end text:change-id="ct139855466247888"/><text:change-start text:change-id="ct139855466345224"/> <text:change-end text:change-id="ct139855466345224"/><text:change-start text:change-id="ct139855466247696"/>it is<text:change-end text:change-id="ct139855466247696"/><text:change-start text:change-id="ct139855466345416"/> assum<text:change-end text:change-id="ct139855466345416"/><text:change-start text:change-id="ct139855466247504"/>ed<text:change-end text:change-id="ct139855466247504"/><text:change-start text:change-id="ct139855466345608"/> that the expected default behavior when traversing documents is to go to the newer version of the document<text:change-end text:change-id="ct139855466345608"/><text:change-start text:change-id="ct139855466247312"/>, and i<text:change-end text:change-id="ct139855466247312"/><text:change-start text:change-id="ct139855466345800"/>f the navigation mechanism kn<text:change-end text:change-id="ct139855466345800"/><text:change-start text:change-id="ct139855466248080"/>o<text:change-end text:change-id="ct139855466248080"/><text:change-start text:change-id="ct139855466345992"/>w<text:change-end text:change-id="ct139855466345992"/><text:change-start text:change-id="ct139855466248272"/>s<text:change-end text:change-id="ct139855466248272"/><text:change-start text:change-id="ct139855466346184"/> something more specific about the needs of <text:change-end text:change-id="ct139855466346184"/><text:change-start text:change-id="ct139855466248656"/>the<text:change-end text:change-id="ct139855466248656"/><text:change-start text:change-id="ct139855466346376"/> user, it <text:change-end text:change-id="ct139855466346376"/><text:change-start text:change-id="ct139855466249040"/>w<text:change-end text:change-id="ct139855466249040"/><text:change-start text:change-id="ct139855466346568"/>ould lead to the older version of the fragment<text:change-end text:change-id="ct139855466346568"/><text:change-start text:change-id="ct139855466249232"/> instead<text:change-end text:change-id="ct139855466249232"/><text:change-start text:change-id="ct139855466352208"/>. </text:p>
      <text:list xml:id="list587833161" text:continue-numbering="true" text:style-name="WW8Num49">
        <text:list-item>
          <text:p text:style-name="P28"><text:span text:style-name="T1">Amending act</text:span>: the structured content use evolvingId as a <text:change-end text:change-id="ct139855466352208"/><text:change-start text:change-id="ct139855466248848"/>suggestion<text:change-end text:change-id="ct139855466248848"/><text:change-start text:change-id="ct139855466352400"/> <text:change-end text:change-id="ct139855466352400"/><text:change-start text:change-id="ct139855466248464"/>of<text:change-end text:change-id="ct139855466248464"/><text:change-start text:change-id="ct139855466352664"/> the id <text:change-end text:change-id="ct139855466352664"/><text:change-start text:change-id="ct139855466249424"/>that <text:change-end text:change-id="ct139855466249424"/><text:change-start text:change-id="ct139855466352856"/>the structure will have in the <text:change-end text:change-id="ct139855466352856"/><text:change-start text:change-id="ct139855466249616"/>new version of the <text:change-end text:change-id="ct139855466249616"/><text:change-start text:change-id="ct139855466353048"/>amended document: </text:p>
        </text:list-item>
      </text:list>
      <text:p text:style-name="P70"><text:span text:style-name="Macchina_20_da_20_scrivere_20_HTML">&lt;mod id="mod1"&gt;</text:span></text:p>
      <text:p text:style-name="P70"><text:span text:style-name="Macchina_20_da_20_scrivere_20_HTML"><text:tab/>Art. 5 is changed as follows: </text:span></text:p>
      <text:p text:style-name="P70"><text:span text:style-name="Macchina_20_da_20_scrivere_20_HTML"><text:tab/>&lt;quotedStructure id="mod1-quo1"&gt;</text:span></text:p>
      <text:p text:style-name="P70"><text:span text:style-name="Macchina_20_da_20_scrivere_20_HTML"><text:tab/><text:tab/>&lt;art id="mod1-quo1-art5" evolvingId="art5"&gt;</text:span></text:p>
      <text:p text:style-name="P70"><text:span text:style-name="Macchina_20_da_20_scrivere_20_HTML"><text:tab/><text:tab/><text:tab/>...</text:span></text:p>
      <text:p text:style-name="P70"><text:span text:style-name="Macchina_20_da_20_scrivere_20_HTML"><text:tab/><text:tab/>&lt;/art&gt;</text:span></text:p>
      <text:p text:style-name="P70"><text:span text:style-name="Macchina_20_da_20_scrivere_20_HTML"><text:tab/>&lt;/quotedStructure&gt;</text:span></text:p>
      <text:p text:style-name="P70"><text:span text:style-name="Macchina_20_da_20_scrivere_20_HTML">&lt;/mod&gt;</text:span><text:change-end text:change-id="ct139855466353048"/></text:p>
      <text:list xml:id="list1428842071" text:continue-numbering="true" text:style-name="WW8Num49">
        <text:list-item>
          <text:p text:style-name="P28"><text:change-start text:change-id="ct139855466250000"/><text:span text:style-name="T1">Renumbering of bill (see </text:span><text:change-end text:change-id="ct139855466250000"/><text:change-start text:change-id="ct139855466353240"/><text:span text:style-name="T1">use case</text:span><text:change-end text:change-id="ct139855466353240"/><text:change-start text:change-id="ct139855466250264"/><text:span text:style-name="T1"> 4.1)</text:span><text:change-end text:change-id="ct139855466250264"/><text:change-start text:change-id="ct139855466353432"/>: <text:change-end text:change-id="ct139855466353432"/><text:change-start text:change-id="ct139855466250648"/>The first version of the bill has simple ids<text:change-end text:change-id="ct139855466250648"/><text:change-start text:change-id="ct139855466353624"/>: </text:p>
        </text:list-item>
      </text:list>
      <text:p text:style-name="Standard"/>
      <text:p text:style-name="P70"><text:span text:style-name="Macchina_20_da_20_scrivere_20_HTML"><text:tab/><text:tab/>&lt;article id="art1"&gt;</text:span></text:p>
      <text:p text:style-name="P70"><text:span text:style-name="Macchina_20_da_20_scrivere_20_HTML"><text:tab/><text:tab/><text:tab/>&lt;num&gt;1&lt;/num&gt;</text:span></text:p>
      <text:p text:style-name="P70"><text:span text:style-name="Macchina_20_da_20_scrivere_20_HTML"><text:tab/><text:tab/><text:tab/>&lt;content&gt;&lt;p&gt;Originally article 1&lt;/p&gt;&lt;/content&gt;</text:span></text:p>
      <text:p text:style-name="P70"><text:span text:style-name="Macchina_20_da_20_scrivere_20_HTML"><text:tab/><text:tab/>&lt;/article&gt;</text:span></text:p>
      <text:p text:style-name="P70"><text:span text:style-name="Macchina_20_da_20_scrivere_20_HTML"><text:tab/><text:tab/>&lt;article id="art2"&gt;</text:span></text:p>
      <text:p text:style-name="P70"><text:span text:style-name="Macchina_20_da_20_scrivere_20_HTML"><text:tab/><text:tab/><text:tab/>&lt;num&gt;2&lt;/num&gt;</text:span></text:p>
      <text:p text:style-name="P70"><text:span text:style-name="Macchina_20_da_20_scrivere_20_HTML"><text:tab/><text:tab/><text:tab/>&lt;content&gt;&lt;p&gt;Originally article 2&lt;/p&gt;&lt;/content&gt;</text:span></text:p>
      <text:p text:style-name="P70"><text:span text:style-name="Macchina_20_da_20_scrivere_20_HTML"><text:tab/><text:tab/>&lt;/article&gt;</text:span></text:p>
      <text:p text:style-name="P70"><text:span text:style-name="Macchina_20_da_20_scrivere_20_HTML"><text:tab/><text:tab/>&lt;article id="art3"&gt;</text:span></text:p>
      <text:p text:style-name="P70"><text:span text:style-name="Macchina_20_da_20_scrivere_20_HTML"><text:tab/><text:tab/><text:tab/>&lt;num&gt;3&lt;/num&gt;</text:span></text:p>
      <text:p text:style-name="P70"><text:span text:style-name="Macchina_20_da_20_scrivere_20_HTML"><text:tab/><text:tab/><text:tab/>&lt;content&gt;&lt;p&gt;Originally article 3&lt;/p&gt;&lt;/content&gt;</text:span></text:p>
      <text:p text:style-name="P70"><text:span text:style-name="Macchina_20_da_20_scrivere_20_HTML"><text:tab/><text:tab/>&lt;/article&gt;</text:span><text:change-end text:change-id="ct139855466353624"/></text:p>
      <text:p text:style-name="Standard"/>
      <text:p text:style-name="P85"><text:change-start text:change-id="ct139855466255304"/><text:tab/>T<text:change-end text:change-id="ct139855466255304"/><text:change-start text:change-id="ct139855466250840"/>he second version of the bill, after a new article 2 was inserted, <text:change-end text:change-id="ct139855466250840"/><text:change-start text:change-id="ct139855466251608"/>generating<text:change-end text:change-id="ct139855466251608"/><text:change-start text:change-id="ct139855466250456"/> <text:change-end text:change-id="ct139855466250456"/><text:change-start text:change-id="ct139855466251224"/>a renumbering of the subsequent articles, uses id to specify the original ids, regardless of the position, and uses evolvingId to specify the id <text:change-end text:change-id="ct139855466251224"/><text:change-start text:change-id="ct139855466251800"/>each article <text:change-end text:change-id="ct139855466251800"/><text:change-start text:change-id="ct139855466251416"/>should have if this were a new <text:change-end text:change-id="ct139855466251416"/><text:change-start text:change-id="ct139855466251992"/>document<text:change-end text:change-id="ct139855466251992"/><text:change-start text:change-id="ct139855466251032"/>.<text:change-end text:change-id="ct139855466251032"/><text:change-start text:change-id="ct139855466353816"/></text:p>
      <text:p text:style-name="Standard"/>
      <text:p text:style-name="P70"><text:span text:style-name="Macchina_20_da_20_scrivere_20_HTML"><text:tab/><text:tab/>&lt;article id="art1"&gt;</text:span></text:p>
      <text:p text:style-name="P70"><text:span text:style-name="Macchina_20_da_20_scrivere_20_HTML"><text:tab/><text:tab/><text:tab/>&lt;num&gt;1&lt;/num&gt;</text:span></text:p>
      <text:p text:style-name="P70"><text:span text:style-name="Macchina_20_da_20_scrivere_20_HTML"><text:tab/><text:tab/><text:tab/>&lt;content&gt;&lt;p&gt;Originally article 1&lt;/p&gt;&lt;/content&gt;</text:span></text:p>
      <text:p text:style-name="P70"><text:span text:style-name="Macchina_20_da_20_scrivere_20_HTML"><text:tab/><text:tab/>&lt;/article&gt;</text:span></text:p>
      <text:p text:style-name="P70"><text:span text:style-name="Macchina_20_da_20_scrivere_20_HTML"><text:tab/><text:tab/>&lt;article id="art2new" evolvingId="art2"&gt;</text:span></text:p>
      <text:p text:style-name="P70"><text:span text:style-name="Macchina_20_da_20_scrivere_20_HTML"><text:tab/><text:tab/><text:tab/>&lt;num&gt;2&lt;/num&gt;</text:span></text:p>
      <text:p text:style-name="P70"><text:span text:style-name="Macchina_20_da_20_scrivere_20_HTML"><text:tab/><text:tab/><text:tab/>&lt;content&gt;&lt;p&gt;New article 2&lt;/p&gt;&lt;/content&gt;</text:span></text:p>
      <text:p text:style-name="P70"><text:span text:style-name="Macchina_20_da_20_scrivere_20_HTML"><text:tab/><text:tab/>&lt;/article&gt;</text:span></text:p>
      <text:p text:style-name="P70"><text:span text:style-name="Macchina_20_da_20_scrivere_20_HTML"><text:tab/><text:tab/>&lt;article id="art2" evolvingId="art3"&gt;</text:span></text:p>
      <text:p text:style-name="P70"><text:span text:style-name="Macchina_20_da_20_scrivere_20_HTML"><text:tab/><text:tab/><text:tab/>&lt;num&gt;3&lt;/num&gt;</text:span></text:p>
      <text:p text:style-name="P70"><text:span text:style-name="Macchina_20_da_20_scrivere_20_HTML"><text:tab/><text:tab/><text:tab/>&lt;content&gt;&lt;p&gt;Originally article 2&lt;/p&gt;&lt;/content&gt;</text:span></text:p>
      <text:p text:style-name="P70"><text:span text:style-name="Macchina_20_da_20_scrivere_20_HTML"><text:tab/><text:tab/>&lt;/article&gt;</text:span></text:p>
      <text:p text:style-name="P70"><text:span text:style-name="Macchina_20_da_20_scrivere_20_HTML"><text:tab/><text:tab/>&lt;article id="art3" evolvingId="art4"&gt;</text:span></text:p>
      <text:p text:style-name="P70"><text:span text:style-name="Macchina_20_da_20_scrivere_20_HTML"><text:tab/><text:tab/><text:tab/>&lt;num&gt;4&lt;/num&gt;</text:span></text:p>
      <text:p text:style-name="P70"><text:span text:style-name="Macchina_20_da_20_scrivere_20_HTML"><text:tab/><text:tab/><text:tab/>&lt;content&gt;&lt;p&gt;Originally article 3&lt;/p&gt;&lt;/content&gt;</text:span></text:p>
      <text:p text:style-name="P70"><text:span text:style-name="Macchina_20_da_20_scrivere_20_HTML"><text:tab/><text:tab/>&lt;/article&gt;</text:span><text:change-end text:change-id="ct139855466353816"/></text:p>
      <text:p text:style-name="P85"><text:change-start text:change-id="ct139855466255112"/><text:tab/>S<text:change-end text:change-id="ct139855466255112"/><text:change-start text:change-id="ct139855466354008"/>ince <text:change-end text:change-id="ct139855466354008"/><text:change-start text:change-id="ct139855466252184"/>bills mostly receive static references, and since <text:change-end text:change-id="ct139855466252184"/><text:change-start text:change-id="ct139855466354200"/>static references <text:change-end text:change-id="ct139855466354200"/><text:change-start text:change-id="ct139855466252760"/>always <text:change-end text:change-id="ct139855466252760"/><text:change-start text:change-id="ct139855466354392"/>include the version number, it is always very clear what refers to what: <text:change-end text:change-id="ct139855466354392"/><text:change-start text:change-id="ct139855466252376"/><text:span text:style-name="Macchina_20_da_20_scrivere_20_HTML">bill</text:span><text:change-end text:change-id="ct139855466252376"/><text:change-start text:change-id="ct139855466354584"/><text:span text:style-name="Macchina_20_da_20_scrivere_20_HTML">@</text:span><text:change-end text:change-id="ct139855466354584"/><text:change-start text:change-id="ct139855466252568"/><text:span text:style-name="Macchina_20_da_20_scrivere_20_HTML">v</text:span><text:change-end text:change-id="ct139855466252568"/><text:change-start text:change-id="ct139855466354776"/><text:span text:style-name="Macchina_20_da_20_scrivere_20_HTML">1#art2</text:span> refers to the <text:soft-page-break/>same article as <text:change-end text:change-id="ct139855466354776"/><text:change-start text:change-id="ct139855466252952"/><text:span text:style-name="Macchina_20_da_20_scrivere_20_HTML">bill</text:span><text:change-end text:change-id="ct139855466252952"/><text:change-start text:change-id="ct139855466354968"/><text:span text:style-name="Macchina_20_da_20_scrivere_20_HTML">@</text:span><text:change-end text:change-id="ct139855466354968"/><text:change-start text:change-id="ct139855466253144"/><text:span text:style-name="Macchina_20_da_20_scrivere_20_HTML">v</text:span><text:change-end text:change-id="ct139855466253144"/><text:change-start text:change-id="ct139855466342872"/><text:span text:style-name="Macchina_20_da_20_scrivere_20_HTML">2#art3</text:span> and a different one than <text:change-end text:change-id="ct139855466342872"/><text:change-start text:change-id="ct139855466253528"/><text:span text:style-name="Macchina_20_da_20_scrivere_20_HTML">bill</text:span><text:change-end text:change-id="ct139855466253528"/><text:change-start text:change-id="ct139855466350480"/><text:span text:style-name="Macchina_20_da_20_scrivere_20_HTML">@</text:span><text:change-end text:change-id="ct139855466350480"/><text:change-start text:change-id="ct139855466253336"/><text:span text:style-name="Macchina_20_da_20_scrivere_20_HTML">v</text:span><text:change-end text:change-id="ct139855466253336"/><text:change-start text:change-id="ct139855466350672"/><text:span text:style-name="Macchina_20_da_20_scrivere_20_HTML">2#art2</text:span>.<text:change-end text:change-id="ct139855466350672"/></text:p>
      <text:list xml:id="list1821074825" text:continue-numbering="true" text:style-name="WW8Num49">
        <text:list-item>
          <text:p text:style-name="P28"><text:change-start text:change-id="ct139855466253720"/><text:span text:style-name="T1">Renumbering of acts (see use case 4.2)</text:span>: <text:change-end text:change-id="ct139855466253720"/><text:change-start text:change-id="ct139855466350864"/>The structure of the document is similar to the <text:change-end text:change-id="ct139855466350864"/><text:change-start text:change-id="ct139855466254344"/>bills’<text:change-end text:change-id="ct139855466254344"/><text:change-start text:change-id="ct139855466351056"/> example, and <text:change-end text:change-id="ct139855466351056"/><text:change-start text:change-id="ct139855466254104"/>given <text:change-end text:change-id="ct139855466254104"/><text:change-start text:change-id="ct139855466351248"/>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change-end text:change-id="ct139855466351248"/><text:change-start text:change-id="ct139855466253912"/>then the following are ideas for the XML conversion:<text:change-end text:change-id="ct139855466253912"/><text:change-start text:change-id="ct139855466351440"/></text:p>
          <text:list>
            <text:list-item>
              <text:p text:style-name="P28">in act X the reference is <text:change-end text:change-id="ct139855466351440"/><text:change-start text:change-id="ct139855466254728"/><text:span text:style-name="Macchina_20_da_20_scrivere_20_HTML">Y</text:span><text:change-end text:change-id="ct139855466254728"/><text:change-start text:change-id="ct139855466351632"/><text:span text:style-name="Macchina_20_da_20_scrivere_20_HTML">#art2</text:span>. This corresponds to the structure that in version 1 had <text:span text:style-name="Macchina_20_da_20_scrivere_20_HTML">evolvingId="art2" </text:span>and<text:span text:style-name="Macchina_20_da_20_scrivere_20_HTML"> id="art2"</text:span></text:p>
            </text:list-item>
            <text:list-item>
              <text:p text:style-name="P28">in act W the reference is <text:change-end text:change-id="ct139855466351632"/><text:change-start text:change-id="ct139855466254536"/><text:span text:style-name="Macchina_20_da_20_scrivere_20_HTML">Y</text:span><text:change-end text:change-id="ct139855466254536"/><text:change-start text:change-id="ct139855466351824"/><text:span text:style-name="Macchina_20_da_20_scrivere_20_HTML">#art15</text:span>. This corresponds to the structure that in version 2 had <text:span text:style-name="Macchina_20_da_20_scrivere_20_HTML">evolvingId="art15" </text:span>and<text:span text:style-name="Macchina_20_da_20_scrivere_20_HTML"> id="art2"</text:span></text:p>
            </text:list-item>
            <text:list-item>
              <text:p text:style-name="P28">in act Z the reference is <text:change-end text:change-id="ct139855466351824"/><text:change-start text:change-id="ct139855466254920"/><text:span text:style-name="Macchina_20_da_20_scrivere_20_HTML">Y</text:span><text:change-end text:change-id="ct139855466254920"/><text:change-start text:change-id="ct139855466352016"/><text:span text:style-name="Macchina_20_da_20_scrivere_20_HTML">#art2</text:span>. This corresponds to the structure that in version 2 had <text:span text:style-name="Macchina_20_da_20_scrivere_20_HTML">evolvingID="art2" </text:span>and<text:span text:style-name="Macchina_20_da_20_scrivere_20_HTML"> id="art2new"</text:span>. <text:change-end text:change-id="ct139855466352016"/></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7" text:outline-level="1">AKOMA NTOSO Naming Convention</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026454005" text:style-name="WW8Num20">
        <text:list-item>
          <text:p text:style-name="P72">WORK – the abstract concept of the legal resource (e.g., act 3 of 2005).</text:p>
        </text:list-item>
        <text:list-item>
          <text:p text:style-name="P72">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72">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72">ITEM – the physical copy of any manifestation in the form of a file stored somewhere in some computer on the net or disconnected (e.g., the file called act32005.pdf <text:s/>on my computer containing a PDF representation of act 3, 2005). </text:p>
        </text:list-item>
      </text:list>
      <text:p text:style-name="Standard"><text:soft-page-break/></text:p>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2105611473" text:style-name="WW8Num36">
        <text:list-item>
          <text:p text:style-name="P80">WorkComponents (e.g., main, schedule, table, etc) - the WorkComponents are abstract entities that can be referenced to refer to different ExpressionComponents in time. </text:p>
        </text:list-item>
        <text:list-item>
          <text:p text:style-name="P80">ExpressionComponent (e.g., main, schedule, table, etc.) - the ExpressionComponents represent the visible division of the document as generated by the content author (Parliament, etc.)</text:p>
        </text:list-item>
        <text:list-item>
          <text:p text:style-name="P80">ManifestationComponent (e.g., xml files, PDF files, TIFF images, etc.) - the ManifestationComponents represent the division of the document as generated by the manifestation author (e.g., the XML editor).</text:p>
        </text:list-item>
        <text:list-item>
          <text:p text:style-name="P8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2157876784" text:style-name="WW8Num61">
        <text:list-item>
          <text:p text:style-name="P31"><text:span text:style-name="T4">MEANINGFULNESS</text:span>: the name is a meaningful and logical description of the resource and not of its physical path</text:p>
        </text:list-item>
        <text:list-item>
          <text:p text:style-name="P31"><text:span text:style-name="T4">PERMANENCE</text:span>: the name must be permanent and stable over time</text:p>
        </text:list-item>
        <text:list-item>
          <text:p text:style-name="P31"><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963669834" text:style-name="WW8Num59">
        <text:list-item>
          <text:p text:style-name="P81">Legislative references will most probably refer to WORKs: acts referring to other acts do so regardless of the actual version, and references must be to something independent of all possible expressions, e.g., to the work. </text:p>
        </text:list-item>
        <text:list-item>
          <text:p text:style-name="P81">The list of attachments and schedules belong to a specific EXPRESSION, so references to ExpressionComponents is specific of the expression level. </text:p>
        </text:list-item>
        <text:list-item>
          <text:p text:style-name="P81">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81">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text:soft-page-break/>multimedia content appears in different parts of the content of a Manifestation, each instance of that content must correspond to a different ManifestationComponent, and must be considered independently of the other. </text:p>
        </text:list-item>
        <text:list-item>
          <text:p text:style-name="P8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8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33">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4">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text:soft-page-break/>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34">as specified in &lt;ref href="/kn/act/2006-08-10/123#sec12"&gt;section 12 of act 13/2006&lt;/ref&gt;</text:p>
      <text:p text:style-name="Standard"/>
      <text:p text:style-name="Standard">while a reference to a specific attachment of the same act is always local:</text:p>
      <text:p text:style-name="Standard"/>
      <text:p text:style-name="P34">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4">&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text:soft-page-break/>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6">[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3">The URI of a Work</text:p>
      <text:p text:style-name="Standard">The URI for the WORK is the baseline for building the URI for the EXPRESSION, which is the baseline for the URI of the MANIFESTATION. </text:p>
      <text:p text:style-name="Standard"/>
      <text:p text:style-name="P63">The URI for the WORK consists of the following pieces:</text:p>
      <text:list xml:id="list103264714" text:style-name="WW8Num35">
        <text:list-item>
          <text:p text:style-name="P35">The base URL of a naming authority with URI-resolving capabilities <text:span text:style-name="T1">(not relevant for the Naming Convention)</text:span></text:p>
        </text:list-item>
        <text:list-item>
          <text:p text:style-name="P35">A detail fragment organizing in a hierarchical fashion the additional data:</text:p>
        </text:list-item>
      </text:list>
      <text:p text:style-name="P86"/>
      <text:list xml:id="list186047581" text:continue-numbering="true" text:style-name="WW8Num35">
        <text:list-item>
          <text:p text:style-name="P87">Country (a two-letter code according to ISO 3166-1 alpha-2)</text:p>
        </text:list-item>
        <text:list-item>
          <text:p text:style-name="P87">Type of document</text:p>
        </text:list-item>
        <text:list-item>
          <text:p text:style-name="P87"><text:change-start text:change-id="ct139855466255496"/>Any specification of document subtype, if appropriate<text:change-end text:change-id="ct139855466255496"/></text:p>
        </text:list-item>
        <text:list-item>
          <text:p text:style-name="P87"><text:change-start text:change-id="ct139855466255880"/>The emanating actor, unless implicitly deducible by the document type (e.g. acts and bills do not usually require actor, while ministerial decrees do)<text:change-end text:change-id="ct139855466255880"/></text:p>
        </text:list-item>
        <text:list-item>
          <text:p text:style-name="P87"><text:change-start text:change-id="ct139855466256264"/>Original c<text:change-end text:change-id="ct139855466256264"/><text:change-start text:change-id="ct139855466255688"/>reation d<text:change-end text:change-id="ct139855466255688"/>ate (expressed in YYYY-MM-DD format or just YYYY if the year is enough for identification purposes) </text:p>
        </text:list-item>
        <text:list-item>
          <text:p text:style-name="P87">Number<text:change-start text:change-id="ct139855466256072"/> or title or other disambiguating feature of the work<text:change-end text:change-id="ct139855466256072"/> (when appropriate, otherwise the string <text:span text:style-name="Macchina_20_da_20_scrivere_20_HTML">nn</text:span>)</text:p>
        </text:list-item>
      </text:list>
      <text:p text:style-name="Standard">All components are separated by forward slashes (“/”) so as to exploit relative URIs in references.</text:p>
      <text:list xml:id="list365677368" text:style-name="WW8Num51">
        <text:list-item>
          <text:p text:style-name="P36"><text:span text:style-name="T16">[http://www.authority.org]</text:span><text:span text:style-name="T14">/dz/debaterecord/2004-12-21</text:span><text:a xlink:type="simple" xlink:href="http://www.authority.org/dz/debaterecord/2004-12-21"><text:span text:style-name="Internet_20_link_20__28_user_29_"><text:line-break/></text:span></text:a><text:span text:style-name="T15">Algerian parliamentary debate record, 21</text:span><text:span text:style-name="T17">st</text:span><text:span text:style-name="T15"> December 2004. </text:span></text:p>
        </text:list-item>
        <text:list-item>
          <text:p text:style-name="P36"><text:span text:style-name="T16">[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36"><text:span text:style-name="T16">[http://www.authority.org]</text:span><text:span text:style-name="T14">/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36"><text:soft-page-break/><text:span text:style-name="T16">[http://www.authority.org]</text:span><text:span text:style-name="T14">/mg/act/2003-03-12/3</text:span><text:a xlink:type="simple" xlink:href="http://www.authority.org/mg/act/2003-03-12/3"><text:span text:style-name="Internet_20_link_20__28_user_29_"><text:line-break/></text:span></text:a><text:span text:style-name="T15">Madagascar. Act 3 from 2003</text:span></text:p>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873822252" text:style-name="WW8Num29">
        <text:list-item>
          <text:p text:style-name="P37">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7">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304328849" text:style-name="WW8Num15">
        <text:list-item>
          <text:p text:style-name="P38"><text:span text:style-name="T16">[http://www.authority.org]</text:span><text:span text:style-name="T13">/kn/act/2007-01-01/1/schedule1</text:span></text:p>
        </text:list-item>
      </text:list>
      <text:p text:style-name="P89">Kenya, schedule 1 of act 1 from 2007 (WorkComponent)</text:p>
      <text:h text:style-name="Heading_20_2" text:outline-level="2">The URI of an Expression</text:h>
      <text:p text:style-name="P32">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37398223" text:style-name="WW8Num7">
        <text:list-item>
          <text:p text:style-name="P73">The URI of the corresponding WORK </text:p>
        </text:list-item>
        <text:list-item>
          <text:p text:style-name="P73">The character “/”</text:p>
        </text:list-item>
        <text:list-item>
          <text:p text:style-name="P73">The human language code in which the expression is drafted (a three-letter code according to ISO 639-2 alpha-3)</text:p>
        </text:list-item>
        <text:list-item>
          <text:p text:style-name="P73"><text:soft-page-break/>The “@” character (required)</text:p>
        </text:list-item>
        <text:list-item>
          <text:p text:style-name="P73"><text:change text:change-id="ct139855466256840"/><text:change-start text:change-id="ct139855466256456"/>Zero or more comma-separated <text:change-end text:change-id="ct139855466256456"/><text:change text:change-id="ct139855466256648"/>version identifier<text:change-start text:change-id="ct139855466257224"/>s<text:change-end text:change-id="ct139855466257224"/><text:change-start text:change-id="ct139855466257032"/> as follows<text:change-end text:change-id="ct139855466257032"/>:</text:p>
          <text:list>
            <text:list-item>
              <text:p text:style-name="P82">If an approved act, the version date of the expression in syntax YYYY-MM-DD. </text:p>
            </text:list-item>
            <text:list-item>
              <text:p text:style-name="P82">If a bill, the presentation date is appropriate, or the stage in the approval process that the current draft is the result of.</text:p>
            </text:list-item>
          </text:list>
        </text:list-item>
        <text:list-item>
          <text:p text:style-name="P73"><text:change-start text:change-id="ct139855466265040"/>The “#” character (required only if an optional part is added)<text:change-end text:change-id="ct139855466265040"/></text:p>
        </text:list-item>
        <text:list-item>
          <text:p text:style-name="P73"><text:change-start text:change-id="ct139855466257416"/>Any content authoring information to determine the authoritativeness of the text content. This is separate and independent of the authoring information relative to the metadata and markup, which are among the features of the manifestation<text:change-end text:change-id="ct139855466257416"/><text:change-start text:change-id="ct139855466265232"/> (optional).<text:change-end text:change-id="ct139855466265232"/><text:change-start text:change-id="ct139855466257608"/></text:p>
        </text:list-item>
        <text:list-item>
          <text:p text:style-name="P73">Any content-specification date (as opposed to validity dates)<text:change-end text:change-id="ct139855466257608"/><text:change-start text:change-id="ct139855466265424"/> (optional)<text:change-end text:change-id="ct139855466265424"/></text:p>
        </text:list-item>
      </text:list>
      <text:p text:style-name="Standard">The absence of the version identifiers signals two different situations depending on the type of document: </text:p>
      <text:list xml:id="list579622010" text:continue-numbering="true" text:style-name="WW8Num7">
        <text:list-item>
          <text:p text:style-name="P73">If the document is not versioned (e.g., the debate record of an assembly) then version identifier need not and cannot be present.</text:p>
        </text:list-item>
        <text:list-item>
          <text:p text:style-name="P73">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9"/>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938323741" text:style-name="WW8Num8">
        <text:list-item>
          <text:p text:style-name="P91"><text:span text:style-name="T16">[http://www.authority.org]</text:span><text:span text:style-name="T8">/dz/debaterecord/2004-12-21/fra</text:span><text:line-break/>Algerian parliamentary debate record, 21st December 2004., French version </text:p>
        </text:list-item>
        <text:list-item>
          <text:p text:style-name="P91"><text:span text:style-name="T16">[http://www.authority.org]</text:span><text:span text:style-name="T8">/sl/act/2004-02-13/2/eng</text:span><text:line-break/>Sierra Leone enacted Legislation. Act number 2 of 2004. <text:s/>English version, current version (as accessed today [according to the reader])</text:p>
        </text:list-item>
        <text:list-item>
          <text:p text:style-name="P91"><text:span text:style-name="T16">[http://www.authority.org]</text:span><text:span text:style-name="T8">/sl/act/2004-02-13/2/eng@</text:span><text:line-break/>Sierra Leone enacted Legislation. Act number 2 of 2004. <text:s/>English version, original version</text:p>
        </text:list-item>
        <text:list-item>
          <text:p text:style-name="P91"><text:span text:style-name="T16">[http://www.authority.org]</text:span><text:span text:style-name="T8">/sl/act/2004-02-13/2/eng@2004-07-21</text:span><text:line-break/>Sierra Leone enacted Legislation. Act number 2 of 2004. <text:s/>English version, as amended on July 2004</text:p>
        </text:list-item>
        <text:list-item>
          <text:p text:style-name="P91"><text:span text:style-name="T16">[http://www.authority.org]</text:span><text:span text:style-name="T8">/ng/bill/2003-05-14/19/eng@first</text:span><text:line-break/>Namibia Bill number 19 of 2003, first stage, English version</text:p>
        </text:list-item>
        <text:list-item>
          <text:p text:style-name="P91"><text:span text:style-name="T16">[http://www.authority.org]</text:span><text:span text:style-name="T8">/mg/act/2003-03-12/3/mul</text:span><text:line-break/>Madagascar. Act 3 from 2003 in French and Malagasy.</text:p>
        </text:list-item>
        <text:list-item>
          <text:p text:style-name="P91"><text:change-start text:change-id="ct139855466266000"/><text:soft-page-break/><text:span text:style-name="T16">[http://www.</text:span><text:change-end text:change-id="ct139855466266000"/><text:change-start text:change-id="ct139855466266192"/><text:span text:style-name="T16">auth</text:span><text:change-end text:change-id="ct139855466266192"/><text:change-start text:change-id="ct139855466265808"/><text:span text:style-name="T16">.org]</text:span><text:span text:style-name="T8">/sl/act/2004-02-13/2/eng@2004-07-21#</text:span><text:change-end text:change-id="ct139855466265808"/><text:change-start text:change-id="ct139855466266384"/><text:span text:style-name="T8">official/2004-07-25</text:span><text:change-end text:change-id="ct139855466266384"/><text:change-start text:change-id="ct139855466265616"/><text:line-break/>Sierra Leone enacted Legislation. Act number 2 of 2004. <text:s/>English version, as amended on July 2004<text:change-end text:change-id="ct139855466265616"/><text:change-start text:change-id="ct139855466266648"/>. Official version generated on 25 July 2004. <text:change-end text:change-id="ct139855466266648"/></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9"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9" text:outline-level="4">The expression is composed of many components</text:h>
      <text:p text:style-name="Standard">The URI for each ExpressionComponent consist in this case of the following pieces: </text:p>
      <text:list xml:id="list1457611643" text:style-name="WW8Num6">
        <text:list-item>
          <text:p text:style-name="P74">The URI of the corresponding EXPRESSION as a whole</text:p>
        </text:list-item>
        <text:list-item>
          <text:p text:style-name="P74">The character “/”</text:p>
        </text:list-item>
        <text:list-item>
          <text:p text:style-name="P74">Either</text:p>
        </text:list-item>
      </text:list>
      <text:p text:style-name="P92"><text:span text:style-name="T18">1.<text:tab/></text:span>A unique name for the attachment </text:p>
      <text:p text:style-name="P92"><text:span text:style-name="T18">2.<text:tab/></text:span>The name “main” which is reserved for the main document. It we have different main they are numbered sequentially: main1, main2, etc.</text:p>
      <text:p text:style-name="Standard"/>
      <text:list xml:id="list301926218" text:continue-list="list1938323741" text:style-name="WW8Num8">
        <text:list-item>
          <text:p text:style-name="P91"><text:span text:style-name="T16">[http://www.authority.org]</text:span><text:span text:style-name="T8">/dz/minutes/2004-12-21/fra/main</text:span><text:line-break/>Algerian parliamentary debate record, 21st December 2004., French version, main document</text:p>
        </text:list-item>
        <text:list-item>
          <text:p text:style-name="P91"><text:span text:style-name="T16">[http://www.authority.org]</text:span><text:span text:style-name="T8">/sl/act/2004-02-13/2/eng/main</text:span><text:line-break/>Main body of the Sierra Leone enacted Legislation. Act number 2 of 2004. <text:s/>English version, current version (as accessed today)</text:p>
        </text:list-item>
        <text:list-item>
          <text:p text:style-name="P91"><text:span text:style-name="T16">[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91"><text:span text:style-name="T16">[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text:soft-page-break/>itself. Recursively, the URI of attachments are as follows: </text:p>
      <text:list xml:id="list1921766796" text:style-name="WW8Num5">
        <text:list-item>
          <text:p text:style-name="P75">if the attachment does not have further attachments, its URI is provided as detailed in the previous section, without further addenda. </text:p>
        </text:list-item>
        <text:list-item>
          <text:p text:style-name="P75">If the attachment has further attachments, the URI as detailed in the previous section refers to the whole attachment, including its own attachments.</text:p>
        </text:list-item>
        <text:list-item>
          <text:p text:style-name="P75">To refer to the main document of an attachment that has further attachments, a further “/main” part should be added. </text:p>
        </text:list-item>
        <text:list-item>
          <text:p text:style-name="P75">To refer to any further attachment of an attachment, a further “/” followed by a unique name for the attachment must be added to the attachment itself. </text:p>
        </text:list-item>
      </text:list>
      <text:p text:style-name="Standard"/>
      <text:list xml:id="list787179074" text:continue-list="list301926218" text:style-name="WW8Num8">
        <text:list-item>
          <text:p text:style-name="P91"><text:span text:style-name="T16">[http://www.authority.org]</text:span><text:span text:style-name="T8">/sl/act/2004-02-13/2/eng@2004-07-21/main/schedule1</text:span><text:line-break/>Whole attachment “schedule01” of the Sierra Leone enacted Legislation. Act number 2 of 2004. <text:s/>English version, English version, as amended on July 2004. </text:p>
        </text:list-item>
        <text:list-item>
          <text:p text:style-name="P91"><text:span text:style-name="T16">[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91"><text:span text:style-name="T16">[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91"><text:span text:style-name="T16">[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32"/>
      <text:p text:style-name="Standard">There are at least three cases where such situation may take place: </text:p>
      <text:list xml:id="list2018550503" text:style-name="WW8Num4">
        <text:list-item>
          <text:p text:style-name="P76">the information is not known by the author of the expression (e.g., the legislator), in which case the act of actually retrieving the correct information is in itself an act of interpretation; </text:p>
        </text:list-item>
        <text:list-item>
          <text:p text:style-name="P7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6">the information is not know by the query system.</text:p>
        </text:list-item>
      </text:list>
      <text:p text:style-name="P39"/>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text:soft-page-break/>we will probably need to refer to some expression whose enter in force date was in a previous date to 1/1/2007. </text:p>
      <text:p text:style-name="Standard"/>
      <text:list xml:id="list1894043135" text:continue-list="list787179074" text:style-name="WW8Num8">
        <text:list-item>
          <text:p text:style-name="P83"><text:span text:style-name="T16">[http://www.authority.org]</text:span><text:span text:style-name="T8">/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18024162" text:continue-list="list579622010" text:style-name="WW8Num7">
        <text:list-item>
          <text:p text:style-name="P73">The URI of the corresponding EXPRESSION as a whole</text:p>
        </text:list-item>
        <text:list-item>
          <text:p text:style-name="P73"><text:change-start text:change-id="ct139855466263120"/>The character “#” (only required if any of the optional parts is added)<text:change-end text:change-id="ct139855466263120"/></text:p>
        </text:list-item>
        <text:list-item>
          <text:p text:style-name="P73"><text:change-start text:change-id="ct139855466262544"/>The <text:span text:style-name="T19">markup authoring information</text:span> to determine the authoritativeness of the<text:span text:style-name="T20"> markup and metadata (optional)</text:span></text:p>
        </text:list-item>
        <text:list-item>
          <text:p text:style-name="P73">Any relevant <text:span text:style-name="T19">markup-specific date</text:span><text:change-end text:change-id="ct139855466262544"/><text:change-start text:change-id="ct139855466263696"/><text:span text:style-name="T19"> (optional)</text:span><text:change-end text:change-id="ct139855466263696"/><text:change-start text:change-id="ct139855466262736"/></text:p>
        </text:list-item>
        <text:list-item>
          <text:p text:style-name="P73">Any additional <text:span text:style-name="T19">markup-related annotation</text:span> (e.g., the existence of multiple versions, of annotations, etc.)<text:change-end text:change-id="ct139855466262736"/><text:change-start text:change-id="ct139855466262928"/> (optional)<text:change-end text:change-id="ct139855466262928"/></text:p>
        </text:list-item>
        <text:list-item>
          <text:p text:style-name="P73">The character “.”<text:change-start text:change-id="ct139855466263312"/> (required)<text:change-end text:change-id="ct139855466263312"/></text:p>
        </text:list-item>
        <text:list-item>
          <text:p text:style-name="P73">A unique three letter acronym of the data format in which the manifestation is drafted. The acronym can be “pdf” for PDF, “doc” for MS Word, or “xml” for the XML manifestation<text:change-start text:change-id="ct139855466257800"/>, or <text:change-end text:change-id="ct139855466257800"/><text:change-start text:change-id="ct139855466258184"/>“<text:change-end text:change-id="ct139855466258184"/>akn<text:change-start text:change-id="ct139855466257992"/>”<text:change-end text:change-id="ct139855466257992"/> for the package of all documents including XML version of the main document(s) according to the Akoma Ntoso rules<text:change-start text:change-id="ct139855466263504"/> (required).<text:change-end text:change-id="ct139855466263504"/></text:p>
        </text:list-item>
      </text:list>
      <text:p text:style-name="P90"/>
      <text:list xml:id="list800418663" text:continue-list="list1894043135" text:style-name="WW8Num8">
        <text:list-item>
          <text:p text:style-name="P91"><text:span text:style-name="T16">[http://www.authority.org]</text:span><text:span text:style-name="T8">/dz/debaterecord/2004-12-21/fra/main.doc</text:span><text:line-break/>Word version of the Algerian parliamentary debate record, 21st December 2004., French version</text:p>
        </text:list-item>
        <text:list-item>
          <text:p text:style-name="P91"><text:span text:style-name="T16">[http://www.authority.org]</text:span><text:span text:style-name="T8">/sl/act/2004-02-13/2/eng/main.pdf</text:span><text:line-break/>PDF version of the Sierra Leone enacted Legislation. Act number 2 of 2004. <text:s/>English version, current version (as accessed today)</text:p>
        </text:list-item>
        <text:list-item>
          <text:p text:style-name="P91"><text:span text:style-name="T16">[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item>
          <text:p text:style-name="P91"><text:change-start text:change-id="ct139855466263888"/><text:span text:style-name="T16">[http://www.authority.org]</text:span><text:span text:style-name="T8">/sl/act/2004-02-13/2/eng@2004-07-21#CIRS</text:span><text:change-end text:change-id="ct139855466263888"/><text:change-start text:change-id="ct139855466264464"/><text:span text:style-name="T8">F</text:span><text:change-end text:change-id="ct139855466264464"/><text:change-start text:change-id="ct139855466264080"/><text:span text:style-name="T8">ID</text:span><text:change-end text:change-id="ct139855466264080"/><text:change-start text:change-id="ct139855466264656"/><text:span text:style-name="T8">/2011-07-15/</text:span><text:change-end text:change-id="ct139855466264656"/><text:change-start text:change-id="ct139855466264272"/><text:span text:style-name="T8">main.akn</text:span><text:line-break/>Package of all documents including XML versions of the Sierra Leone enacted Legislation. Act number 2 of 2004. <text:s/>English version, as amended in July 2004<text:change-end text:change-id="ct139855466264272"/><text:change-start text:change-id="ct139855466264848"/>. Rendered in Akoma Ntoso by CIRSFID on 15 July 2011.<text:change-end text:change-id="ct139855466264848"/></text:p>
        </text:list-item>
      </text:list>
      <text:h text:style-name="Heading_20_3" text:outline-level="3"><text:soft-page-break/>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368954465" text:style-name="WW8Num3">
        <text:list-item>
          <text:p text:style-name="P77">The URI of the corresponding EXPRESSION as a whole</text:p>
        </text:list-item>
        <text:list-item>
          <text:p text:style-name="P77"><text:change-start text:change-id="ct139855466266840"/>The character “#” (only required if any of the optional parts is added)</text:p>
        </text:list-item>
        <text:list-item>
          <text:p text:style-name="P77">The <text:span text:style-name="T19">markup authoring information</text:span> to determine the authoritativeness of the<text:span text:style-name="T20"> markup and metadata (optional)</text:span></text:p>
        </text:list-item>
        <text:list-item>
          <text:p text:style-name="P77">Any relevant <text:span text:style-name="T19">markup-specific date (optional)</text:span></text:p>
        </text:list-item>
        <text:list-item>
          <text:p text:style-name="P77">Any additional <text:span text:style-name="T19">markup-related annotation</text:span> (e.g., the existence of multiple versions, of annotations, etc.) (optional)<text:change-end text:change-id="ct139855466266840"/></text:p>
        </text:list-item>
        <text:list-item>
          <text:p text:style-name="P77">The character “/”</text:p>
        </text:list-item>
        <text:list-item>
          <text:p text:style-name="P77">Some unique identification of the ManifestationComponent with respect either to the manifestation as a whole or to the ExpressionComponent the component is the manifestation of. </text:p>
        </text:list-item>
        <text:list-item>
          <text:p text:style-name="P77">The character “.“</text:p>
        </text:list-item>
        <text:list-item>
          <text:p text:style-name="P77">A unique extension of the data format in which the manifestation is drafted. The acronym can be “pdf” for PDF, “doc” for MS Word, “xml” for XML documents, “tif” for image formats, etc. </text:p>
        </text:list-item>
      </text:list>
      <text:p text:style-name="P93"/>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119480625" text:style-name="WW8Num2">
        <text:list-item>
          <text:p text:style-name="P78">If the document is just composed of text and does not refer to any multimedia fragment of any form, then the ZIP package contains a single document called “main.xml”. </text:p>
        </text:list-item>
        <text:list-item>
          <text:p text:style-name="P78">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7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text:soft-page-break/>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571338364" text:continue-list="list800418663" text:style-name="WW8Num8">
        <text:list-item>
          <text:p text:style-name="P94">attachment1.xml<text:line-break/>Manifestation of the first attachment of the current document</text:p>
        </text:list-item>
        <text:list-item>
          <text:p text:style-name="P94">schedule3.xml<text:line-break/>Manifestation of the third attachment of the current document</text:p>
        </text:list-item>
        <text:list-item>
          <text:p text:style-name="P94">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546125889" text:style-name="WW8Num1">
        <text:list-item>
          <text:p text:style-name="P95">The URI of the corresponding EXPRESSION as a whole</text:p>
        </text:list-item>
        <text:list-item>
          <text:p text:style-name="P95">The character “/”</text:p>
        </text:list-item>
        <text:list-item>
          <text:p text:style-name="P96">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text:soft-page-break/>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958444137" text:continue-list="list1571338364" text:style-name="WW8Num8">
        <text:list-item>
          <text:p text:style-name="P29">The base URL of a naming authority with URI-resolving capabilities</text:p>
        </text:list-item>
        <text:list-item>
          <text:p text:style-name="P29">A detail fragment organizing in a hierarchical fashion the additional data:</text:p>
          <text:list>
            <text:list-item>
              <text:p text:style-name="P30">The string “/ontology”</text:p>
            </text:list-item>
            <text:list-item>
              <text:p text:style-name="P30">The official name of the appropriate TLC</text:p>
            </text:list-item>
            <text:list-item>
              <text:p text:style-name="P30"><text:soft-page-break/>Any number (including none) of slash-separated subclasses of the TLC, as long as they all refer to correct properties of the corresponding instance </text:p>
            </text:list-item>
            <text:list-item>
              <text:p text:style-name="P30">The ID of the instance, guaranteed to be unique within the TLC. </text:p>
            </text:list-item>
          </text:list>
        </text:list-item>
      </text:list>
      <text:p text:style-name="P41"/>
      <text:p text:style-name="Standard">All components are separated by forward slashes (“/”) so as to exploit relative URIs in references. </text:p>
      <text:p text:style-name="P90"/>
      <text:list xml:id="list1298537895" text:continue-numbering="true" text:style-name="WW8Num8">
        <text:list-item>
          <text:p text:style-name="P91"><text:span text:style-name="T16">[http://www.authority.org]</text:span><text:span text:style-name="T8">/ontology/person/kn.joe.smith.1964-12-22</text:span><text:line-break/>Joe Smith </text:p>
        </text:list-item>
        <text:list-item>
          <text:p text:style-name="P91"><text:span text:style-name="T16">[http://www.authority.org]</text:span><text:span text:style-name="T8">/ontology/person/kn/kn.joe.smith.1964-12-22</text:span><text:line-break/>Joe Smith (implying that he is a Kenyan)</text:p>
        </text:list-item>
        <text:list-item>
          <text:p text:style-name="P91"><text:span text:style-name="T16">[http://www.authority.org]</text:span><text:span text:style-name="T8">/ontology/person/kn/judge/kn.joe.smith.1964-12-22</text:span><text:line-break/>Joe Smith (implying that he is a Kenyan who is a judge)</text:p>
        </text:list-item>
        <text:list-item>
          <text:p text:style-name="P91"><text:span text:style-name="T16">[http://www.authority.org]</text:span><text:span text:style-name="T8">/ontology/person/judge/kn/kn.joe.smith.1964-12-22</text:span><text:line-break/>Joe Smith (implying that he is a judge who is a Kenyan)</text:p>
        </text:list-item>
        <text:list-item>
          <text:p text:style-name="P91"><text:span text:style-name="T16">[http://www.authority.org]</text:span><text:span text:style-name="T8">/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411847808" text:continue-numbering="true" text:style-name="WW8Num8">
        <text:list-item>
          <text:p text:style-name="P91"><text:span text:style-name="T16">[http://www.authority.org]</text:span>/sl/act/2004-02-13/2<text:line-break/><text:span text:style-name="T16">[http://www.authority.org]</text:span>/ontology/work/sl.act.2004-02-13.2</text:p>
        </text:list-item>
        <text:list-item>
          <text:p text:style-name="P91"><text:span text:style-name="T16">[http://www.authority.org]</text:span>/sl/act/2004-02-13/2/eng@2004-07-21<text:line-break/><text:span text:style-name="T16">[http://www.authority.org]</text:span>/ontology/expression/sl.act.2004-02-13.2.eng@2004-07-21</text:p>
        </text:list-item>
        <text:list-item>
          <text:p text:style-name="P91"><text:span text:style-name="T16">[http://www.authority.org]</text:span>/sl/act/2004-02-13/2/eng@2004-07-21/main/schedule1<text:line-break/><text:span text:style-name="T16">[http://www.authority.org]</text:span>/ontology/expression.component/sl.act.2004-02-13.2.eng@2004-07-21.main.schedule1</text:p>
        </text:list-item>
        <text:list-item>
          <text:p text:style-name="P91"><text:span text:style-name="T16">[http://www.authority.org]</text:span>/sl/act/2004-02-13/2/eng@2004-07-21/main.akn<text:line-break/><text:span text:style-name="T16">[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text:soft-page-break/>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2014420468" text:style-name="WW8Num40">
        <text:list-item>
          <text:p text:style-name="P42"><text:span text:style-name="T8">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998493620" text:continue-numbering="true" text:style-name="WW8Num40">
        <text:list-item>
          <text:p text:style-name="P42"><text:span text:style-name="T8">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970807629" text:continue-numbering="true" text:style-name="WW8Num40">
        <text:list-item>
          <text:p text:style-name="P42"><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515670963" text:continue-numbering="true" text:style-name="WW8Num40">
        <text:list-item>
          <text:p text:style-name="P42"><text:span text:style-name="Macchina_20_da_20_scrivere_20_HTML"><text:span text:style-name="T14">wikipedia.weapon</text:span></text:span><text:span text:style-name="Macchina_20_da_20_scrivere_20_HTML"><text:span text:style-name="T15"><text:line-break/></text:span></text:span><text:span text:style-name="T15">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text:soft-page-break/>available dictionary. A unique form of the terms specifying the concept joined with dots preceded by an unambiguous name for the resource being used. No country specifications are necessary for events.</text:p>
      <text:p text:style-name="Standard"/>
      <text:list xml:id="list915442866" text:continue-numbering="true" text:style-name="WW8Num40">
        <text:list-item>
          <text:p text:style-name="P42"><text:span text:style-name="Macchina_20_da_20_scrivere_20_HTML"><text:span text:style-name="T14">wikipedia.world.war.ii</text:span></text:span><text:span text:style-name="Macchina_20_da_20_scrivere_20_HTML"><text:span text:style-name="T15"><text:line-break/></text:span></text:span><text:span text:style-name="T11">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966922635" text:continue-numbering="true" text:style-name="WW8Num40">
        <text:list-item>
          <text:p text:style-name="P42"><text:span text:style-name="Macchina_20_da_20_scrivere_20_HTML"><text:span text:style-name="T14">wikipedia.rome</text:span></text:span><text:span text:style-name="Macchina_20_da_20_scrivere_20_HTML"><text:span text:style-name="T15"><text:line-break/></text:span></text:span><text:span text:style-name="T11">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480402780" text:continue-numbering="true" text:style-name="WW8Num40">
        <text:list-item>
          <text:p text:style-name="P42"><text:span text:style-name="Macchina_20_da_20_scrivere_20_HTML"><text:span text:style-name="T14">wikipedia.kn.promulgation</text:span></text:span><text:span text:style-name="Macchina_20_da_20_scrivere_20_HTML"><text:span text:style-name="T15"><text:line-break/></text:span></text:span><text:span text:style-name="T11">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67443257" text:continue-numbering="true" text:style-name="WW8Num40">
        <text:list-item>
          <text:p text:style-name="P42"><text:span text:style-name="Macchina_20_da_20_scrivere_20_HTML"><text:span text:style-name="T14">wikipedia.kn.speaker</text:span></text:span><text:span text:style-name="Macchina_20_da_20_scrivere_20_HTML"><text:span text:style-name="T15"><text:line-break/></text:span></text:span><text:span text:style-name="T11">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text:soft-page-break/>unambiguous name for the resource being used. No country specifications are necessary for places but a language reference is necessary for the correct attribution. </text:p>
      <text:p text:style-name="Standard"/>
      <text:list xml:id="list963960306" text:continue-numbering="true" text:style-name="WW8Num40">
        <text:list-item>
          <text:p text:style-name="P42"><text:span text:style-name="Macchina_20_da_20_scrivere_20_HTML"><text:span text:style-name="T14">wikipedia.eng.speaker</text:span></text:span><text:span text:style-name="Macchina_20_da_20_scrivere_20_HTML"><text:span text:style-name="T15"><text:line-break/></text:span></text:span><text:span text:style-name="T11">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90989608" text:continue-numbering="true" text:style-name="WW8Num40">
        <text:list-item>
          <text:p text:style-name="P42"><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87990260" text:continue-numbering="true" text:style-name="WW8Num40">
        <text:list-item>
          <text:p text:style-name="P42"><text:span text:style-name="T8">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482480563" text:continue-numbering="true" text:style-name="WW8Num40">
        <text:list-item>
          <text:p text:style-name="P42"><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332251246" text:continue-numbering="true" text:style-name="WW8Num40">
        <text:list-item>
          <text:p text:style-name="P42"><text:span text:style-name="T8">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331498398" text:continue-numbering="true" text:style-name="WW8Num40">
        <text:list-item>
          <text:p text:style-name="P42"><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ext:soft-page-break/>TLC Item</text:h>
      <text:p text:style-name="Standard">The exact URL of the item as specified in the document, with all slashes substituted by dots.</text:p>
      <text:h text:style-name="Heading_20_1" text:outline-level="1"><text:change-start text:change-id="ct139855466267032"/>History of tentative releases leading to release of <text:change-end text:change-id="ct139855466267032"/><text:change-start text:change-id="ct139855466275408"/>15 <text:change-end text:change-id="ct139855466275408"/><text:change-start text:change-id="ct139855466267224"/>July 2011 (temporary section).<text:change-end text:change-id="ct139855466267224"/></text:h>
      <text:p text:style-name="Standard"><text:change-start text:change-id="ct139855466275024"/>The 15 July <text:change-end text:change-id="ct139855466275024"/><text:change-start text:change-id="ct139855466275216"/>2011 release represents the last of a long list of tentative releases spanning 2010 and 2011 with a long list of new specification leading to version 2.0 of Akoma Ntoso. Such tentative releases had a more limited diffusion than official releases. This section contains a brief history of such intermediate releases and will disappear in the subsequent releases of this document. <text:change-end text:change-id="ct139855466275216"/></text:p>
      <text:h text:style-name="Heading_20_2" text:outline-level="2"><text:change-start text:change-id="ct139855466267608"/>Differences between release 15/07/2011 and tentative release 16/03/2011<text:change-end text:change-id="ct139855466267608"/></text:h>
      <text:p text:style-name="Standard"><text:change-start text:change-id="ct139855466267800"/>This release contains a few adjustments on the requirements specified by <text:change-end text:change-id="ct139855466267800"/><text:change-start text:change-id="ct139855466268184"/>European Parliaments, plus a new specification of the Naming Convention to fully align it to the CEN Metalex requirements, a new approach to renumbering and the co<text:change-end text:change-id="ct139855466268184"/><text:change-start text:change-id="ct139855466268952"/>-<text:change-end text:change-id="ct139855466268952"/><text:change-start text:change-id="ct139855466267992"/>existence of <text:change-end text:change-id="ct139855466267992"/><text:change-start text:change-id="ct139855466268760"/>similarly numbered fragments (evolvingId). Since this is meant to be the last “tentative release” <text:change-end text:change-id="ct139855466268760"/><text:change-start text:change-id="ct139855466269336"/>of a long process during 2010 and 2011, and <text:change-end text:change-id="ct139855466269336"/><text:change-start text:change-id="ct139855466268568"/>aim<text:change-end text:change-id="ct139855466268568"/><text:change-start text:change-id="ct139855466269528"/>s<text:change-end text:change-id="ct139855466269528"/><text:change-start text:change-id="ct139855466268376"/> to become the first official release <text:change-end text:change-id="ct139855466268376"/><text:change-start text:change-id="ct139855466269144"/>of Akoma Ntoso 2.0, it is available both under the 1.0 namespace and under the 2.0 namespace. Further releases will only use the 2.0 namespace. <text:change-end text:change-id="ct139855466269144"/><text:change-start text:change-id="ct139855466269720"/>Other changes include: <text:change-end text:change-id="ct139855466269720"/></text:p>
      <text:list xml:id="list109622988" text:style-name="WW8Num18">
        <text:list-item>
          <text:p text:style-name="P43"><text:change-start text:change-id="ct139855466269912"/>A new <text:change-end text:change-id="ct139855466269912"/><text:change-start text:change-id="ct139855466277904"/>hierarchical<text:change-end text:change-id="ct139855466277904"/><text:change-start text:change-id="ct139855466270104"/> element<text:change-end text:change-id="ct139855466270104"/><text:change-start text:change-id="ct139855466271688"/>, <text:span text:style-name="Macchina_20_da_20_scrivere_20_HTML">alinea</text:span>,<text:change-end text:change-id="ct139855466271688"/><text:change-start text:change-id="ct139855466270296"/> has been added within the main legislative hierarchy.<text:change-end text:change-id="ct139855466270296"/></text:p>
        </text:list-item>
        <text:list-item>
          <text:p text:style-name="P43"><text:change-start text:change-id="ct139855466270920"/>A new <text:change-end text:change-id="ct139855466270920"/><text:change-start text:change-id="ct139855466271496"/>inline<text:change-end text:change-id="ct139855466271496"/><text:change-start text:change-id="ct139855466270728"/> element<text:change-end text:change-id="ct139855466270728"/><text:change-start text:change-id="ct139855466271304"/>, <text:span text:style-name="Macchina_20_da_20_scrivere_20_HTML">relatedDoc</text:span>,<text:change-end text:change-id="ct139855466271304"/><text:change-start text:change-id="ct139855466270488"/> has been added for the document discussed within report documents. <text:change-end text:change-id="ct139855466270488"/></text:p>
        </text:list-item>
        <text:list-item>
          <text:p text:style-name="P43"><text:change-start text:change-id="ct139855466271112"/>A new inline element, <text:span text:style-name="Macchina_20_da_20_scrivere_20_HTML">change</text:span>, has been added for the changes contained in the face-to-face text of an amendment. <text:change-end text:change-id="ct139855466271112"/></text:p>
        </text:list-item>
        <text:list-item>
          <text:p text:style-name="P43"><text:change-start text:change-id="ct139855466272264"/>A new speech section has been added, <text:span text:style-name="Macchina_20_da_20_scrivere_20_HTML">adjournment</text:span>. </text:p>
        </text:list-item>
        <text:list-item>
          <text:p text:style-name="P43">A new core attribute, <text:span text:style-name="Macchina_20_da_20_scrivere_20_HTML">evolvingId</text:span>, has been added to <text:change-end text:change-id="ct139855466272264"/><text:change-start text:change-id="ct139855466274568"/>all elements to <text:change-end text:change-id="ct139855466274568"/><text:change-start text:change-id="ct139855466271880"/>specify an identifier that can change from expression to expression after modifications, renumbering or coexistence of similarly named structures. A full explanation of it is put in the new section 7.4 of this document.<text:change-end text:change-id="ct139855466271880"/></text:p>
        </text:list-item>
        <text:list-item>
          <text:p text:style-name="P43"><text:change-start text:change-id="ct139855466272456"/>Elements <text:span text:style-name="Macchina_20_da_20_scrivere_20_HTML">recitals</text:span> and <text:span text:style-name="Macchina_20_da_20_scrivere_20_HTML">citations</text:span> have an optional <text:span text:style-name="Macchina_20_da_20_scrivere_20_HTML">intro</text:span> element where formulaic sentences such as <text:change-end text:change-id="ct139855466272456"/><text:change-start text:change-id="ct139855466272072"/>“whereas” can be placed. <text:change-end text:change-id="ct139855466272072"/></text:p>
        </text:list-item>
        <text:list-item>
          <text:p text:style-name="P43"><text:change-start text:change-id="ct13985546627264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and <text:span text:style-name="Macchina_20_da_20_scrivere_20_HTML">content</text:span>. </text:p>
        </text:list-item>
        <text:list-item>
          <text:p text:style-name="P43">A new HTML element, <text:span text:style-name="Macchina_20_da_20_scrivere_20_HTML">u</text:span>, has been added with similar use as in HTML, namely, to specify an underline. <text:change-end text:change-id="ct139855466272648"/></text:p>
        </text:list-item>
        <text:list-item>
          <text:p text:style-name="P43"><text:change-start text:change-id="ct139855466272840"/>The <text:span text:style-name="Macchina_20_da_20_scrivere_20_HTML">id</text:span> of HTML elements <text:span text:style-name="Macchina_20_da_20_scrivere_20_HTML">tr, th </text:span>and<text:span text:style-name="Macchina_20_da_20_scrivere_20_HTML"> td</text:span> is now optional to reduce the tear in specifyin<text:change-end text:change-id="ct139855466272840"/><text:change-start text:change-id="ct139855466273032"/>g ids for long lists of cells in tables. </text:p>
        </text:list-item>
        <text:list-item>
          <text:p text:style-name="P43">A new metadata section, <text:span text:style-name="Macchina_20_da_20_scrivere_20_HTML">presentation</text:span>, has been added for the <text:change-end text:change-id="ct139855466273032"/><text:change-start text:change-id="ct139855466274832"/>drafting<text:change-end text:change-id="ct139855466274832"/><text:change-start text:change-id="ct139855466273224"/> of important presentation specifications (e.g. for tables and <text:change-end text:change-id="ct139855466273224"/><text:change-start text:change-id="ct139855466273416"/>typographical rules mandated by law) using any language (including CSS styles). </text:p>
        </text:list-item>
        <text:list-item>
          <text:p text:style-name="P43">Element <text:span text:style-name="Macchina_20_da_20_scrivere_20_HTML">otherAnalysis</text:span> <text:change-end text:change-id="ct139855466273416"/><text:change-start text:change-id="ct139855466273608"/>is now optional and repeatable. </text:p>
        </text:list-item>
        <text:list-item>
          <text:p text:style-name="P43">An improved specification of the naming convention <text:change-end text:change-id="ct139855466273608"/><text:change-start text:change-id="ct139855466274184"/>is presented, <text:change-end text:change-id="ct139855466274184"/><text:change-start text:change-id="ct139855466273800"/>introducing <text:change-end text:change-id="ct139855466273800"/><text:change-start text:change-id="ct139855466274376"/>the<text:change-end text:change-id="ct139855466274376"/><text:change-start text:change-id="ct139855466273992"/> few elements that remained to align it to the CEN Metalex naming convention. <text:change-end text:change-id="ct139855466273992"/></text:p>
        </text:list-item>
      </text:list>
      <text:h text:style-name="Heading_20_2" text:outline-level="2"><text:soft-page-break/>Differences between tentative release 31/03/2011 and tentative release 16/03/2011</text:h>
      <text:p text:style-name="Standard">This tentative release includes a few bug fixes following a series of annotations of the European parliaments about the previous tentative release. These include: </text:p>
      <text:list xml:id="list1972229382" text:continue-numbering="true" text:style-name="WW8Num18">
        <text:list-item>
          <text:p text:style-name="P43">Similarly to <text:span text:style-name="Macchina_20_da_20_scrivere_20_HTML">recitals/recital</text:span>, element <text:span text:style-name="Macchina_20_da_20_scrivere_20_HTML">citation</text:span> has been split in pairs, <text:span text:style-name="Macchina_20_da_20_scrivere_20_HTML">citations</text:span> containing individual <text:span text:style-name="Macchina_20_da_20_scrivere_20_HTML">citation</text:span> elements. </text:p>
        </text:list-item>
        <text:list-item>
          <text:p text:style-name="P43">The content model of <text:span text:style-name="Macchina_20_da_20_scrivere_20_HTML">citation</text:span> has been fixed, from <text:span text:style-name="Macchina_20_da_20_scrivere_20_HTML">blocksopt</text:span> to <text:span text:style-name="Macchina_20_da_20_scrivere_20_HTML">itemType</text:span>, allowing header elements such as <text:span text:style-name="Macchina_20_da_20_scrivere_20_HTML">num</text:span> and <text:span text:style-name="Macchina_20_da_20_scrivere_20_HTML">heading</text:span> and required <text:span text:style-name="Macchina_20_da_20_scrivere_20_HTML">id</text:span>. </text:p>
        </text:list-item>
        <text:list-item>
          <text:p text:style-name="P43">Content model of <text:span text:style-name="Macchina_20_da_20_scrivere_20_HTML">quotedStructure</text:span> has been fixed, allowing elements such as <text:span text:style-name="Macchina_20_da_20_scrivere_20_HTML">citation, recital, intro </text:span>and<text:span text:style-name="Macchina_20_da_20_scrivere_20_HTML"> wrap</text:span> to appear in it. </text:p>
        </text:list-item>
        <text:list-item>
          <text:p text:style-name="P43">Element <text:span text:style-name="Macchina_20_da_20_scrivere_20_HTML">report</text:span> has been renamed back to <text:span text:style-name="Macchina_20_da_20_scrivere_20_HTML">debateReport</text:span>, once discovering that other report documents exist that have nothing to do with the <text:span text:style-name="Macchina_20_da_20_scrivere_20_HTML">openStructure</text:span> that was used.</text:p>
        </text:list-item>
      </text:list>
      <text:h text:style-name="Heading_20_2" text:outline-level="2">Differences between tentative release 16/03/2011 and tentative release 12/01/2011</text:h>
      <text:p text:style-name="Standard">This tentative release draws its content from additional input from the needs of a number of African countries that took part to a meeting in Cape Town in January 2011, plus additional specifications from the European Parliament, subsequently elaborated and integrated in the schema through the expertise of Monica Palmirani, Luca Cervone and Gioele Barabucci. Although technically it is <text:span text:style-name="T8">not backward compatible</text:span>, the number and relevance of existing elements that have been modified in an incompatible manner is small. Many modifications and enhancements have been provided to the debate document type. </text:p>
      <text:p text:style-name="Standard">In particular: </text:p>
      <text:list xml:id="list925895768" text:style-name="WW8Num58">
        <text:list-item>
          <text:p text:style-name="P44">Two new elements have been added in the description of a debate: narrative and summary. The <text:span text:style-name="code">narrative</text:span> element is meant to contain all the narrative elements (that are not part of the scene description) that discuss things in the third person, rather than as report of a direct utterance from a participant. The <text:span text:style-name="code">summary</text:span> element is meant to contain all the summarized description of speeches that are not transcribed verbatim because of their scarce relevance, formulaic nature, or other reasons. E.g.: “Question put and agreed to”. </text:p>
        </text:list-item>
        <text:list-item>
          <text:p text:style-name="P44">Two new inline elements are added to identify parts of the debate document, <text:span text:style-name="code">vote</text:span> and <text:span text:style-name="code">outcome</text:span>. These are meant to mark in the document the fragments of the text that describe a vote or the outcome of a vote. </text:p>
        </text:list-item>
        <text:list-item>
          <text:p text:style-name="P44">Several new debate sections have been added to the list. They include: <text:span text:style-name="code">rollCall, prayers, oralStatements, writtenStatements, personalStatements, ministerialStatements, resolutions, </text:span>and<text:span text:style-name="code"> nationalInterest</text:span><text:span text:style-name="T23">.</text:span></text:p>
        </text:list-item>
        <text:list-item>
          <text:p text:style-name="P44">A better management of parallel speech elements was added. This happens through new values for the attribute status (that now include “translated”, “edited”, “verbatim” and a new attribute “<text:span text:style-name="code">alternativeTo</text:span>” that has been added to all content elements to specify separate and parallel copies of the same structure, that are present in the same document for a number of reasons: </text:p>
        </text:list-item>
      </text:list>
      <text:list xml:id="list1230885076" text:style-name="WW8Num19">
        <text:list-item>
          <text:p text:style-name="P45">multi-lingual documents that contain the same structures in different languages</text:p>
        </text:list-item>
        <text:list-item>
          <text:p text:style-name="P45">multi-version documents that contain the same structures in different versions</text:p>
        </text:list-item>
        <text:list-item>
          <text:p text:style-name="P45">multiple transcriptions, that contain the same speech in different transcriptions. For instance: </text:p>
        </text:list-item>
      </text:list>
      <text:p text:style-name="P97"><text:span text:style-name="code">&lt;speech id="sp1" by="#fv" status="verbatim"&gt;</text:span></text:p>
      <text:p text:style-name="P97"><text:span text:style-name="code"><text:s text:c="3"/>&lt;from&gt;Fabio Vitali&lt;/from&gt;</text:span></text:p>
      <text:p text:style-name="P97"><text:soft-page-break/><text:span text:style-name="code"><text:s text:c="3"/>&lt;p&gt;Questo è il mio discorso in Italiano&lt;/p&gt;</text:span></text:p>
      <text:p text:style-name="P97"><text:span text:style-name="code">&lt;/speech&gt;</text:span></text:p>
      <text:p text:style-name="P97"><text:span text:style-name="code">&lt;speech id="sp1-alt1" by="#fv" status="translated" alternativeTo="#sp1"&gt;</text:span></text:p>
      <text:p text:style-name="P97"><text:span text:style-name="code"><text:s text:c="3"/>&lt;from&gt;Fabio Vitali&lt;/from&gt;</text:span></text:p>
      <text:p text:style-name="P97"><text:span text:style-name="code"><text:s text:c="3"/>&lt;p&gt;This is my speech in Italian&lt;/p&gt;</text:span></text:p>
      <text:p text:style-name="P97"><text:span text:style-name="code">&lt;/speech&gt;</text:span></text:p>
      <text:list xml:id="list1320483998" text:continue-list="list925895768" text:style-name="WW8Num58">
        <text:list-item>
          <text:p text:style-name="P44">Element <text:span text:style-name="code">from</text:span> was made optional. </text:p>
        </text:list-item>
        <text:list-item>
          <text:p text:style-name="P44">Element <text:span text:style-name="code">debateRecord</text:span> is now only <text:span text:style-name="code">debate</text:span>, while <text:span text:style-name="code">debate</text:span> (that was the body of the <text:span text:style-name="code">debateRecord</text:span> element) is now <text:span text:style-name="code">debateContent</text:span>.</text:p>
        </text:list-item>
        <text:list-item>
          <text:p text:style-name="P44">Element <text:span text:style-name="code">analysis</text:span> has an additional <text:span text:style-name="code">parliamentary</text:span> block for parliamentary analysis and an element <text:span text:style-name="code">otherAnalysis</text:span> block for all other kinds of analysis. </text:p>
        </text:list-item>
        <text:list-item>
          <text:p text:style-name="P44">Element <text:span text:style-name="code">parliamentary</text:span> allows analysis on votes and quorum verifications that are present in a debate. It is possible to associate summaries of the outcome of a vote in a operable way, as follows: </text:p>
        </text:list-item>
      </text:list>
      <text:p text:style-name="P69"><text:span text:style-name="code">&lt;parliamentary&gt;</text:span></text:p>
      <text:p text:style-name="P69"><text:span text:style-name="code"><text:s text:c="2"/>&lt;voting id="vot1" href="#smr1" refersTo="#billAppr" outcome="#approved"&gt;</text:span></text:p>
      <text:p text:style-name="P69"><text:span text:style-name="code"><text:tab/>&lt;quorum id="vot1-quo1" refersTo="#majority" value="50"/&gt;</text:span></text:p>
      <text:p text:style-name="P69"><text:span text:style-name="code"><text:tab/>&lt;count id="vot1-cnt1" refersTo="#yeah" href="#qt1" value="41"/&gt;</text:span></text:p>
      <text:p text:style-name="P69"><text:span text:style-name="code"><text:tab/>&lt;count id="vot1-cnt2" refersTo="#nay" href="#qt2" value="34"/&gt;</text:span></text:p>
      <text:p text:style-name="P69"><text:span text:style-name="code"><text:tab/>&lt;count id="vot1-cnt3" refersTo="#nulls" href="#span147" value="23"/&gt;</text:span></text:p>
      <text:p text:style-name="P69"><text:span text:style-name="code"><text:s text:c="2"/>&lt;/voting&gt;</text:span></text:p>
      <text:p text:style-name="P69"><text:span text:style-name="code">&lt;/parliamentary&gt;</text:span></text:p>
      <text:p text:style-name="P69"><text:span text:style-name="code">...</text:span></text:p>
      <text:p text:style-name="P69"><text:span text:style-name="code">&lt;summary id="smr1"&gt; Bill put to approval: &lt;quantity refersTo="#votes" id="qt1"&gt;34&lt;/quantity&gt;negative votes and&lt;quantity refersTo="#votes" id="qt2"&gt;41&lt;/quantity&gt;positive votes and &lt;quantity refersTo="#votes" id="qt3"&gt;23&lt;/quantity&gt; null votes, final result agreed.&lt;/summary&gt;</text:span></text:p>
      <text:p text:style-name="P65"/>
      <text:p text:style-name="P65">Other modifications include: </text:p>
      <text:list xml:id="list2053456740" text:continue-numbering="true" text:style-name="WW8Num58">
        <text:list-item>
          <text:p text:style-name="P44">A number of bug fixes in content models of many elements, In particular, <text:span text:style-name="code">preface</text:span> and <text:span text:style-name="code">conclusion</text:span> are now optional everywhere, <text:span text:style-name="code">conclusion</text:span> has become a fully hierarchical element just like <text:span text:style-name="code">preface</text:span> and <text:span text:style-name="code">preamble</text:span>, and <text:span text:style-name="code">quotedStructure</text:span> now allows amendment elements. </text:p>
        </text:list-item>
        <text:list-item>
          <text:p text:style-name="P44">A new <text:span text:style-name="code">coverpage</text:span> element has been added to specify content that is relevant to the document and that is present in the cover page. </text:p>
        </text:list-item>
        <text:list-item>
          <text:p text:style-name="P44">Document collection can now have any number of documents and interstitial elements in any order. In particular, it is now possible to have <text:span text:style-name="code">interstitial</text:span> elements at the beginning of the document. </text:p>
        </text:list-item>
        <text:list-item>
          <text:p text:style-name="P44">Generic document collection <text:span text:style-name="code">documentCollection</text:span> now has a required <text:span text:style-name="code">name</text:span> attribute and has become a full-fledged generic element. </text:p>
        </text:list-item>
        <text:list-item>
          <text:p text:style-name="P44">Element <text:span text:style-name="code">intro</text:span> does not belong to the content model of element<text:span text:style-name="code"> component</text:span> anymore. </text:p>
        </text:list-item>
        <text:list-item>
          <text:p text:style-name="P44">Former Top Level Class Place is now called Location. Similarly the TLC element <text:span text:style-name="code">TLCPlace</text:span> is now known as <text:span text:style-name="code">TLCLocation</text:span>.</text:p>
        </text:list-item>
        <text:list-item>
          <text:p text:style-name="P44">In order to make room for an <text:span text:style-name="code">event</text:span> element in the list of semantic inline elements, former element <text:span text:style-name="code">event</text:span> within the <text:span text:style-name="code">lifecycle</text:span> element is now called <text:span text:style-name="code">eventRef</text:span>. </text:p>
        </text:list-item>
        <text:list-item>
          <text:p text:style-name="P44"><text:soft-page-break/>Element <text:span text:style-name="code">recital</text:span> is now meant to contain a single recital item, and is contained within a <text:span text:style-name="code">recitals</text:span> element, which is put within the <text:span text:style-name="code">preamble</text:span>. </text:p>
        </text:list-item>
        <text:list-item>
          <text:p text:style-name="P44">Two new inline elements have been added in the list of preface-specific elements: <text:span text:style-name="code">legislature</text:span> and <text:span text:style-name="code">session</text:span>. </text:p>
        </text:list-item>
        <text:list-item>
          <text:p text:style-name="P44">A complete specification of references to elements of the ontology has been added. Not only person, but now all elements of the Top Level Classes have their own element, <text:span text:style-name="code">person, organization, concept, object, event, location, process, role, term</text:span>.</text:p>
        </text:list-item>
        <text:list-item>
          <text:p text:style-name="P44">Element <text:span text:style-name="code">entity</text:span> is now fully a generic element and requires a <text:span text:style-name="code">name</text:span> attribute.</text:p>
        </text:list-item>
        <text:list-item>
          <text:p text:style-name="P44">A new inline element has been added, <text:span text:style-name="code">quantity</text:span>, to contain quantitative fragments (e.g., numbers, amounts, etc.) that are relevant to the analysis of the text, Attribute <text:span text:style-name="code">normalized</text:span> allows to markup the numerical content of the element if it is not directly perceivable in its original form (i.e. it is written in letters, etc.). </text:p>
        </text:list-item>
        <text:list-item>
          <text:p text:style-name="P44">Notes: the note <text:span text:style-name="code">marker</text:span> has become optional, given that sometimes one does not have any marker whatsoever for the note. Furthermore, note references have added a mechanism to specify exactly the placement of the note with regards to other elements of the document: an optional <text:span text:style-name="code">placementBase</text:span> attribute has been added, which contains a local href (i.e. a #id reference) to the element near which the note should be placed. <text:s/></text:p>
        </text:list-item>
      </text:list>
      <text:p text:style-name="P98">To summarize: </text:p>
      <text:list xml:id="list2011039046" text:continue-numbering="true" text:style-name="WW8Num58">
        <text:list-item>
          <text:list>
            <text:list-item>
              <text:p text:style-name="P44">To place a note at the end of page, <text:span text:style-name="code">placement="bottom"</text:span> and no <text:span text:style-name="code">placementBase</text:span></text:p>
            </text:list-item>
            <text:list-item>
              <text:p text:style-name="P44">To place a note at the end of a document, <text:span text:style-name="code">placement="bottom"</text:span> and <text:span text:style-name="code">placementBase="#[document ID]"</text:span></text:p>
            </text:list-item>
            <text:list-item>
              <text:p text:style-name="P44">To place a note at the end of a structure, including quotations, <text:span text:style-name="code">placement="bottom"</text:span> and <text:span text:style-name="code">placementBase="#[structure ID]"</text:span></text:p>
            </text:list-item>
            <text:list-item>
              <text:p text:style-name="P44">To place a note inline, in the closest position to the note reference, <text:span text:style-name="code">placement="inline"</text:span> and no <text:span text:style-name="code">placementBase.</text:span></text:p>
            </text:list-item>
            <text:list-item>
              <text:p text:style-name="P44">To place a note inline in the closest position to a specific structure, <text:span text:style-name="code">placement="inline"</text:span> and <text:span text:style-name="code">placementBase="#[structure ID]".</text:span> </text:p>
            </text:list-item>
            <text:list-item>
              <text:p text:style-name="P44">To place a note on the side, in the position of the note reference, <text:span text:style-name="code">placement="side"</text:span> and no <text:span text:style-name="code">placementBase</text:span>.</text:p>
            </text:list-item>
            <text:list-item>
              <text:p text:style-name="P44">To place a note on the side, near to a specific structure, <text:span text:style-name="code">placement="side"</text:span> and <text:span text:style-name="code">placementBase="#[structure ID]".</text:span> </text:p>
            </text:list-item>
          </text:list>
        </text:list-item>
      </text:list>
      <text:p text:style-name="P99">Values "left" and "right" are for those specific cases in which the specific placement on the right has a different legal meaning that a placement on the left, or when both types of placements exists in the same document (a rare occurrence indeed, but they exist). </text:p>
      <text:list xml:id="list1888182042" text:continue-numbering="true" text:style-name="WW8Num58">
        <text:list-item>
          <text:p text:style-name="P44">A new hierarchical element called <text:span text:style-name="code">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4">Element <text:span text:style-name="code">affectedDocument</text:span> has now a <text:span text:style-name="code">href</text:span> attribute for linking to the document that is affected by this amendment. </text:p>
        </text:list-item>
        <text:list-item>
          <text:p text:style-name="P44">Element <text:span text:style-name="code">recordedTime</text:span> is now an inline element and not a marker anymore.</text:p>
        </text:list-item>
        <text:list-item>
          <text:p text:style-name="P44"><text:soft-page-break/>Element <text:span text:style-name="code">quotedStructure</text:span> now has an additional attribute <text:span text:style-name="code">for</text:span> that allows to associate individual <text:span text:style-name="code">quotedStructures</text:span> to individual <text:span text:style-name="code">mod</text:span> elements within a <text:span text:style-name="code">mmod</text:span> element. </text:p>
        </text:list-item>
        <text:list-item>
          <text:p text:style-name="P44">Element <text:span text:style-name="code">table</text:span> has now an additional optional <text:span text:style-name="code">caption</text:span> element as in HTML. </text:p>
        </text:list-item>
      </text:list>
      <text:p text:style-name="P63"/>
      <text:h text:style-name="Heading_20_2" text:outline-level="2">Differences between tentative release 12/01/2011 and tentative release 25/10/2010</text:h>
      <text:p text:style-name="Standard">This tentative release draws its content from several different sources, the most important of which is the input gained from experts at the European Parliament in December 2010, subsequently elaborated and integrated in the schema through the expertise of Monica Palmirani, Luca Cervone and Gioele Barabucci. The release contains a large number of modifications, and can be considered a major release. In many ways it is <text:span text:style-name="T8">not backward compatible</text:span>, as many existing elements have been removed for a general simplification of the vocabulary. </text:p>
      <text:list xml:id="list1314680047" text:continue-list="list411847808" text:style-name="WW8Num8">
        <text:list-item>
          <text:p text:style-name="P40">Two new hierarchical elements have been added, point and indent. </text:p>
        </text:list-item>
        <text:list-item>
          <text:p text:style-name="P40">The content model of elements preface and preamble have been enhanced. Besides allowing blocks, preface and preamble now allow subdivisions called recital and citation for preamble, and longTitle for preface. Element subdivision is a generic element for a preface/preamble substructure, while the element formerly known as subdivision (in debates) is now called debateSection. </text:p>
        </text:list-item>
        <text:list-item>
          <text:p text:style-name="P40">The new semantic element person has been added. </text:p>
        </text:list-item>
        <text:list-item>
          <text:p text:style-name="P40">A new inline element, placeholder,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originalText is used to specify the original text of the document after the replacement has taken place. </text:p>
        </text:list-item>
        <text:list-item>
          <text:p text:style-name="P40">Note model has been simplified: inlineNote are now called authorialNote, and outOfLineNotes have been removed. Attribute placement has been added. Attribute num has been renamed marker. Attribute authoritative has been removed.</text:p>
        </text:list-item>
        <text:list-item>
          <text:p text:style-name="P40">A new value for the status attribute, “ignore”, has been added for incomplete structures in authoritative documents (e.g., amendments)</text:p>
        </text:list-item>
        <text:list-item>
          <text:p text:style-name="P40">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0">A new document type, amendment, has been added, with accompanying subelements amendmentHeading, amendmentContent, amendmentReference and amendmentJustification. </text:p>
        </text:list-item>
        <text:list-item>
          <text:p text:style-name="P40">A new preface inline element has been added, affectedDocument, to specify the document which is affected by this amendment. </text:p>
        </text:list-item>
        <text:list-item>
          <text:p text:style-name="P40">A new structure for composite documents has been proposed. Rather than imposing components to be present in place, it is now possible to either put them in place, or refer to them via a URI to an external resource, or event to place the document in an apposite final section called components, and make a reference to it via a newly introduced componentRef element. This modification affects also attachments, which <text:soft-page-break/>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item>
          <text:p text:style-name="P40">Element publication in the metadata is now optional (to allow for unpublished documents such as individual amendments).</text:p>
        </text:list-item>
        <text:list-item>
          <text:p text:style-name="P40">Atrtibute “pivot” has been added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item>
          <text:p text:style-name="P40">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0">A new attribute pos has been added in all argument elements so that they can now make a more precise reference to the elements to which they are attached. </text:p>
        </text:list-item>
      </text:list>
      <text:h text:style-name="Heading_20_2" text:outline-level="2">Differences between tentative release 25/10/2010 and tentative release 7/10/2010</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three main modifications, one of which is <text:span text:style-name="T8">not backward-compatible</text:span>: </text:p>
      <text:list xml:id="list1664495106" text:continue-list="list331498398" text:style-name="WW8Num40">
        <text:list-item>
          <text:p text:style-name="P42"><text:span text:style-name="T1">Content model of element </text:span><text:span text:style-name="tt">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tt">td</text:span> has thus changed the relevant pattern, being upgraded from block to container. Now any container, or block can be contained in td elements, but not next nor inline elements. This modification is <text:span text:style-name="T8">not backward-compatible</text:span>. <text:s text:c="3"/></text:p>
        </text:list-item>
        <text:list-item>
          <text:p text:style-name="P42"><text:span text:style-name="T1">New content model of </text:span><text:span text:style-name="tt">list</text:span>: the <text:span text:style-name="tt">list</text:span> element now allow for the specification of a <text:span text:style-name="tt">listIntroduction</text:span> element, a block element appearing before the first <text:span text:style-name="tt">item</text:span>, and of <text:span text:style-name="tt">listConclusion</text:span>, a block element appearing after the last <text:span text:style-name="tt">item</text:span> of the <text:span text:style-name="tt">list</text:span> (in Italian legal system, they correspond to alinea and conclusion, which are frequent occurrences in legal texts). This modification is backward-compatible.</text:p>
        </text:list-item>
        <text:list-item>
          <text:p text:style-name="P42"><text:span text:style-name="T1">New pattern and associated elements</text:span>: 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tt">quotedStructure</text:span> element, which in past versions of the language did not belong to any pattern (being an exception), now fully belongs to the new popup pattern. A new element <text:span text:style-name="tt">inlineNote</text:span> has been added belonging to the same pattern, for notes whose content is placed alongside the text to which it refer. <text:span text:style-name="tt">inlineNote</text:span> elements cannot be used to editorial content, but only for <text:soft-page-break/>authoritative content that, for some reason, is placed in a note. Finally, the generic popup element has been added for any local extension to the language that needs to use popups. </text:p>
        </text:list-item>
      </text:list>
      <text:h text:style-name="Heading_20_2" text:outline-level="2">Differences between tentative release 6/10/2010 and release 9/12/2009</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a large number of modifications to the previous schema, with particular attention to a completely new approach to time-related information such as in force and efficacy intervals, the introduction of language-specific specifications both for the document’s content as well as for the metadata, the introduction of a new document type for collections of documents (e.g. an official gazette or an amendment list) and a number of minor extensions and modifications. Some of these extensions <text:span text:style-name="T8">are not backward-compatible</text:span>. </text:p>
      <text:h text:style-name="Heading_20_3" text:outline-level="3">Managing time intervals</text:h>
      <text:p text:style-name="Standard">Managing time intervals in text has been completely modified: attributes <text:span text:style-name="tt">start, end, startEfficacy </text:span>and<text:span text:style-name="tt">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tt">start, end, startEfficacy </text:span>and<text:span text:style-name="tt"> endEfficacy</text:span> attributes to specify the beginning and end, respectively, of in force and efficacy intervals, respectively, the procedure has now been considerably simplified and streamlined and modularized. In the text, a single <text:span text:style-name="tt">period</text:span> attribute is used instead of the four previous attributes, containing a reference pointing to the newly introduced <text:span text:style-name="tt">temporalGroup</text:span> element in the metadata section. <text:s/>Each <text:span text:style-name="tt">temporalGroup</text:span> contains a list of <text:span text:style-name="tt">timeInterval</text:span> elements, each specifying a time interval and a type in terms of the Akoma Ntoso ontology, as follows: <text:s/></text:p>
      <text:p text:style-name="P24">Before: </text:p>
      <text:p text:style-name="P84"><text:span text:style-name="tt">&lt;metadata&gt;</text:span></text:p>
      <text:p text:style-name="P84"><text:span text:style-name="tt"><text:s text:c="2"/>&lt;lifecycle source="#fv"&gt;</text:span></text:p>
      <text:p text:style-name="P84"><text:span text:style-name="tt"><text:s text:c="4"/>&lt;event id="e1" date="1997-08-29" source="#ro1" type="generation" refersTo="#LegislativeCreation"/&gt;</text:span></text:p>
      <text:p text:style-name="P71"><text:span text:style-name="tt">    &lt;event id="e2" date="2003-12-19" source="#rp1" type="modification" refersTo="#LegislativeModification"/&gt;</text:span></text:p>
      <text:p text:style-name="P84"><text:span text:style-name="tt"><text:s text:c="2"/>&lt;/lifecycle&gt;</text:span></text:p>
      <text:p text:style-name="P84"><text:span text:style-name="tt">...</text:span></text:p>
      <text:p text:style-name="P84"><text:span text:style-name="tt">&lt;/metadata&gt;</text:span></text:p>
      <text:p text:style-name="P84"><text:span text:style-name="tt">&lt;body&gt;</text:span></text:p>
      <text:p text:style-name="P84"><text:span text:style-name="tt">...</text:span></text:p>
      <text:p text:style-name="P84"><text:span text:style-name="tt"><text:s text:c="3"/>&lt;span start="e1" end="e2"&gt;"pooled fund" means a fund established by a limited liability company, other than an approved issuer, for purposes of pooling scheme funds for collective investment; &lt;/span&gt;</text:span></text:p>
      <text:p text:style-name="P84"><text:span text:style-name="tt">...</text:span></text:p>
      <text:p text:style-name="P84"><text:span text:style-name="tt">&lt;/body&gt;</text:span></text:p>
      <text:p text:style-name="P24">After: </text:p>
      <text:p text:style-name="P84"><text:span text:style-name="tt">&lt;metadata&gt;</text:span></text:p>
      <text:p text:style-name="P84"><text:span text:style-name="tt"><text:s text:c="2"/>&lt;temporalData source="#FV"&gt;</text:span></text:p>
      <text:p text:style-name="P84"><text:soft-page-break/><text:span text:style-name="tt"><text:s text:c="4"/>&lt;temporalGroup id="p1"&gt;</text:span></text:p>
      <text:p text:style-name="P84"><text:span text:style-name="tt"><text:s text:c="6"/>&lt;timeInterval start="#e1" end="#e2" refersTo="#inforce"/&gt;</text:span></text:p>
      <text:p text:style-name="P84"><text:span text:style-name="tt"><text:s text:c="4"/>&lt;/temporalGroup&gt;</text:span></text:p>
      <text:p text:style-name="P84"><text:span text:style-name="tt"><text:s text:c="2"/>&lt;/temporalData&gt;</text:span></text:p>
      <text:p text:style-name="P84"><text:span text:style-name="tt"><text:s text:c="2"/>&lt;lifecycle source="#fv"&gt;</text:span></text:p>
      <text:p text:style-name="P84"><text:span text:style-name="tt"><text:s text:c="4"/>&lt;event id="e1" date="1997-08-29" source="#ro1" type="generation" refersTo="#LegislativeCreation"/&gt;</text:span></text:p>
      <text:p text:style-name="P71"><text:span text:style-name="tt">    &lt;event id="e2" date="2003-12-19" source="#rp1" type="modification" refersTo="#LegislativeModification"/&gt;</text:span></text:p>
      <text:p text:style-name="P84"><text:span text:style-name="tt"><text:s text:c="2"/>&lt;/lifecycle&gt;</text:span></text:p>
      <text:p text:style-name="P84"><text:span text:style-name="tt">...</text:span></text:p>
      <text:p text:style-name="P84"><text:span text:style-name="tt">&lt;/metadata&gt;</text:span></text:p>
      <text:p text:style-name="P84"><text:span text:style-name="tt">&lt;body&gt;</text:span></text:p>
      <text:p text:style-name="P84"><text:span text:style-name="tt">...</text:span></text:p>
      <text:p text:style-name="P84"><text:span text:style-name="tt"><text:s text:c="3"/>&lt;span period="p1"&gt;"pooled fund" means a fund established by a limited liability company, other than an approved issuer, for purposes of pooling scheme funds for collective investment; &lt;/span&gt;</text:span></text:p>
      <text:p text:style-name="P84"><text:span text:style-name="tt">...</text:span></text:p>
      <text:p text:style-name="P84"><text:span text:style-name="tt">&lt;/body&gt;</text:span></text:p>
      <text:p text:style-name="Standard"/>
      <text:p text:style-name="Standard">Time intervals can be specified either by a begin and end date, or with either date and a duration. The advantages of this approach are many: </text:p>
      <text:list xml:id="list2054094506" text:continue-numbering="true" text:style-name="WW8Num40">
        <text:list-item>
          <text:p text:style-name="P42">It is possible to introduce time intervals with either two dates, or a start date and a duration or an end date and a duration.</text:p>
        </text:list-item>
        <text:list-item>
          <text:p text:style-name="P42">It is possible to specify in force intervals, efficacy intervals and any other type of time information without cluttering the actual content of the document with more and more start and end attributes.</text:p>
        </text:list-item>
        <text:list-item>
          <text:p text:style-name="P42">Time information shared by many different elements in the document are grouped in a single collection, so that it becomes possible to understand at a glance how many intervals are relevant for the document. </text:p>
        </text:list-item>
        <text:list-item>
          <text:p text:style-name="P42">It is possible to include different and incompatible time information details by different scholars without cluttering with useless information the actual content of the document. </text:p>
        </text:list-item>
      </text:list>
      <text:p text:style-name="P63">This modification is <text:span text:style-name="T8">NOT backward-compatible. </text:span>Every document that has used previously specified time related information needs to be updated to the new syntax. </text:p>
      <text:h text:style-name="Heading_20_3" text:outline-level="3">Managing 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995226991" text:style-name="WW8Num50">
        <text:list-item>
          <text:p text:style-name="P46"><text:soft-page-break/><text:span text:style-name="T8">Specifying the main language(s) of a document</text:span>: the new expression-level <text:span text:style-name="tt">FRBRlanguage</text:span> element was added to the <text:span text:style-name="tt">FRBRExpression</text:span> structure of the metadata, where the main language(s) of the document are specified using the codes of RFC 4646. If more than one language are present in this specific expression, then the <text:span text:style-name="tt">FRBRlanguage</text:span> element can be repeated. </text:p>
        </text:list-item>
        <text:list-item>
          <text:p text:style-name="P46"><text:span text:style-name="T8">Specifying the actual language of individual fragments of the text</text:span>: text fragments in a language different from the language specified in the <text:span text:style-name="tt">FRBRlanguage</text:span> needs to be wrapped in a element (if none appropriate exists, a <text:span text:style-name="tt">span</text:span> element) and the <text:span text:style-name="tt">xml:lang</text:span> attribute needs to be used in the fragment with the appropriate RFC4646 code. if two or more <text:span text:style-name="tt">FRBRlanguage</text:span> elements exist, every fragment of the text needs to have its own <text:span text:style-name="tt">xml:lang</text:span> attribute according to the specifications of <text:a xlink:type="simple" xlink:href="http://www.w3.org/TR/REC-xml/"><text:span text:style-name="Internet_20_link">http://www.w3.org/TR/REC-xml/</text:span></text:a>, section 2.12.</text:p>
        </text:list-item>
        <text:list-item>
          <text:p text:style-name="P46"><text:span text:style-name="T8">Specifying translations</text:span>:<text:span text:style-name="T8"> </text:span>the expression-level <text:span text:style-name="tt">FRBRtranslation</text:span> element, available in the <text:span text:style-name="tt">FRBRExpression</text:span> structure allows to specify that the document is a (authoritative/non authoritative/unknown according to attribute <text:span text:style-name="tt">authoritative</text:span>) translation from a different language (attribute <text:span text:style-name="tt">language</text:span>) made by some agent (attribute <text:span text:style-name="tt">by</text:span>) of another expression (attribute <text:span text:style-name="tt">href</text:span>). </text:p>
        </text:list-item>
      </text:list>
      <text:h text:style-name="Heading_20_3" text:outline-level="3">Document collection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65"/>
      <text:p text:style-name="P69"><text:span text:style-name="tt">&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span><text:soft-page-break/><text:span text:style-name="tt"><text:tab/><text:tab/><text:tab/><text:tab/>&lt;/body&gt;<text:line-break/><text:tab/><text:tab/><text:tab/>&lt;/act&gt;<text:line-break/><text:tab/><text:tab/><text:tab/>&lt;interstitial id=”int1”&gt;<text:line-break/><text:tab/><text:tab/><text:tab/><text:tab/>&lt;p&gt;Any text is in the collection but</text:span></text:p>
      <text:p text:style-name="P69"><text:span text:style-name="tt"><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tt"><text:tab/><text:tab/>&lt;/collectionContent&gt;<text:line-break/><text:tab/>&lt;/documentCollection&gt;<text:line-break/>&lt;/akomaNtoso&gt;</text:span></text:p>
      <text:h text:style-name="Heading_20_3" text:outline-level="3">New preface-level elements</text:h>
      <text:p text:style-name="Standard">Some new elements have been added to use in prefaces: <text:span text:style-name="tt">docCommittee, docIntroducer, docStage, docStatus, docJurisdiction</text:span><text:span text:style-name="T22">, </text:span><text:span text:style-name="T21">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are best specified in the appropriate structures of the metadata. </text:span></text:p>
      <text:p text:style-name="P47">This modification is backward-compatible. </text:p>
      <text:h text:style-name="Heading_20_3" text:outline-level="3">Authoritative notes</text:h>
      <text:p text:style-name="Standard">In past versions of the Akoma Ntoso standard, footnotes (element <text:span text:style-name="tt">note</text:span>) and side notes (element <text:span text:style-name="tt">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a new attribute <text:span text:style-name="tt">authoritative</text:span> has been added for elements <text:span text:style-name="tt">note</text:span> and <text:span text:style-name="tt">outOfLine</text:span> through which it is possible to specify that the content of the element was produced by the original author of the content of the document and has the same authoritativeness as the rest of the document. </text:p>
      <text:h text:style-name="Heading_20_1" text:outline-level="1"><text:change-start text:change-id="ct139855466267416"/>Differences from previous releases</text:h>
      <text:h text:style-name="Heading_20_2" text:outline-level="2">Differences between release 15/7/2011 and 9/12/2009<text:change-end text:change-id="ct139855466267416"/></text:h>
      <text:p text:style-name="Standard"><text:change-start text:change-id="ct139855466275600"/>The 15 July 2011 release represents a major release, sufficiently different and richer than previous ones to justify a new version number and a new namespace version. <text:change-end text:change-id="ct139855466275600"/><text:change-start text:change-id="ct139855466276368"/>Many modifications were introduced in intermediate tentative releases th<text:change-end text:change-id="ct139855466276368"/><text:change-start text:change-id="ct139855466276752"/>r<text:change-end text:change-id="ct139855466276752"/><text:change-start text:change-id="ct139855466276560"/>oughout 2010 and 2011<text:change-end text:change-id="ct139855466276560"/><text:change-start text:change-id="ct139855466276944"/>. </text:p>
      <text:p text:style-name="Standard">In order to allow a smooth transition to Akoma Ntoso 2.0, this release will accept and <text:soft-page-break/>support both namespace declarations. <text:change-end text:change-id="ct139855466276944"/></text:p>
      <text:h text:style-name="Heading_20_3" text:outline-level="3"><text:change-start text:change-id="ct139855466275792"/>General changes</text:h>
      <text:list xml:id="list1874166940" text:continue-list="list1972229382" text:style-name="WW8Num18">
        <text:list-item>
          <text:p text:style-name="P43">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3">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946286208" text:continue-list="list995226991" text:style-name="WW8Num50">
        <text:list-item>
          <text:p text:style-name="P46"><text:span text:style-name="T8">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6"><text:span text:style-name="T8">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6"><text:span text:style-name="T8">Specifying translations</text:span>:<text:span text:style-name="T8">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6">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text:soft-page-break/>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65"/>
      <text:p text:style-name="P6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9"><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Macchina_20_da_20_scrivere_20_HTML"><text:tab/><text:tab/>&lt;/collectionContent&gt;<text:line-break/><text:tab/>&lt;/documentCollection&gt;<text:line-break/>&lt;/akomaNtoso&gt;</text:span></text:p>
      <text:list xml:id="list673654815" text:continue-list="list1874166940" text:style-name="WW8Num18">
        <text:list-item>
          <text:p text:style-name="P43">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3">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soft-page-break/>New Amendment document type</text:h>
      <text:list xml:id="list1600591310" text:continue-numbering="true" text:style-name="WW8Num18">
        <text:list-item>
          <text:p text:style-name="P43">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4">Before: </text:p>
      <text:p text:style-name="P84"><text:span text:style-name="Macchina_20_da_20_scrivere_20_HTML">&lt;metadata&gt;</text:span></text:p>
      <text:p text:style-name="P84"><text:span text:style-name="Macchina_20_da_20_scrivere_20_HTML"><text:s text:c="2"/>&lt;lifecycle source="#fv"&gt;</text:span></text:p>
      <text:p text:style-name="P84"><text:span text:style-name="Macchina_20_da_20_scrivere_20_HTML"><text:s text:c="4"/>&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 text:c="2"/>&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P24">After: <text:change-end text:change-id="ct139855466275792"/></text:p>
      <text:p text:style-name="P84"><text:change-start text:change-id="ct139855466276176"/><text:span text:style-name="Macchina_20_da_20_scrivere_20_HTML">&lt;metadata&gt;</text:span></text:p>
      <text:p text:style-name="P84"><text:span text:style-name="Macchina_20_da_20_scrivere_20_HTML"><text:s text:c="2"/>&lt;temporalData source="#FV"&gt;</text:span></text:p>
      <text:p text:style-name="P84"><text:span text:style-name="Macchina_20_da_20_scrivere_20_HTML"><text:s text:c="4"/>&lt;temporalGroup id="p1"&gt;</text:span></text:p>
      <text:p text:style-name="P84"><text:span text:style-name="Macchina_20_da_20_scrivere_20_HTML"><text:s text:c="6"/>&lt;timeInterval start="#e1" end="#e2" refersTo="#inforce"/&gt;</text:span></text:p>
      <text:p text:style-name="P84"><text:span text:style-name="Macchina_20_da_20_scrivere_20_HTML"><text:s text:c="4"/>&lt;/temporalGroup&gt;</text:span></text:p>
      <text:p text:style-name="P84"><text:span text:style-name="Macchina_20_da_20_scrivere_20_HTML"><text:s text:c="2"/>&lt;/temporalData&gt;</text:span></text:p>
      <text:p text:style-name="P84"><text:span text:style-name="Macchina_20_da_20_scrivere_20_HTML"><text:s text:c="2"/>&lt;lifecycle source="#fv"&gt;</text:span></text:p>
      <text:p text:style-name="P84"><text:span text:style-name="Macchina_20_da_20_scrivere_20_HTML"><text:s text:c="4"/>&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 text:c="2"/>&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Standard"><text:soft-page-break/></text:p>
      <text:p text:style-name="Standard">Time intervals can be specified either by a begin and end date, or with either date and a duration. The advantages of this approach are many: </text:p>
      <text:list xml:id="list2044175253" text:continue-list="list2054094506" text:style-name="WW8Num40">
        <text:list-item>
          <text:p text:style-name="P42">It is possible to introduce time intervals with either two dates, or a start date and a duration or an end date and a duration.</text:p>
        </text:list-item>
        <text:list-item>
          <text:p text:style-name="P42">It is possible to specify in force intervals, efficacy intervals and any other type of time information without cluttering the actual content of the document with more and more start and end attributes.</text:p>
        </text:list-item>
        <text:list-item>
          <text:p text:style-name="P42">Time information shared by many different elements in the document are grouped in a single collection, so that it becomes possible to understand at a glance how many intervals are relevant for the document. </text:p>
        </text:list-item>
        <text:list-item>
          <text:p text:style-name="P42">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453938362" text:continue-list="list1600591310" text:style-name="WW8Num18">
        <text:list-item>
          <text:p text:style-name="P43">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3">inlineNote are now called authorialNote, </text:p>
        </text:list-item>
        <text:list-item>
          <text:p text:style-name="P43">outOfLineNotes have been removed. </text:p>
        </text:list-item>
        <text:list-item>
          <text:p text:style-name="P43">Attribute <text:span text:style-name="Macchina_20_da_20_scrivere_20_HTML">placement</text:span> has been added. </text:p>
        </text:list-item>
        <text:list-item>
          <text:p text:style-name="P43">Attribute num has been renamed <text:span text:style-name="Macchina_20_da_20_scrivere_20_HTML">marker</text:span> and has become optional, given that sometimes one does not have any marker whatsoever for the note. </text:p>
        </text:list-item>
        <text:list-item>
          <text:p text:style-name="P43">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8">To summarize: </text:p>
      <text:list xml:id="list1004310910" text:continue-numbering="true" text:style-name="WW8Num18">
        <text:list-item>
          <text:list>
            <text:list-item>
              <text:p text:style-name="P100">To place a note at the end of page, <text:span text:style-name="Macchina_20_da_20_scrivere_20_HTML">placement="bottom"</text:span> and no <text:span text:style-name="Macchina_20_da_20_scrivere_20_HTML">placementBase</text:span></text:p>
            </text:list-item>
            <text:list-item>
              <text:p text:style-name="P100">To place a note at the end of a document, <text:span text:style-name="Macchina_20_da_20_scrivere_20_HTML">placement="bottom"</text:span> and <text:span text:style-name="Macchina_20_da_20_scrivere_20_HTML">placementBase="#[document ID]"</text:span></text:p>
            </text:list-item>
            <text:list-item>
              <text:p text:style-name="P100">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100">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100">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100">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100">To place a note on the side, near to a specific structure, <text:soft-page-break/><text:span text:style-name="Macchina_20_da_20_scrivere_20_HTML">placement="side"</text:span> and <text:span text:style-name="Macchina_20_da_20_scrivere_20_HTML">placementBase="#[structure ID]".</text:span> </text:p>
            </text:list-item>
          </text:list>
        </text:list-item>
      </text:list>
      <text:p text:style-name="P101">Values "left" and "right" are for those specific cases in which the specific placement on the right has a different legal meaning that a placement on the left, or when both types of placements exists in the same document (a rare occurrence indeed, but they exist). <text:change-end text:change-id="ct139855466276176"/></text:p>
      <text:h text:style-name="Heading_20_3" text:outline-level="3"><text:change-start text:change-id="ct139855466275984"/>New popup pattern </text:h>
      <text:list xml:id="list835000625" text:continue-list="list1946286208" text:style-name="WW8Num50">
        <text:list-item>
          <text:p text:style-name="P46">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584857492" text:continue-list="list1888182042" text:style-name="WW8Num58">
        <text:list-item>
          <text:p text:style-name="P102">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214762760" text:style-name="WW8Num41">
        <text:list-item>
          <text:p text:style-name="P48">multi-lingual documents that contain the same structures in different languages</text:p>
        </text:list-item>
        <text:list-item>
          <text:p text:style-name="P48">multi-version documents that contain the same structures in different versions</text:p>
        </text:list-item>
        <text:list-item>
          <text:p text:style-name="P48">multiple transcriptions, that contain the same speech in different transcriptions. For instance: </text:p>
        </text:list-item>
      </text:list>
      <text:p text:style-name="P97"><text:span text:style-name="Macchina_20_da_20_scrivere_20_HTML">&lt;speech id="sp1" by="#fv" status="verbatim"&gt;</text:span></text:p>
      <text:p text:style-name="P97"><text:span text:style-name="Macchina_20_da_20_scrivere_20_HTML"><text:s text:c="3"/>&lt;from&gt;Fabio Vitali&lt;/from&gt;</text:span></text:p>
      <text:p text:style-name="P97"><text:span text:style-name="Macchina_20_da_20_scrivere_20_HTML"><text:s text:c="3"/>&lt;p&gt;Questo è il mio discorso in Italiano&lt;/p&gt;</text:span></text:p>
      <text:p text:style-name="P97"><text:span text:style-name="Macchina_20_da_20_scrivere_20_HTML">&lt;/speech&gt;</text:span></text:p>
      <text:p text:style-name="P97"><text:span text:style-name="Macchina_20_da_20_scrivere_20_HTML">&lt;speech id="sp1-alt1" by="#fv" status="translated" alternativeTo="#sp1"&gt;</text:span></text:p>
      <text:p text:style-name="P97"><text:span text:style-name="Macchina_20_da_20_scrivere_20_HTML"><text:s text:c="3"/>&lt;from&gt;Fabio Vitali&lt;/from&gt;</text:span></text:p>
      <text:p text:style-name="P97"><text:span text:style-name="Macchina_20_da_20_scrivere_20_HTML"><text:s text:c="3"/>&lt;p&gt;This is my speech in Italian&lt;/p&gt;</text:span></text:p>
      <text:p text:style-name="P97"><text:span text:style-name="Macchina_20_da_20_scrivere_20_HTML">&lt;/speech&gt;</text:span></text:p>
      <text:h text:style-name="Heading_20_3" text:outline-level="3">Votes and quorum </text:h>
      <text:list xml:id="list1396023601" text:continue-list="list1004310910" text:style-name="WW8Num18">
        <text:list-item>
          <text:p text:style-name="P43">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3">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104"><text:soft-page-break/><text:span text:style-name="Macchina_20_da_20_scrivere_20_HTML">&lt;parliamentary&gt;</text:span></text:p>
      <text:p text:style-name="P104"><text:span text:style-name="Macchina_20_da_20_scrivere_20_HTML"><text:s text:c="2"/>&lt;voting id="vot1" href="#smr1" refersTo="#billAppr" outcome="#approved"&gt;</text:span></text:p>
      <text:p text:style-name="P104"><text:span text:style-name="Macchina_20_da_20_scrivere_20_HTML"><text:tab/>&lt;quorum id="vot1-quo1" refersTo="#majority" value="50"/&gt;</text:span></text:p>
      <text:p text:style-name="P104"><text:span text:style-name="Macchina_20_da_20_scrivere_20_HTML"><text:tab/>&lt;count id="vot1-cnt1" refersTo="#yeah" href="#qt1" value="41"/&gt;</text:span></text:p>
      <text:p text:style-name="P104"><text:span text:style-name="Macchina_20_da_20_scrivere_20_HTML"><text:tab/>&lt;count id="vot1-cnt2" refersTo="#nay" href="#qt2" value="34"/&gt;</text:span></text:p>
      <text:p text:style-name="P104"><text:span text:style-name="Macchina_20_da_20_scrivere_20_HTML"><text:tab/>&lt;count id="vot1-cnt3" refersTo="#nulls" href="#span147" value="23"/&gt;</text:span></text:p>
      <text:p text:style-name="P104"><text:span text:style-name="Macchina_20_da_20_scrivere_20_HTML"><text:s text:c="2"/>&lt;/voting&gt;</text:span></text:p>
      <text:p text:style-name="P104"><text:span text:style-name="Macchina_20_da_20_scrivere_20_HTML">&lt;/parliamentary&gt;</text:span></text:p>
      <text:p text:style-name="P104"><text:span text:style-name="Macchina_20_da_20_scrivere_20_HTML">...</text:span></text:p>
      <text:p text:style-name="P104"><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813359128" text:continue-numbering="true" text:style-name="WW8Num18">
        <text:list-item>
          <text:p text:style-name="P43">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388046356" text:continue-numbering="true" text:style-name="WW8Num18">
        <text:list-item>
          <text:p text:style-name="P43">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3">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3">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3">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3">Element publication in the metadata is now optional (to allow for unpublished documents such as individual amendments).</text:p>
        </text:list-item>
        <text:list-item>
          <text:p text:style-name="P43">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3">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877891459" text:style-name="WW8Num16">
        <text:list-item>
          <text:p text:style-name="P103">New preface-level elements: Some new elements have been added to use in prefaces: <text:span text:style-name="Macchina_20_da_20_scrivere_20_HTML">docCommittee, docIntroducer, docStage, docStatus, </text:span><text:soft-page-break/><text:span text:style-name="Macchina_20_da_20_scrivere_20_HTML">docJurisdiction</text:span><text:span text:style-name="T21">,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103">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103">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660181604" text:style-name="WW8Num27">
        <text:list-item>
          <text:p text:style-name="P49">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9">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9">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9">Element <text:span text:style-name="Macchina_20_da_20_scrivere_20_HTML">entity</text:span> is now fully a generic element and requires a <text:span text:style-name="Macchina_20_da_20_scrivere_20_HTML">name</text:span> attribute.</text:p>
        </text:list-item>
        <text:list-item>
          <text:p text:style-name="P49">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9">A new preface inline element has been added, affectedDoc, to specify the document which is affected by this amendment. </text:p>
        </text:list-item>
        <text:list-item>
          <text:p text:style-name="P49">A new inline element, <text:span text:style-name="Macchina_20_da_20_scrivere_20_HTML">relatedDoc</text:span>, has been added for the document discussed within report documents. </text:p>
        </text:list-item>
        <text:list-item>
          <text:p text:style-name="P49">A new inline element, <text:span text:style-name="Macchina_20_da_20_scrivere_20_HTML">change</text:span>, has been added for the changes contained in the face-to-face text of an amendment. </text:p>
        </text:list-item>
        <text:list-item>
          <text:p text:style-name="P49">A new HTML element, <text:span text:style-name="Macchina_20_da_20_scrivere_20_HTML">u</text:span>, has been added with similar use as in HTML, namely, to specify an underline. </text:p>
        </text:list-item>
        <text:list-item>
          <text:p text:style-name="P49">Element <text:span text:style-name="Macchina_20_da_20_scrivere_20_HTML">recordedTime</text:span> is now an inline element and not a marker anymore.</text:p>
        </text:list-item>
        <text:list-item>
          <text:p text:style-name="P49">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oft-page-break/><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744075800" text:continue-list="list388046356" text:style-name="WW8Num18">
        <text:list-item>
          <text:p text:style-name="P43">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3">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3">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561183229" text:continue-numbering="true" text:style-name="WW8Num18">
        <text:list-item>
          <text:p text:style-name="P43">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3">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3">.</text:span></text:p>
        </text:list-item>
        <text:list-item>
          <text:p text:style-name="P43">Element <text:span text:style-name="Macchina_20_da_20_scrivere_20_HTML">from</text:span> was made optional. </text:p>
        </text:list-item>
        <text:list-item>
          <text:p text:style-name="P43">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334833874" text:continue-list="list584857492" text:style-name="WW8Num58">
        <text:list-item>
          <text:p text:style-name="P105">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05">Element <text:span text:style-name="Macchina_20_da_20_scrivere_20_HTML">intro</text:span> does not belong to the content model of element<text:span text:style-name="Macchina_20_da_20_scrivere_20_HTML"> component</text:span> anymore. </text:p>
        </text:list-item>
      </text:list>
      <text:list xml:id="list1204343463" text:continue-list="list561183229" text:style-name="WW8Num18">
        <text:list-item>
          <text:p text:style-name="P106">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608491369" text:continue-list="list1334833874" text:style-name="WW8Num58">
        <text:list-item>
          <text:p text:style-name="P105"><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05"><text:soft-page-break/><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change-end text:change-id="ct139855466275984"/></text:p>
        </text:list-item>
      </text:list>
      <text:h text:style-name="Heading_20_2" text:outline-level="2">Differences between release 9/12/2009 and 21/10/2009</text:h>
      <text:p text:style-name="Standard">This release contains just two minor bug fixes: </text:p>
      <text:list xml:id="list131175416" text:continue-list="list2044175253" text:style-name="WW8Num40">
        <text:list-item>
          <text:p text:style-name="P42">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2">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475197954" text:continue-numbering="true" text:style-name="WW8Num40">
        <text:list-item>
          <text:p text:style-name="P42">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2">Speech-related containers such as <text:span text:style-name="tt">administrationOfOaths, declarationOfVote,</text:span> etc. have been added to the list of containers that can be specified anywhere. </text:p>
        </text:list-item>
        <text:list-item>
          <text:p text:style-name="P42">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2">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2">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42">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text:soft-page-break/>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676346513" text:continue-numbering="true" text:style-name="WW8Num40">
        <text:list-item>
          <text:p text:style-name="P42">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2">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2">Complex types anyOther and anyOtherType, which were identical, have been brought together into one type, anyOtherType. All elements and attributes have been updated accordingly. </text:p>
        </text:list-item>
        <text:list-item>
          <text:p text:style-name="P42">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8">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70"><text:span text:style-name="Macchina_20_da_20_scrivere_20_HTML"><text:span text:style-name="T5">&lt;akomaNtoso xmlns="http://www.akomantoso.org/1.0"&gt;</text:span></text:span></text:p>
      <text:p text:style-name="P70"><text:span text:style-name="Macchina_20_da_20_scrivere_20_HTML"><text:span text:style-name="T5"><text:s text:c="4"/>&lt;act&gt;</text:span></text:span></text:p>
      <text:p text:style-name="P70"><text:span text:style-name="Macchina_20_da_20_scrivere_20_HTML"><text:span text:style-name="T5"><text:s text:c="8"/>...</text:span></text:span></text:p>
      <text:p text:style-name="P70"><text:soft-page-break/><text:span text:style-name="Macchina_20_da_20_scrivere_20_HTML"><text:span text:style-name="T5"><text:s text:c="8"/>&lt;body&gt;</text:span></text:span></text:p>
      <text:p text:style-name="P70"><text:span text:style-name="Macchina_20_da_20_scrivere_20_HTML"><text:span text:style-name="T5"><text:s text:c="12"/>&lt;section id="sect54.a"&gt;</text:span></text:span></text:p>
      <text:p text:style-name="P70"><text:span text:style-name="Macchina_20_da_20_scrivere_20_HTML"><text:span text:style-name="T5"><text:s text:c="16"/>&lt;num&gt;54A&lt;/num&gt;</text:span></text:span></text:p>
      <text:p text:style-name="P70"><text:span text:style-name="Macchina_20_da_20_scrivere_20_HTML"><text:span text:style-name="T5"><text:s text:c="16"/>&lt;heading&gt;Conduct of prosecutions.&lt;/heading&gt;</text:span></text:span></text:p>
      <text:p text:style-name="P70"><text:span text:style-name="Macchina_20_da_20_scrivere_20_HTML"><text:span text:style-name="T5"><text:s text:c="16"/>&lt;clause id="sect54.a-cla1"&gt;</text:span></text:span></text:p>
      <text:p text:style-name="P70"><text:span text:style-name="Macchina_20_da_20_scrivere_20_HTML"><text:span text:style-name="T5"><text:s text:c="20"/>&lt;num&gt;(1)&lt;/num&gt;</text:span></text:span></text:p>
      <text:p text:style-name="P70"><text:span text:style-name="Macchina_20_da_20_scrivere_20_HTML"><text:span text:style-name="T6"><text:s text:c="20"/>&lt;sideNote&gt;Cap 75.&lt;/sideNote&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24"/>&lt;p&gt; Blah blah&lt;/p&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16"/>&lt;/clause&gt;</text:span></text:span></text:p>
      <text:p text:style-name="P70"><text:span text:style-name="Macchina_20_da_20_scrivere_20_HTML"><text:span text:style-name="T5"><text:s text:c="12"/>&lt;/section&gt;</text:span></text:span></text:p>
      <text:p text:style-name="P70"><text:span text:style-name="Macchina_20_da_20_scrivere_20_HTML"><text:span text:style-name="T5"><text:s text:c="8"/>&lt;/body&gt;</text:span></text:span></text:p>
      <text:p text:style-name="P70"><text:span text:style-name="Macchina_20_da_20_scrivere_20_HTML"><text:span text:style-name="T5"><text:s text:c="5"/>&lt;/act&gt;</text:span></text:span></text:p>
      <text:p text:style-name="P70"><text:span text:style-name="Macchina_20_da_20_scrivere_20_HTML"><text:span text:style-name="T5">&lt;/akomaNtoso&gt;</text:span></text:span></text:p>
      <text:p text:style-name="Standard">needs to become: </text:p>
      <text:p text:style-name="P70"><text:span text:style-name="Macchina_20_da_20_scrivere_20_HTML"><text:span text:style-name="T5">&lt;akomaNtoso xmlns="http://www.akomantoso.org/1.0"&gt;</text:span></text:span></text:p>
      <text:p text:style-name="P70"><text:span text:style-name="Macchina_20_da_20_scrivere_20_HTML"><text:span text:style-name="T5"><text:s text:c="4"/>&lt;act&gt;</text:span></text:span></text:p>
      <text:p text:style-name="P70"><text:span text:style-name="Macchina_20_da_20_scrivere_20_HTML"><text:span text:style-name="T5"><text:s text:c="8"/>...</text:span></text:span></text:p>
      <text:p text:style-name="P70"><text:span text:style-name="Macchina_20_da_20_scrivere_20_HTML"><text:span text:style-name="T5"><text:s text:c="8"/>&lt;body&gt;</text:span></text:span></text:p>
      <text:p text:style-name="P70"><text:span text:style-name="Macchina_20_da_20_scrivere_20_HTML"><text:span text:style-name="T5"><text:s text:c="12"/>&lt;section id="sect54.a"&gt;</text:span></text:span></text:p>
      <text:p text:style-name="P70"><text:span text:style-name="Macchina_20_da_20_scrivere_20_HTML"><text:span text:style-name="T5"><text:s text:c="16"/>&lt;num&gt;54A&lt;/num&gt;</text:span></text:span></text:p>
      <text:p text:style-name="P70"><text:span text:style-name="Macchina_20_da_20_scrivere_20_HTML"><text:span text:style-name="T5"><text:s text:c="16"/>&lt;heading&gt;Conduct of prosecutions.&lt;/heading&gt;</text:span></text:span></text:p>
      <text:p text:style-name="P70"><text:span text:style-name="Macchina_20_da_20_scrivere_20_HTML"><text:span text:style-name="T5"><text:s text:c="16"/>&lt;clause </text:span></text:span><text:span text:style-name="Macchina_20_da_20_scrivere_20_HTML"><text:span text:style-name="T6">id="sect54.a-cla1"</text:span></text:span><text:span text:style-name="Macchina_20_da_20_scrivere_20_HTML"><text:span text:style-name="T5">&gt;</text:span></text:span></text:p>
      <text:p text:style-name="P70"><text:span text:style-name="Macchina_20_da_20_scrivere_20_HTML"><text:span text:style-name="T5"><text:s text:c="20"/>&lt;num&gt;(1)&lt;/num&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24"/>&lt;p&gt; Blah blah&lt;/p&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16"/>&lt;/clause&gt;</text:span></text:span></text:p>
      <text:p text:style-name="P70"><text:span text:style-name="Macchina_20_da_20_scrivere_20_HTML"><text:span text:style-name="T5"><text:s text:c="12"/>&lt;/section&gt;</text:span></text:span></text:p>
      <text:p text:style-name="P70"><text:span text:style-name="Macchina_20_da_20_scrivere_20_HTML"><text:span text:style-name="T5"><text:s text:c="8"/>&lt;/body&gt;</text:span></text:span></text:p>
      <text:p text:style-name="P70"><text:span text:style-name="Macchina_20_da_20_scrivere_20_HTML"><text:span text:style-name="T6"><text:s text:c="8"/>&lt;outOfLines&gt;</text:span></text:span></text:p>
      <text:p text:style-name="P70"><text:span text:style-name="Macchina_20_da_20_scrivere_20_HTML"><text:span text:style-name="T6"><text:s text:c="12"/>&lt;outOfLine id="out01" type="sideNote" href="#sect54.a-cla1"&gt;</text:span></text:span></text:p>
      <text:p text:style-name="P70"><text:span text:style-name="Macchina_20_da_20_scrivere_20_HTML"><text:span text:style-name="T6"><text:s text:c="16"/>&lt;p&gt;Cap 75.&lt;/p&gt;</text:span></text:span></text:p>
      <text:p text:style-name="P70"><text:span text:style-name="Macchina_20_da_20_scrivere_20_HTML"><text:span text:style-name="T6"><text:s text:c="12"/>&lt;/outOfLine&gt;</text:span></text:span></text:p>
      <text:p text:style-name="P70"><text:span text:style-name="Macchina_20_da_20_scrivere_20_HTML"><text:span text:style-name="T6"><text:s text:c="8"/>&lt;/outOfLines&gt;</text:span></text:span></text:p>
      <text:p text:style-name="P70"><text:span text:style-name="Macchina_20_da_20_scrivere_20_HTML"><text:span text:style-name="T5"><text:s text:c="4"/>&lt;/act&gt;</text:span></text:span></text:p>
      <text:p text:style-name="P70"><text:span text:style-name="Macchina_20_da_20_scrivere_20_HTML"><text:span text:style-name="T5">&lt;/akomaNtoso&gt;</text:span></text:span></text:p>
      <text:p text:style-name="Standard">Please note three issues: </text:p>
      <text:list xml:id="list1593520862" text:continue-numbering="true" text:style-name="WW8Num40">
        <text:list-item>
          <text:p text:style-name="P42">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2">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2">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8">NOT backward-compatible. Elements have been removed and a whole new section created in all types of documents.</text:span></text:p>
      <text:h text:style-name="Heading_20_3" text:outline-level="3">Content model reorganization for speeches</text:h>
      <text:p text:style-name="P63">After being shown an Australian judgement that was really a dialogue between the judge <text:soft-page-break/>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8">IS backward-compatible. Content models have been expanded.</text:span></text:p>
      <text:h text:style-name="Heading_20_3" text:outline-level="3">New inline elements</text:h>
      <text:p text:style-name="Standard">A number of new inline elements have been added to this release: </text:p>
      <text:list xml:id="list700315298" text:style-name="WW8Num53">
        <text:list-item>
          <text:p text:style-name="P50">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50">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50">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50">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50">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8">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8">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text:soft-page-break/>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8">NOT backward-compatible. Element names have been changed.</text:span></text:p>
      <text:h text:style-name="Heading_20_3" text:outline-level="3">Bug fixes</text:h>
      <text:list xml:id="list1872705272" text:style-name="WW8Num22">
        <text:list-item>
          <text:p text:style-name="P51">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p>
        </text:list-item>
        <text:list-item>
          <text:p text:style-name="P51">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8">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4">Content differences:</text:p>
      <text:list xml:id="list1787314084" text:continue-list="list1304328849" text:style-name="WW8Num15">
        <text:list-item>
          <text:p text:style-name="P38">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8">All Top Level Classes have now a proposed syntax for IDs (that was up to this day only mentioned as TBD). </text:p>
        </text:list-item>
        <text:list-item>
          <text:p text:style-name="P38">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8">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8">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8">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64">Case differences (specific to the camelCase release):</text:p>
      <text:list xml:id="list987709794" text:continue-numbering="true" text:style-name="WW8Num15">
        <text:list-item>
          <text:p text:style-name="P38">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203977993" text:style-name="WW8Num33">
        <text:list-item>
          <text:p text:style-name="P52"><text:soft-page-break/>A name that is composed of a simple term is all in lowercase (e.g., <text:span text:style-name="Macchina_20_da_20_scrivere_20_HTML">section, act, publication</text:span>).</text:p>
        </text:list-item>
        <text:list-item>
          <text:p text:style-name="P52">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52">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398131479" text:continue-list="list987709794" text:style-name="WW8Num15">
        <text:list-item>
          <text:p text:style-name="P38">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8">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7">Most of the modifications accept and organize the proposal from Monica Palmirani in a document called “Common Open Standard for Judgments”. </text:p>
      <text:p text:style-name="Standard">Modifications unrelated to the judgment we find: </text:p>
      <text:list xml:id="list940179317" text:continue-numbering="true" text:style-name="WW8Num15">
        <text:list-item>
          <text:p text:style-name="P38">A new element for debate documents called <text:span text:style-name="Macchina_20_da_20_scrivere_20_HTML">DeclarationofVote</text:span></text:p>
        </text:list-item>
        <text:list-item>
          <text:p text:style-name="P38">A new element <text:span text:style-name="Macchina_20_da_20_scrivere_20_HTML">this</text:span> is added in all FRBR levels to report the URI of the specific component where the metadata block is found</text:p>
        </text:list-item>
        <text:list-item>
          <text:p text:style-name="P38">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8">Modifications related to the judgment as specified in Palmirani’s document are: </text:p>
      <text:list xml:id="list1179082989" text:style-name="WW8Num26">
        <text:list-item>
          <text:p text:style-name="P53">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53">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53">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53">An additional metadata element, <text:span text:style-name="Macchina_20_da_20_scrivere_20_HTML">workflow</text:span>, and its repeatable child <text:span text:style-name="Macchina_20_da_20_scrivere_20_HTML">action</text:span> have been added. </text:p>
        </text:list-item>
      </text:list>
      <text:p text:style-name="P109"><text:soft-page-break/>Some modifications diverge from Palmirani’s proposal, as follows:</text:p>
      <text:list xml:id="list1025856149" text:style-name="WW8Num57">
        <text:list-item>
          <text:p text:style-name="P54">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54">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54">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9">Open issues are as follows: </text:p>
      <text:list xml:id="list1408348933" text:style-name="WW8Num62">
        <text:list-item>
          <text:p text:style-name="P55">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4">http://en.wikipedia.org/wiki/Judgment_%28law%29</text:span></text:span></text:a><text:span text:style-name="T24">: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5">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043738355" text:style-name="WW8Num21">
        <text:list-item>
          <text:p text:style-name="P56">Element <text:span text:style-name="Macchina_20_da_20_scrivere_20_HTML">clauses</text:span> has been renamed into <text:span text:style-name="Macchina_20_da_20_scrivere_20_HTML">body</text:span>. NOT BACKWARD COMPATIBLE</text:p>
        </text:list-item>
        <text:list-item>
          <text:p text:style-name="P56">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10">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6">A new element <text:span text:style-name="Macchina_20_da_20_scrivere_20_HTML">content</text:span> is added to connect the list of hierarchical elements to their actual textual content. Any hierarchical element can contain either other hierarchical <text:soft-page-break/>elements or the <text:span text:style-name="Macchina_20_da_20_scrivere_20_HTML">content</text:span> element which contains blocks. NOT BACKWARD COMPATIBLE</text:p>
        </text:list-item>
        <text:list-item>
          <text:p text:style-name="P56">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6">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6">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6">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6">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6">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6">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6">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6">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6">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6">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6"><text:soft-page-break/>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6">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298420376" text:style-name="WW8Num14">
        <text:list-item>
          <text:p text:style-name="P57"><text:soft-page-break/>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7">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7">Element <text:span text:style-name="Macchina_20_da_20_scrivere_20_HTML">ActDate</text:span> now has a <text:span text:style-name="Macchina_20_da_20_scrivere_20_HTML">date</text:span> attribute for normalized dates. </text:p>
        </text:list-item>
        <text:list-item>
          <text:p text:style-name="P57">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873547769" text:continue-numbering="true" text:style-name="WW8Num14">
        <text:list-item>
          <text:p text:style-name="P57">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7"><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7"><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7"><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7">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7">A new textual modification has been added, <text:span text:style-name="Macchina_20_da_20_scrivere_20_HTML">Renumbering</text:span>. </text:p>
        </text:list-item>
        <text:list-item>
          <text:p text:style-name="P57">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7">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819721149" text:style-name="WW8Num43">
        <text:list-item>
          <text:p text:style-name="P58">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8">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8">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8">The attribute <text:span text:style-name="Macchina_20_da_20_scrivere_20_HTML">numbering</text:span> has been removed because of doubts of its real usefulness. Can be reinstated if found needed. </text:p>
        </text:list-item>
        <text:list-item>
          <text:p text:style-name="P58">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8"><text:soft-page-break/>The content model of all metadata elements has been simplified removing the attributes for style and enactment that made little sense for them. </text:p>
        </text:list-item>
        <text:list-item>
          <text:p text:style-name="P58">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8">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8">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8">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8">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8"><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8"><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252331176" text:style-name="WW8Num32">
        <text:list-item>
          <text:p text:style-name="P59">The <text:span text:style-name="Macchina_20_da_20_scrivere_20_HTML">mod</text:span> element has been included in the list of inline elements and now can actually be used.</text:p>
        </text:list-item>
        <text:list-item>
          <text:p text:style-name="P59">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9">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soft-page-break/>Differences between release 16/05/2006 and 25/04/2006</text:h>
      <text:list xml:id="list1876318249" text:style-name="WW8Num39">
        <text:list-item>
          <text:p text:style-name="P60">The content model of the debate now has also answers and others and comments. </text:p>
        </text:list-item>
        <text:list-item>
          <text:p text:style-name="P60">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0">Ids in speeches, questions, answers, and others is now optional instead of required. </text:p>
        </text:list-item>
        <text:list-item>
          <text:p text:style-name="P60">The <text:span text:style-name="T25">li</text:span> element now allows also paragraphs (<text:span text:style-name="T25">p</text:span> elements)</text:p>
        </text:list-item>
        <text:list-item>
          <text:p text:style-name="P60">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0">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0">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03628242" text:style-name="WW8Num37">
        <text:list-item>
          <text:p text:style-name="P61">All references to PAPI have been removed and substituted with Akoma Ntoso, both in the schema documents and the documentation (in the following forms: <text:span text:style-name="code">akomantoso</text:span>, AKOMA NTOSO, and AN). </text:p>
        </text:list-item>
        <text:list-item>
          <text:p text:style-name="P61">After registering the proper domain name, the namespace for Akoma Ntoso documents is now <text:span text:style-name="code">http://www.akomantoso.org/1.0</text:span>. </text:p>
        </text:list-item>
        <text:list-item>
          <text:p text:style-name="P61">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118409435" text:style-name="WW8Num45">
        <text:list-item>
          <text:p text:style-name="P62">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62">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62">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62">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62"><text:soft-page-break/>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62">A new element <text:span text:style-name="code">&lt;subtitle&gt;</text:span> has been added for hierarchical structures that contain subtitles in addition to number and title. </text:p>
        </text:list-item>
        <text:list-item>
          <text:p text:style-name="P62">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62">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62">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241551760" text:continue-numbering="true" text:style-name="WW8Num45">
        <text:list-item>
          <text:p text:style-name="P62">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62">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62">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62">A new marker element has been added, <text:span text:style-name="code">recordedTime</text:span>, to handle the specification, anywhere in the text, of the moment in which the remark, agenda item or question was proposed. </text:p>
        </text:list-item>
        <text:list-item>
          <text:p text:style-name="P62">A new section of meta elements has been added, <text:span text:style-name="code">persons</text:span>, to list all the people whose remarks have been recorded in the minutes or reports. </text:p>
        </text:list-item>
        <text:list-item>
          <text:p text:style-name="P62">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60z1" style:family="text">
      <style:text-properties style:font-name="Courier New" style:font-name-complex="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3z1" style:family="text">
      <style:text-properties style:font-name="Courier New"/>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0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1-07-15T10:40:00</dc:date>
    <meta:editing-cycles>652</meta:editing-cycles>
    <meta:editing-duration>P3DT17H3M</meta:editing-duration>
    <meta:document-statistic meta:table-count="1" meta:image-count="0" meta:object-count="0" meta:page-count="61" meta:paragraph-count="1061" meta:word-count="26734" meta:character-count="173234"/>
    <meta:generator>OpenOffice.org/3.3$Unix OpenOffice.org_project/330m20$Build-9567</meta:generator>
  </office:meta>
</office:document-meta>
</file>